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3.27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12" style:family="table-cell" style:parent-style-name="Default" style:data-style-name="N100">
      <style:table-cell-properties fo:background-color="#ffffd7" fo:border="0.74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0" style:family="table-cell" style:parent-style-name="Default" style:data-style-name="N100">
      <style:table-cell-properties fo:border="0.74pt solid #000000"/>
      <style:text-properties style:text-line-through-style="solid" style:text-line-through-type="single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3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2];[$T_Devices.$A:.$H];2)" office:value-type="string" office:string-value="Device" calcext:value-type="string">
            <text:p>Device</text:p>
          </table:table-cell>
          <table:table-cell table:style-name="ce12" table:formula="of:=VLOOKUP([.$A2];[$T_Devices.$A:.$H];3)" office:value-type="string" office:string-value="External" calcext:value-type="string">
            <text:p>External</text:p>
          </table:table-cell>
          <table:table-cell table:style-name="ce12" table:formula="of:=VLOOKUP([.$A2];[$T_Devices.$A:.$H];4)" office:value-type="string" office:string-value="Service Battery" calcext:value-type="string">
            <text:p>Service Battery</text:p>
          </table:table-cell>
          <table:table-cell table:style-name="ce12" table:formula="of:=VLOOKUP([.$A2];[$T_Devices.$A:.$H];7)" office:value-type="string" office:string-value="OK" calcext:value-type="string">
            <text:p>OK</text:p>
          </table:table-cell>
          <table:table-cell table:style-name="ce12" table:formula="of:=VLOOKUP([.$A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External" calcext:value-type="string">
            <text:p>External</text:p>
          </table:table-cell>
          <table:table-cell table:style-name="ce12" table:formula="of:=VLOOKUP([.$A3];[$T_Devices.$A:.$H];4)" office:value-type="string" office:string-value="Solar Panels" calcext:value-type="string">
            <text:p>Solar Panels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External" calcext:value-type="string">
            <text:p>External</text:p>
          </table:table-cell>
          <table:table-cell table:style-name="ce12" table:formula="of:=VLOOKUP([.$A4];[$T_Devices.$A:.$H];4)" office:value-type="string" office:string-value="Vehicle Battery" calcext:value-type="string">
            <text:p>Vehicle Battery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1</text:p>
          </table:table-cell>
          <table:table-cell table:style-name="ce12" table:formula="of:=VLOOKUP([.$A5];[$T_Wires.$A:.$P];2)" office:value-type="string" office:string-value="Wire" calcext:value-type="string">
            <text:p>Wire</text:p>
          </table:table-cell>
          <table:table-cell table:style-name="ce12" table:formula="of:=VLOOKUP([.$A5];[$T_Wires.$A:.$P];3)" office:value-type="string" office:string-value="External" calcext:value-type="string">
            <text:p>External</text:p>
          </table:table-cell>
          <table:table-cell table:style-name="ce12" table:formula="of:=VLOOKUP([.$A5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5];[$T_Wires.$A:.$P];15)" office:value-type="string" office:string-value="OK" calcext:value-type="string">
            <text:p>OK</text:p>
          </table:table-cell>
          <table:table-cell table:style-name="ce12" table:formula="of:=VLOOKUP([.$A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2</text:p>
          </table:table-cell>
          <table:table-cell table:style-name="ce12" table:formula="of:=VLOOKUP([.$A6];[$T_Wires.$A:.$P];2)" office:value-type="string" office:string-value="Wire" calcext:value-type="string">
            <text:p>Wire</text:p>
          </table:table-cell>
          <table:table-cell table:style-name="ce12" table:formula="of:=VLOOKUP([.$A6];[$T_Wires.$A:.$P];3)" office:value-type="string" office:string-value="External" calcext:value-type="string">
            <text:p>External</text:p>
          </table:table-cell>
          <table:table-cell table:style-name="ce12" table:formula="of:=VLOOKUP([.$A6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6];[$T_Wires.$A:.$P];15)" office:value-type="string" office:string-value="OK" calcext:value-type="string">
            <text:p>OK</text:p>
          </table:table-cell>
          <table:table-cell table:style-name="ce12" table:formula="of:=VLOOKUP([.$A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3</text:p>
          </table:table-cell>
          <table:table-cell table:style-name="ce12" table:formula="of:=VLOOKUP([.$A7];[$T_Wires.$A:.$P];2)" office:value-type="string" office:string-value="Wire" calcext:value-type="string">
            <text:p>Wire</text:p>
          </table:table-cell>
          <table:table-cell table:style-name="ce12" table:formula="of:=VLOOKUP([.$A7];[$T_Wires.$A:.$P];3)" office:value-type="string" office:string-value="External" calcext:value-type="string">
            <text:p>External</text:p>
          </table:table-cell>
          <table:table-cell table:style-name="ce12" table:formula="of:=VLOOKUP([.$A7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7];[$T_Wires.$A:.$P];15)" office:value-type="string" office:string-value="TODO" calcext:value-type="string">
            <text:p>TODO</text:p>
          </table:table-cell>
          <table:table-cell table:style-name="ce12" table:formula="of:=VLOOKUP([.$A7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4</text:p>
          </table:table-cell>
          <table:table-cell table:style-name="ce12" table:formula="of:=VLOOKUP([.$A8];[$T_Wires.$A:.$P];2)" office:value-type="string" office:string-value="Wire" calcext:value-type="string">
            <text:p>Wire</text:p>
          </table:table-cell>
          <table:table-cell table:style-name="ce12" table:formula="of:=VLOOKUP([.$A8];[$T_Wires.$A:.$P];3)" office:value-type="string" office:string-value="External" calcext:value-type="string">
            <text:p>External</text:p>
          </table:table-cell>
          <table:table-cell table:style-name="ce12" table:formula="of:=VLOOKUP([.$A8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8];[$T_Wires.$A:.$P];15)" office:value-type="string" office:string-value="TODO" calcext:value-type="string">
            <text:p>TODO</text:p>
          </table:table-cell>
          <table:table-cell table:style-name="ce12" table:formula="of:=VLOOKUP([.$A8];[$T_Wires.$A:.$P];16)" office:value-type="string" office:string-value="Fix Cables" calcext:value-type="string">
            <text:p>Fix C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5</text:p>
          </table:table-cell>
          <table:table-cell table:style-name="ce12" table:formula="of:=VLOOKUP([.$A9];[$T_Wires.$A:.$P];2)" office:value-type="string" office:string-value="Wire" calcext:value-type="string">
            <text:p>Wire</text:p>
          </table:table-cell>
          <table:table-cell table:style-name="ce12" table:formula="of:=VLOOKUP([.$A9];[$T_Wires.$A:.$P];3)" office:value-type="string" office:string-value="External" calcext:value-type="string">
            <text:p>External</text:p>
          </table:table-cell>
          <table:table-cell table:style-name="ce12" table:formula="of:=VLOOKUP([.$A9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9];[$T_Wires.$A:.$P];15)" office:value-type="string" office:string-value="OK" calcext:value-type="string">
            <text:p>OK</text:p>
          </table:table-cell>
          <table:table-cell table:style-name="ce12" table:formula="of:=VLOOKUP([.$A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xt_W06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External" calcext:value-type="string">
            <text:p>External</text:p>
          </table:table-cell>
          <table:table-cell table:style-name="ce12" table:formula="of:=VLOOKUP([.$A10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10];[$T_Wires.$A:.$P];15)" office:value-type="string" office:string-value="OK" calcext:value-type="string">
            <text:p>OK</text:p>
          </table:table-cell>
          <table:table-cell table:style-name="ce12" table:formula="of:=VLOOKUP([.$A1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1</text:p>
          </table:table-cell>
          <table:table-cell table:style-name="ce12" table:formula="of:=VLOOKUP([.$A11];[$T_Connectors.$A:.$H];2)" office:value-type="string" office:string-value="Conn" calcext:value-type="string">
            <text:p>Conn</text:p>
          </table:table-cell>
          <table:table-cell table:style-name="ce12" table:formula="of:=VLOOKUP([.$A11];[$T_Connectors.$A:.$H];3)" office:value-type="string" office:string-value="IntBox" calcext:value-type="string">
            <text:p>IntBox</text:p>
          </table:table-cell>
          <table:table-cell table:style-name="ce12" table:formula="of:=VLOOKUP([.$A11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11];[$T_Connectors.$A:.$H];7)" office:value-type="string" office:string-value="TODO" calcext:value-type="string">
            <text:p>TODO</text:p>
          </table:table-cell>
          <table:table-cell table:style-name="ce12" table:formula="of:=VLOOKUP([.$A11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2</text:p>
          </table:table-cell>
          <table:table-cell table:style-name="ce12" table:formula="of:=VLOOKUP([.$A12];[$T_Connectors.$A:.$H];2)" office:value-type="string" office:string-value="Conn" calcext:value-type="string">
            <text:p>Conn</text:p>
          </table:table-cell>
          <table:table-cell table:style-name="ce12" table:formula="of:=VLOOKUP([.$A12];[$T_Connectors.$A:.$H];3)" office:value-type="string" office:string-value="IntBox" calcext:value-type="string">
            <text:p>IntBox</text:p>
          </table:table-cell>
          <table:table-cell table:style-name="ce12" table:formula="of:=VLOOKUP([.$A12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12];[$T_Connectors.$A:.$H];7)" office:value-type="string" office:string-value="TODO" calcext:value-type="string">
            <text:p>TODO</text:p>
          </table:table-cell>
          <table:table-cell table:style-name="ce12" table:formula="of:=VLOOKUP([.$A12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3</text:p>
          </table:table-cell>
          <table:table-cell table:style-name="ce12" table:formula="of:=VLOOKUP([.$A13];[$T_Connectors.$A:.$H];2)" office:value-type="string" office:string-value="Conn" calcext:value-type="string">
            <text:p>Conn</text:p>
          </table:table-cell>
          <table:table-cell table:style-name="ce12" table:formula="of:=VLOOKUP([.$A13];[$T_Connectors.$A:.$H];3)" office:value-type="string" office:string-value="IntBox" calcext:value-type="string">
            <text:p>IntBox</text:p>
          </table:table-cell>
          <table:table-cell table:style-name="ce12" table:formula="of:=VLOOKUP([.$A13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13];[$T_Connectors.$A:.$H];7)" office:value-type="string" office:string-value="TODO" calcext:value-type="string">
            <text:p>TODO</text:p>
          </table:table-cell>
          <table:table-cell table:style-name="ce12" table:formula="of:=VLOOKUP([.$A13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4</text:p>
          </table:table-cell>
          <table:table-cell table:style-name="ce12" table:formula="of:=VLOOKUP([.$A14];[$T_Connectors.$A:.$H];2)" office:value-type="string" office:string-value="Conn" calcext:value-type="string">
            <text:p>Conn</text:p>
          </table:table-cell>
          <table:table-cell table:style-name="ce12" table:formula="of:=VLOOKUP([.$A14];[$T_Connectors.$A:.$H];3)" office:value-type="string" office:string-value="IntBox" calcext:value-type="string">
            <text:p>IntBox</text:p>
          </table:table-cell>
          <table:table-cell table:style-name="ce12" table:formula="of:=VLOOKUP([.$A14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14];[$T_Connectors.$A:.$H];7)" office:value-type="string" office:string-value="TODO" calcext:value-type="string">
            <text:p>TODO</text:p>
          </table:table-cell>
          <table:table-cell table:style-name="ce12" table:formula="of:=VLOOKUP([.$A14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5</text:p>
          </table:table-cell>
          <table:table-cell table:style-name="ce12" table:formula="of:=VLOOKUP([.$A15];[$T_Connectors.$A:.$H];2)" office:value-type="string" office:string-value="Conn" calcext:value-type="string">
            <text:p>Conn</text:p>
          </table:table-cell>
          <table:table-cell table:style-name="ce12" table:formula="of:=VLOOKUP([.$A15];[$T_Connectors.$A:.$H];3)" office:value-type="string" office:string-value="IntBox" calcext:value-type="string">
            <text:p>IntBox</text:p>
          </table:table-cell>
          <table:table-cell table:style-name="ce12" table:formula="of:=VLOOKUP([.$A15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15];[$T_Connectors.$A:.$H];7)" office:value-type="string" office:string-value="TODO" calcext:value-type="string">
            <text:p>TODO</text:p>
          </table:table-cell>
          <table:table-cell table:style-name="ce12" table:formula="of:=VLOOKUP([.$A15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6</text:p>
          </table:table-cell>
          <table:table-cell table:style-name="ce12" table:formula="of:=VLOOKUP([.$A16];[$T_Connectors.$A:.$H];2)" office:value-type="string" office:string-value="Conn" calcext:value-type="string">
            <text:p>Conn</text:p>
          </table:table-cell>
          <table:table-cell table:style-name="ce12" table:formula="of:=VLOOKUP([.$A16];[$T_Connectors.$A:.$H];3)" office:value-type="string" office:string-value="IntBox" calcext:value-type="string">
            <text:p>IntBox</text:p>
          </table:table-cell>
          <table:table-cell table:style-name="ce12" table:formula="of:=VLOOKUP([.$A16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16];[$T_Connectors.$A:.$H];7)" office:value-type="string" office:string-value="TODO" calcext:value-type="string">
            <text:p>TODO</text:p>
          </table:table-cell>
          <table:table-cell table:style-name="ce12" table:formula="of:=VLOOKUP([.$A16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7</text:p>
          </table:table-cell>
          <table:table-cell table:style-name="ce12" table:formula="of:=VLOOKUP([.$A17];[$T_Connectors.$A:.$H];2)" office:value-type="string" office:string-value="Conn" calcext:value-type="string">
            <text:p>Conn</text:p>
          </table:table-cell>
          <table:table-cell table:style-name="ce12" table:formula="of:=VLOOKUP([.$A17];[$T_Connectors.$A:.$H];3)" office:value-type="string" office:string-value="IntBox" calcext:value-type="string">
            <text:p>IntBox</text:p>
          </table:table-cell>
          <table:table-cell table:style-name="ce12" table:formula="of:=VLOOKUP([.$A17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17];[$T_Connectors.$A:.$H];7)" office:value-type="string" office:string-value="TODO" calcext:value-type="string">
            <text:p>TODO</text:p>
          </table:table-cell>
          <table:table-cell table:style-name="ce12" table:formula="of:=VLOOKUP([.$A17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C08</text:p>
          </table:table-cell>
          <table:table-cell table:style-name="ce12" table:formula="of:=VLOOKUP([.$A18];[$T_Connectors.$A:.$H];2)" office:value-type="string" office:string-value="Conn" calcext:value-type="string">
            <text:p>Conn</text:p>
          </table:table-cell>
          <table:table-cell table:style-name="ce12" table:formula="of:=VLOOKUP([.$A18];[$T_Connectors.$A:.$H];3)" office:value-type="string" office:string-value="IntBox" calcext:value-type="string">
            <text:p>IntBox</text:p>
          </table:table-cell>
          <table:table-cell table:style-name="ce12" table:formula="of:=VLOOKUP([.$A18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18];[$T_Connectors.$A:.$H];7)" office:value-type="string" office:string-value="TODO" calcext:value-type="string">
            <text:p>TODO</text:p>
          </table:table-cell>
          <table:table-cell table:style-name="ce12" table:formula="of:=VLOOKUP([.$A18];[$T_Connectors.$A:.$H];8)" office:value-type="string" office:string-value="Find good connector" calcext:value-type="string">
            <text:p>Find good connector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19];[$T_Devices.$A:.$H];2)" office:value-type="string" office:string-value="Device" calcext:value-type="string">
            <text:p>Device</text:p>
          </table:table-cell>
          <table:table-cell table:style-name="ce12" table:formula="of:=VLOOKUP([.$A19];[$T_Devices.$A:.$H];3)" office:value-type="string" office:string-value="IntBox" calcext:value-type="string">
            <text:p>IntBox</text:p>
          </table:table-cell>
          <table:table-cell table:style-name="ce12" table:formula="of:=VLOOKUP([.$A19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19];[$T_Devices.$A:.$H];7)" office:value-type="string" office:string-value="OK" calcext:value-type="string">
            <text:p>OK</text:p>
          </table:table-cell>
          <table:table-cell table:style-name="ce12" table:formula="of:=VLOOKUP([.$A19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20];[$T_Devices.$A:.$H];2)" office:value-type="string" office:string-value="Device" calcext:value-type="string">
            <text:p>Device</text:p>
          </table:table-cell>
          <table:table-cell table:style-name="ce12" table:formula="of:=VLOOKUP([.$A20];[$T_Devices.$A:.$H];3)" office:value-type="string" office:string-value="IntBox" calcext:value-type="string">
            <text:p>IntBox</text:p>
          </table:table-cell>
          <table:table-cell table:style-name="ce12" table:formula="of:=VLOOKUP([.$A20];[$T_Devices.$A:.$H];4)" office:value-type="string" office:string-value="GPIO Expansion" calcext:value-type="string">
            <text:p>GPIO Expansion</text:p>
          </table:table-cell>
          <table:table-cell table:style-name="ce12" table:formula="of:=VLOOKUP([.$A20];[$T_Devices.$A:.$H];7)" office:value-type="string" office:string-value="OK" calcext:value-type="string">
            <text:p>OK</text:p>
          </table:table-cell>
          <table:table-cell table:style-name="ce12" table:formula="of:=VLOOKUP([.$A20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21];[$T_Devices.$A:.$H];2)" office:value-type="string" office:string-value="Device" calcext:value-type="string">
            <text:p>Device</text:p>
          </table:table-cell>
          <table:table-cell table:style-name="ce12" table:formula="of:=VLOOKUP([.$A21];[$T_Devices.$A:.$H];3)" office:value-type="string" office:string-value="IntBox" calcext:value-type="string">
            <text:p>IntBox</text:p>
          </table:table-cell>
          <table:table-cell table:style-name="ce12" table:formula="of:=VLOOKUP([.$A21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21];[$T_Devices.$A:.$H];7)" office:value-type="string" office:string-value="TODO" calcext:value-type="string">
            <text:p>TODO</text:p>
          </table:table-cell>
          <table:table-cell table:style-name="ce12" table:formula="of:=VLOOKUP([.$A21];[$T_Devices.$A:.$H];8)" office:value-type="string" office:string-value="Find how to connect 2mm2 cables" calcext:value-type="string">
            <text:p>Find how to connect 2mm2 cabl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22];[$T_Devices.$A:.$H];2)" office:value-type="string" office:string-value="Device" calcext:value-type="string">
            <text:p>Device</text:p>
          </table:table-cell>
          <table:table-cell table:style-name="ce12" table:formula="of:=VLOOKUP([.$A22];[$T_Devices.$A:.$H];3)" office:value-type="string" office:string-value="IntBox" calcext:value-type="string">
            <text:p>IntBox</text:p>
          </table:table-cell>
          <table:table-cell table:style-name="ce12" table:formula="of:=VLOOKUP([.$A22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22];[$T_Devices.$A:.$H];7)" office:value-type="string" office:string-value="OK" calcext:value-type="string">
            <text:p>OK</text:p>
          </table:table-cell>
          <table:table-cell table:style-name="ce12" table:formula="of:=VLOOKUP([.$A2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23];[$T_Fuses.$A:.$H];2)" office:value-type="string" office:string-value="Fuse" calcext:value-type="string">
            <text:p>Fuse</text:p>
          </table:table-cell>
          <table:table-cell table:style-name="ce12" table:formula="of:=VLOOKUP([.$A23];[$T_Fuses.$A:.$H];3)" office:value-type="string" office:string-value="IntBox" calcext:value-type="string">
            <text:p>IntBox</text:p>
          </table:table-cell>
          <table:table-cell table:style-name="ce12" table:formula="of:=VLOOKUP([.$A23];[$T_Fuses.$A:.$H];4)" office:value-type="string" office:string-value="Fuse Integration Box" calcext:value-type="string">
            <text:p>Fuse Integration Box</text:p>
          </table:table-cell>
          <table:table-cell table:style-name="ce12" table:formula="of:=VLOOKUP([.$A23];[$T_Fuses.$A:.$H];7)" office:value-type="string" office:string-value="OK" calcext:value-type="string">
            <text:p>OK</text:p>
          </table:table-cell>
          <table:table-cell table:style-name="ce12" table:formula="of:=VLOOKUP([.$A23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24];[$T_Fuses.$A:.$H];2)" office:value-type="string" office:string-value="Fuse" calcext:value-type="string">
            <text:p>Fuse</text:p>
          </table:table-cell>
          <table:table-cell table:style-name="ce12" table:formula="of:=VLOOKUP([.$A24];[$T_Fuses.$A:.$H];3)" office:value-type="string" office:string-value="IntBox" calcext:value-type="string">
            <text:p>IntBox</text:p>
          </table:table-cell>
          <table:table-cell table:style-name="ce12" table:formula="of:=VLOOKUP([.$A24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24];[$T_Fuses.$A:.$H];7)" office:value-type="string" office:string-value="OK" calcext:value-type="string">
            <text:p>OK</text:p>
          </table:table-cell>
          <table:table-cell table:style-name="ce12" table:formula="of:=VLOOKUP([.$A24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25];[$T_Fuses.$A:.$H];2)" office:value-type="string" office:string-value="Fuse" calcext:value-type="string">
            <text:p>Fuse</text:p>
          </table:table-cell>
          <table:table-cell table:style-name="ce12" table:formula="of:=VLOOKUP([.$A25];[$T_Fuses.$A:.$H];3)" office:value-type="string" office:string-value="IntBox" calcext:value-type="string">
            <text:p>IntBox</text:p>
          </table:table-cell>
          <table:table-cell table:style-name="ce12" table:formula="of:=VLOOKUP([.$A25];[$T_Fuses.$A:.$H];4)" office:value-type="string" office:string-value="Fuse Light 1" calcext:value-type="string">
            <text:p>Fuse Light 1</text:p>
          </table:table-cell>
          <table:table-cell table:style-name="ce12" table:formula="of:=VLOOKUP([.$A25];[$T_Fuses.$A:.$H];7)" office:value-type="string" office:string-value="OK" calcext:value-type="string">
            <text:p>OK</text:p>
          </table:table-cell>
          <table:table-cell table:style-name="ce12" table:formula="of:=VLOOKUP([.$A25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26];[$T_Fuses.$A:.$H];2)" office:value-type="string" office:string-value="Fuse" calcext:value-type="string">
            <text:p>Fuse</text:p>
          </table:table-cell>
          <table:table-cell table:style-name="ce12" table:formula="of:=VLOOKUP([.$A26];[$T_Fuses.$A:.$H];3)" office:value-type="string" office:string-value="IntBox" calcext:value-type="string">
            <text:p>IntBox</text:p>
          </table:table-cell>
          <table:table-cell table:style-name="ce12" table:formula="of:=VLOOKUP([.$A26];[$T_Fuses.$A:.$H];4)" office:value-type="string" office:string-value="Fuse Light 2" calcext:value-type="string">
            <text:p>Fuse Light 2</text:p>
          </table:table-cell>
          <table:table-cell table:style-name="ce12" table:formula="of:=VLOOKUP([.$A26];[$T_Fuses.$A:.$H];7)" office:value-type="string" office:string-value="OK" calcext:value-type="string">
            <text:p>OK</text:p>
          </table:table-cell>
          <table:table-cell table:style-name="ce12" table:formula="of:=VLOOKUP([.$A26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27];[$T_Fuses.$A:.$H];2)" office:value-type="string" office:string-value="Fuse" calcext:value-type="string">
            <text:p>Fuse</text:p>
          </table:table-cell>
          <table:table-cell table:style-name="ce12" table:formula="of:=VLOOKUP([.$A27];[$T_Fuses.$A:.$H];3)" office:value-type="string" office:string-value="IntBox" calcext:value-type="string">
            <text:p>IntBox</text:p>
          </table:table-cell>
          <table:table-cell table:style-name="ce12" table:formula="of:=VLOOKUP([.$A27];[$T_Fuses.$A:.$H];4)" office:value-type="string" office:string-value="Fuse Fan 1" calcext:value-type="string">
            <text:p>Fuse Fan 1</text:p>
          </table:table-cell>
          <table:table-cell table:style-name="ce12" table:formula="of:=VLOOKUP([.$A27];[$T_Fuses.$A:.$H];7)" office:value-type="string" office:string-value="OK" calcext:value-type="string">
            <text:p>OK</text:p>
          </table:table-cell>
          <table:table-cell table:style-name="ce12" table:formula="of:=VLOOKUP([.$A27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28];[$T_Fuses.$A:.$H];2)" office:value-type="string" office:string-value="Fuse" calcext:value-type="string">
            <text:p>Fuse</text:p>
          </table:table-cell>
          <table:table-cell table:style-name="ce12" table:formula="of:=VLOOKUP([.$A28];[$T_Fuses.$A:.$H];3)" office:value-type="string" office:string-value="IntBox" calcext:value-type="string">
            <text:p>IntBox</text:p>
          </table:table-cell>
          <table:table-cell table:style-name="ce12" table:formula="of:=VLOOKUP([.$A28];[$T_Fuses.$A:.$H];4)" office:value-type="string" office:string-value="Fuse Fan 2" calcext:value-type="string">
            <text:p>Fuse Fan 2</text:p>
          </table:table-cell>
          <table:table-cell table:style-name="ce12" table:formula="of:=VLOOKUP([.$A28];[$T_Fuses.$A:.$H];7)" office:value-type="string" office:string-value="OK" calcext:value-type="string">
            <text:p>OK</text:p>
          </table:table-cell>
          <table:table-cell table:style-name="ce12" table:formula="of:=VLOOKUP([.$A28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29];[$T_Fuses.$A:.$H];2)" office:value-type="string" office:string-value="Fuse" calcext:value-type="string">
            <text:p>Fuse</text:p>
          </table:table-cell>
          <table:table-cell table:style-name="ce12" table:formula="of:=VLOOKUP([.$A29];[$T_Fuses.$A:.$H];3)" office:value-type="string" office:string-value="IntBox" calcext:value-type="string">
            <text:p>IntBox</text:p>
          </table:table-cell>
          <table:table-cell table:style-name="ce12" table:formula="of:=VLOOKUP([.$A29];[$T_Fuses.$A:.$H];4)" office:value-type="string" office:string-value="Fuse Fridge" calcext:value-type="string">
            <text:p>Fuse Fridge</text:p>
          </table:table-cell>
          <table:table-cell table:style-name="ce12" table:formula="of:=VLOOKUP([.$A29];[$T_Fuses.$A:.$H];7)" office:value-type="string" office:string-value="OK" calcext:value-type="string">
            <text:p>OK</text:p>
          </table:table-cell>
          <table:table-cell table:style-name="ce12" table:formula="of:=VLOOKUP([.$A29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30];[$T_Fuses.$A:.$H];2)" office:value-type="string" office:string-value="Fuse" calcext:value-type="string">
            <text:p>Fuse</text:p>
          </table:table-cell>
          <table:table-cell table:style-name="ce12" table:formula="of:=VLOOKUP([.$A30];[$T_Fuses.$A:.$H];3)" office:value-type="string" office:string-value="IntBox" calcext:value-type="string">
            <text:p>IntBox</text:p>
          </table:table-cell>
          <table:table-cell table:style-name="ce12" table:formula="of:=VLOOKUP([.$A30];[$T_Fuses.$A:.$H];4)" office:value-type="string" office:string-value="Fuse Heating" calcext:value-type="string">
            <text:p>Fuse Heating</text:p>
          </table:table-cell>
          <table:table-cell table:style-name="ce12" table:formula="of:=VLOOKUP([.$A30];[$T_Fuses.$A:.$H];7)" office:value-type="string" office:string-value="OK" calcext:value-type="string">
            <text:p>OK</text:p>
          </table:table-cell>
          <table:table-cell table:style-name="ce12" table:formula="of:=VLOOKUP([.$A30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31];[$T_Fuses.$A:.$H];2)" office:value-type="string" office:string-value="Fuse" calcext:value-type="string">
            <text:p>Fuse</text:p>
          </table:table-cell>
          <table:table-cell table:style-name="ce12" table:formula="of:=VLOOKUP([.$A31];[$T_Fuses.$A:.$H];3)" office:value-type="string" office:string-value="IntBox" calcext:value-type="string">
            <text:p>IntBox</text:p>
          </table:table-cell>
          <table:table-cell table:style-name="ce12" table:formula="of:=VLOOKUP([.$A31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31];[$T_Fuses.$A:.$H];7)" office:value-type="string" office:string-value="OK" calcext:value-type="string">
            <text:p>OK</text:p>
          </table:table-cell>
          <table:table-cell table:style-name="ce12" table:formula="of:=VLOOKUP([.$A31];[$T_Fuses.$A:.$H];8)" office:value-type="float" office:value="0" calcext:value-type="float">
            <text:p/>
          </table:table-cell>
          <table:table-cell/>
          <table:table-cell table:style-name="ce19"/>
          <table:table-cell/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32];[$T_Fuses.$A:.$H];2)" office:value-type="string" office:string-value="Fuse" calcext:value-type="string">
            <text:p>Fuse</text:p>
          </table:table-cell>
          <table:table-cell table:style-name="ce12" table:formula="of:=VLOOKUP([.$A32];[$T_Fuses.$A:.$H];3)" office:value-type="string" office:string-value="IntBox" calcext:value-type="string">
            <text:p>IntBox</text:p>
          </table:table-cell>
          <table:table-cell table:style-name="ce12" table:formula="of:=VLOOKUP([.$A32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32];[$T_Fuses.$A:.$H];7)" office:value-type="string" office:string-value="OK" calcext:value-type="string">
            <text:p>OK</text:p>
          </table:table-cell>
          <table:table-cell table:style-name="ce12" table:formula="of:=VLOOKUP([.$A32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33];[$T_Fuses.$A:.$H];2)" office:value-type="string" office:string-value="Fuse" calcext:value-type="string">
            <text:p>Fuse</text:p>
          </table:table-cell>
          <table:table-cell table:style-name="ce12" table:formula="of:=VLOOKUP([.$A33];[$T_Fuses.$A:.$H];3)" office:value-type="string" office:string-value="IntBox" calcext:value-type="string">
            <text:p>IntBox</text:p>
          </table:table-cell>
          <table:table-cell table:style-name="ce12" table:formula="of:=VLOOKUP([.$A33];[$T_Fuses.$A:.$H];4)" office:value-type="string" office:string-value="FREE" calcext:value-type="string">
            <text:p>FREE</text:p>
          </table:table-cell>
          <table:table-cell table:style-name="ce12" table:formula="of:=VLOOKUP([.$A33];[$T_Fuses.$A:.$H];7)" office:value-type="string" office:string-value="OK" calcext:value-type="string">
            <text:p>OK</text:p>
          </table:table-cell>
          <table:table-cell table:style-name="ce12" table:formula="of:=VLOOKUP([.$A33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34];[$T_Fuses.$A:.$H];2)" office:value-type="string" office:string-value="Fuse" calcext:value-type="string">
            <text:p>Fuse</text:p>
          </table:table-cell>
          <table:table-cell table:style-name="ce12" table:formula="of:=VLOOKUP([.$A34];[$T_Fuses.$A:.$H];3)" office:value-type="string" office:string-value="IntBox" calcext:value-type="string">
            <text:p>IntBox</text:p>
          </table:table-cell>
          <table:table-cell table:style-name="ce12" table:formula="of:=VLOOKUP([.$A34];[$T_Fuses.$A:.$H];4)" office:value-type="string" office:string-value="FREE" calcext:value-type="string">
            <text:p>FREE</text:p>
          </table:table-cell>
          <table:table-cell table:style-name="ce12" table:formula="of:=VLOOKUP([.$A34];[$T_Fuses.$A:.$H];7)" office:value-type="string" office:string-value="OK" calcext:value-type="string">
            <text:p>OK</text:p>
          </table:table-cell>
          <table:table-cell table:style-name="ce12" table:formula="of:=VLOOKUP([.$A34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35];[$T_Fuses.$A:.$H];2)" office:value-type="string" office:string-value="Fuse" calcext:value-type="string">
            <text:p>Fuse</text:p>
          </table:table-cell>
          <table:table-cell table:style-name="ce12" table:formula="of:=VLOOKUP([.$A35];[$T_Fuses.$A:.$H];3)" office:value-type="string" office:string-value="IntBox" calcext:value-type="string">
            <text:p>IntBox</text:p>
          </table:table-cell>
          <table:table-cell table:style-name="ce12" table:formula="of:=VLOOKUP([.$A35];[$T_Fuses.$A:.$H];4)" office:value-type="string" office:string-value="FREE" calcext:value-type="string">
            <text:p>FREE</text:p>
          </table:table-cell>
          <table:table-cell table:style-name="ce12" table:formula="of:=VLOOKUP([.$A35];[$T_Fuses.$A:.$H];7)" office:value-type="string" office:string-value="OK" calcext:value-type="string">
            <text:p>OK</text:p>
          </table:table-cell>
          <table:table-cell table:style-name="ce12" table:formula="of:=VLOOKUP([.$A35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36];[$T_Fuses.$A:.$H];2)" office:value-type="string" office:string-value="Fuse" calcext:value-type="string">
            <text:p>Fuse</text:p>
          </table:table-cell>
          <table:table-cell table:style-name="ce12" table:formula="of:=VLOOKUP([.$A36];[$T_Fuses.$A:.$H];3)" office:value-type="string" office:string-value="IntBox" calcext:value-type="string">
            <text:p>IntBox</text:p>
          </table:table-cell>
          <table:table-cell table:style-name="ce12" table:formula="of:=VLOOKUP([.$A36];[$T_Fuses.$A:.$H];4)" office:value-type="string" office:string-value="FREE" calcext:value-type="string">
            <text:p>FREE</text:p>
          </table:table-cell>
          <table:table-cell table:style-name="ce12" table:formula="of:=VLOOKUP([.$A36];[$T_Fuses.$A:.$H];7)" office:value-type="string" office:string-value="OK" calcext:value-type="string">
            <text:p>OK</text:p>
          </table:table-cell>
          <table:table-cell table:style-name="ce12" table:formula="of:=VLOOKUP([.$A36];[$T_Fuses.$A:.$H];8)" office:value-type="float" office:value="0" calcext:value-type="float">
            <text:p/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Int_W01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ntBox" calcext:value-type="string">
            <text:p>IntBox</text:p>
          </table:table-cell>
          <table:table-cell table:style-name="ce12" table:formula="of:=VLOOKUP([.$A37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2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ntBox" calcext:value-type="string">
            <text:p>IntBox</text:p>
          </table:table-cell>
          <table:table-cell table:style-name="ce12" table:formula="of:=VLOOKUP([.$A38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3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ntBox" calcext:value-type="string">
            <text:p>IntBox</text:p>
          </table:table-cell>
          <table:table-cell table:style-name="ce12" table:formula="of:=VLOOKUP([.$A39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reate wire FusesBox to DC/DC" calcext:value-type="string">
            <text:p>Create wire FusesBox to DC/D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4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ntBox" calcext:value-type="string">
            <text:p>IntBox</text:p>
          </table:table-cell>
          <table:table-cell table:style-name="ce12" table:formula="of:=VLOOKUP([.$A40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5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ntBox" calcext:value-type="string">
            <text:p>IntBox</text:p>
          </table:table-cell>
          <table:table-cell table:style-name="ce12" table:formula="of:=VLOOKUP([.$A41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6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ntBox" calcext:value-type="string">
            <text:p>IntBox</text:p>
          </table:table-cell>
          <table:table-cell table:style-name="ce12" table:formula="of:=VLOOKUP([.$A42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7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ntBox" calcext:value-type="string">
            <text:p>IntBox</text:p>
          </table:table-cell>
          <table:table-cell table:style-name="ce12" table:formula="of:=VLOOKUP([.$A43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8</text:p>
          </table:table-cell>
          <table:table-cell table:style-name="ce12" table:formula="of:=VLOOKUP([.$A44];[$T_Wires.$A:.$P];2)" office:value-type="string" office:string-value="Wire" calcext:value-type="string">
            <text:p>Wire</text:p>
          </table:table-cell>
          <table:table-cell table:style-name="ce12" table:formula="of:=VLOOKUP([.$A44];[$T_Wires.$A:.$P];3)" office:value-type="string" office:string-value="IntBox" calcext:value-type="string">
            <text:p>IntBox</text:p>
          </table:table-cell>
          <table:table-cell table:style-name="ce12" table:formula="of:=VLOOKUP([.$A44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44];[$T_Wires.$A:.$P];15)" office:value-type="string" office:string-value="TODO" calcext:value-type="string">
            <text:p>TODO</text:p>
          </table:table-cell>
          <table:table-cell table:style-name="ce12" table:formula="of:=VLOOKUP([.$A44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09</text:p>
          </table:table-cell>
          <table:table-cell table:style-name="ce12" table:formula="of:=VLOOKUP([.$A45];[$T_Wires.$A:.$P];2)" office:value-type="string" office:string-value="Wire" calcext:value-type="string">
            <text:p>Wire</text:p>
          </table:table-cell>
          <table:table-cell table:style-name="ce12" table:formula="of:=VLOOKUP([.$A45];[$T_Wires.$A:.$P];3)" office:value-type="string" office:string-value="IntBox" calcext:value-type="string">
            <text:p>IntBox</text:p>
          </table:table-cell>
          <table:table-cell table:style-name="ce12" table:formula="of:=VLOOKUP([.$A45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45];[$T_Wires.$A:.$P];15)" office:value-type="string" office:string-value="TODO" calcext:value-type="string">
            <text:p>TODO</text:p>
          </table:table-cell>
          <table:table-cell table:style-name="ce12" table:formula="of:=VLOOKUP([.$A45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0</text:p>
          </table:table-cell>
          <table:table-cell table:style-name="ce12" table:formula="of:=VLOOKUP([.$A46];[$T_Wires.$A:.$P];2)" office:value-type="string" office:string-value="Wire" calcext:value-type="string">
            <text:p>Wire</text:p>
          </table:table-cell>
          <table:table-cell table:style-name="ce12" table:formula="of:=VLOOKUP([.$A46];[$T_Wires.$A:.$P];3)" office:value-type="string" office:string-value="IntBox" calcext:value-type="string">
            <text:p>IntBox</text:p>
          </table:table-cell>
          <table:table-cell table:style-name="ce12" table:formula="of:=VLOOKUP([.$A46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46];[$T_Wires.$A:.$P];15)" office:value-type="string" office:string-value="TODO" calcext:value-type="string">
            <text:p>TODO</text:p>
          </table:table-cell>
          <table:table-cell table:style-name="ce12" table:formula="of:=VLOOKUP([.$A46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1</text:p>
          </table:table-cell>
          <table:table-cell table:style-name="ce12" table:formula="of:=VLOOKUP([.$A47];[$T_Wires.$A:.$P];2)" office:value-type="string" office:string-value="Wire" calcext:value-type="string">
            <text:p>Wire</text:p>
          </table:table-cell>
          <table:table-cell table:style-name="ce12" table:formula="of:=VLOOKUP([.$A47];[$T_Wires.$A:.$P];3)" office:value-type="string" office:string-value="IntBox" calcext:value-type="string">
            <text:p>IntBox</text:p>
          </table:table-cell>
          <table:table-cell table:style-name="ce12" table:formula="of:=VLOOKUP([.$A47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47];[$T_Wires.$A:.$P];15)" office:value-type="string" office:string-value="TODO" calcext:value-type="string">
            <text:p>TODO</text:p>
          </table:table-cell>
          <table:table-cell table:style-name="ce12" table:formula="of:=VLOOKUP([.$A47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2</text:p>
          </table:table-cell>
          <table:table-cell table:style-name="ce12" table:formula="of:=VLOOKUP([.$A48];[$T_Wires.$A:.$P];2)" office:value-type="string" office:string-value="Wire" calcext:value-type="string">
            <text:p>Wire</text:p>
          </table:table-cell>
          <table:table-cell table:style-name="ce12" table:formula="of:=VLOOKUP([.$A48];[$T_Wires.$A:.$P];3)" office:value-type="string" office:string-value="IntBox" calcext:value-type="string">
            <text:p>IntBox</text:p>
          </table:table-cell>
          <table:table-cell table:style-name="ce12" table:formula="of:=VLOOKUP([.$A48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48];[$T_Wires.$A:.$P];15)" office:value-type="string" office:string-value="TODO" calcext:value-type="string">
            <text:p>TODO</text:p>
          </table:table-cell>
          <table:table-cell table:style-name="ce12" table:formula="of:=VLOOKUP([.$A48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3</text:p>
          </table:table-cell>
          <table:table-cell table:style-name="ce12" table:formula="of:=VLOOKUP([.$A49];[$T_Wires.$A:.$P];2)" office:value-type="string" office:string-value="Wire" calcext:value-type="string">
            <text:p>Wire</text:p>
          </table:table-cell>
          <table:table-cell table:style-name="ce12" table:formula="of:=VLOOKUP([.$A49];[$T_Wires.$A:.$P];3)" office:value-type="string" office:string-value="IntBox" calcext:value-type="string">
            <text:p>IntBox</text:p>
          </table:table-cell>
          <table:table-cell table:style-name="ce12" table:formula="of:=VLOOKUP([.$A49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49];[$T_Wires.$A:.$P];15)" office:value-type="string" office:string-value="TODO" calcext:value-type="string">
            <text:p>TODO</text:p>
          </table:table-cell>
          <table:table-cell table:style-name="ce12" table:formula="of:=VLOOKUP([.$A49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4</text:p>
          </table:table-cell>
          <table:table-cell table:style-name="ce12" table:formula="of:=VLOOKUP([.$A50];[$T_Wires.$A:.$P];2)" office:value-type="string" office:string-value="Wire" calcext:value-type="string">
            <text:p>Wire</text:p>
          </table:table-cell>
          <table:table-cell table:style-name="ce12" table:formula="of:=VLOOKUP([.$A50];[$T_Wires.$A:.$P];3)" office:value-type="string" office:string-value="IntBox" calcext:value-type="string">
            <text:p>IntBox</text:p>
          </table:table-cell>
          <table:table-cell table:style-name="ce12" table:formula="of:=VLOOKUP([.$A50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50];[$T_Wires.$A:.$P];15)" office:value-type="string" office:string-value="TODO" calcext:value-type="string">
            <text:p>TODO</text:p>
          </table:table-cell>
          <table:table-cell table:style-name="ce12" table:formula="of:=VLOOKUP([.$A50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5</text:p>
          </table:table-cell>
          <table:table-cell table:style-name="ce12" table:formula="of:=VLOOKUP([.$A51];[$T_Wires.$A:.$P];2)" office:value-type="string" office:string-value="Wire" calcext:value-type="string">
            <text:p>Wire</text:p>
          </table:table-cell>
          <table:table-cell table:style-name="ce12" table:formula="of:=VLOOKUP([.$A51];[$T_Wires.$A:.$P];3)" office:value-type="string" office:string-value="IntBox" calcext:value-type="string">
            <text:p>IntBox</text:p>
          </table:table-cell>
          <table:table-cell table:style-name="ce12" table:formula="of:=VLOOKUP([.$A51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51];[$T_Wires.$A:.$P];15)" office:value-type="string" office:string-value="TODO" calcext:value-type="string">
            <text:p>TODO</text:p>
          </table:table-cell>
          <table:table-cell table:style-name="ce12" table:formula="of:=VLOOKUP([.$A51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6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ox" calcext:value-type="string">
            <text:p>IntBox</text:p>
          </table:table-cell>
          <table:table-cell table:style-name="ce12" table:formula="of:=VLOOKUP([.$A52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52];[$T_Wires.$A:.$P];15)" office:value-type="string" office:string-value="TODO" calcext:value-type="string">
            <text:p>TODO</text:p>
          </table:table-cell>
          <table:table-cell table:style-name="ce12" table:formula="of:=VLOOKUP([.$A52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7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ox" calcext:value-type="string">
            <text:p>IntBox</text:p>
          </table:table-cell>
          <table:table-cell table:style-name="ce12" table:formula="of:=VLOOKUP([.$A53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8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ox" calcext:value-type="string">
            <text:p>IntBox</text:p>
          </table:table-cell>
          <table:table-cell table:style-name="ce12" table:formula="of:=VLOOKUP([.$A54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19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ox" calcext:value-type="string">
            <text:p>IntBox</text:p>
          </table:table-cell>
          <table:table-cell table:style-name="ce12" table:formula="of:=VLOOKUP([.$A55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55];[$T_Wires.$A:.$P];15)" office:value-type="string" office:string-value="TODO" calcext:value-type="string">
            <text:p>TODO</text:p>
          </table:table-cell>
          <table:table-cell table:style-name="ce12" table:formula="of:=VLOOKUP([.$A55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0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ox" calcext:value-type="string">
            <text:p>IntBox</text:p>
          </table:table-cell>
          <table:table-cell table:style-name="ce12" table:formula="of:=VLOOKUP([.$A56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56];[$T_Wires.$A:.$P];15)" office:value-type="string" office:string-value="TODO" calcext:value-type="string">
            <text:p>TODO</text:p>
          </table:table-cell>
          <table:table-cell table:style-name="ce12" table:formula="of:=VLOOKUP([.$A56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1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ox" calcext:value-type="string">
            <text:p>IntBox</text:p>
          </table:table-cell>
          <table:table-cell table:style-name="ce12" table:formula="of:=VLOOKUP([.$A57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57];[$T_Wires.$A:.$P];15)" office:value-type="string" office:string-value="TODO" calcext:value-type="string">
            <text:p>TODO</text:p>
          </table:table-cell>
          <table:table-cell table:style-name="ce12" table:formula="of:=VLOOKUP([.$A57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2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ox" calcext:value-type="string">
            <text:p>IntBox</text:p>
          </table:table-cell>
          <table:table-cell table:style-name="ce12" table:formula="of:=VLOOKUP([.$A58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58];[$T_Wires.$A:.$P];15)" office:value-type="string" office:string-value="TODO" calcext:value-type="string">
            <text:p>TODO</text:p>
          </table:table-cell>
          <table:table-cell table:style-name="ce12" table:formula="of:=VLOOKUP([.$A58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3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ox" calcext:value-type="string">
            <text:p>IntBox</text:p>
          </table:table-cell>
          <table:table-cell table:style-name="ce12" table:formula="of:=VLOOKUP([.$A59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59];[$T_Wires.$A:.$P];15)" office:value-type="string" office:string-value="TODO" calcext:value-type="string">
            <text:p>TODO</text:p>
          </table:table-cell>
          <table:table-cell table:style-name="ce12" table:formula="of:=VLOOKUP([.$A59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4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ox" calcext:value-type="string">
            <text:p>IntBox</text:p>
          </table:table-cell>
          <table:table-cell table:style-name="ce12" table:formula="of:=VLOOKUP([.$A60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60];[$T_Wires.$A:.$P];15)" office:value-type="string" office:string-value="TODO" calcext:value-type="string">
            <text:p>TODO</text:p>
          </table:table-cell>
          <table:table-cell table:style-name="ce12" table:formula="of:=VLOOKUP([.$A60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5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ox" calcext:value-type="string">
            <text:p>IntBox</text:p>
          </table:table-cell>
          <table:table-cell table:style-name="ce12" table:formula="of:=VLOOKUP([.$A61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61];[$T_Wires.$A:.$P];15)" office:value-type="string" office:string-value="TODO" calcext:value-type="string">
            <text:p>TODO</text:p>
          </table:table-cell>
          <table:table-cell table:style-name="ce12" table:formula="of:=VLOOKUP([.$A61];[$T_Wires.$A:.$P];16)" office:value-type="string" office:string-value="Create wire FusesBox to Relay" calcext:value-type="string">
            <text:p>Create wire FusesBox to 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6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ox" calcext:value-type="string">
            <text:p>IntBox</text:p>
          </table:table-cell>
          <table:table-cell table:style-name="ce12" table:formula="of:=VLOOKUP([.$A62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62];[$T_Wires.$A:.$P];15)" office:value-type="string" office:string-value="TODO" calcext:value-type="string">
            <text:p>TODO</text:p>
          </table:table-cell>
          <table:table-cell table:style-name="ce12" table:formula="of:=VLOOKUP([.$A62];[$T_Wires.$A:.$P];16)" office:value-type="string" office:string-value="Create wire Relay to Service Connector" calcext:value-type="string">
            <text:p>Create wire Relay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7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ox" calcext:value-type="string">
            <text:p>IntBox</text:p>
          </table:table-cell>
          <table:table-cell table:style-name="ce12" table:formula="of:=VLOOKUP([.$A63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63];[$T_Wires.$A:.$P];15)" office:value-type="string" office:string-value="TODO" calcext:value-type="string">
            <text:p>TODO</text:p>
          </table:table-cell>
          <table:table-cell table:style-name="ce12" table:formula="of:=VLOOKUP([.$A63];[$T_Wires.$A:.$P];16)" office:value-type="string" office:string-value="Create wire FusesBox to Service Connector" calcext:value-type="string">
            <text:p>Create wire FusesBox to Service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8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ox" calcext:value-type="string">
            <text:p>IntBox</text:p>
          </table:table-cell>
          <table:table-cell table:style-name="ce12" table:formula="of:=VLOOKUP([.$A64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64];[$T_Wires.$A:.$P];15)" office:value-type="string" office:string-value="OK" calcext:value-type="string">
            <text:p>OK</text:p>
          </table:table-cell>
          <table:table-cell table:style-name="ce12" table:formula="of:=VLOOKUP([.$A6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29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ox" calcext:value-type="string">
            <text:p>IntBox</text:p>
          </table:table-cell>
          <table:table-cell table:style-name="ce12" table:formula="of:=VLOOKUP([.$A65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65];[$T_Wires.$A:.$P];15)" office:value-type="string" office:string-value="OK" calcext:value-type="string">
            <text:p>OK</text:p>
          </table:table-cell>
          <table:table-cell table:style-name="ce12" table:formula="of:=VLOOKUP([.$A6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0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ox" calcext:value-type="string">
            <text:p>IntBox</text:p>
          </table:table-cell>
          <table:table-cell table:style-name="ce12" table:formula="of:=VLOOKUP([.$A66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66];[$T_Wires.$A:.$P];15)" office:value-type="string" office:string-value="OK" calcext:value-type="string">
            <text:p>OK</text:p>
          </table:table-cell>
          <table:table-cell table:style-name="ce12" table:formula="of:=VLOOKUP([.$A6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1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ox" calcext:value-type="string">
            <text:p>IntBox</text:p>
          </table:table-cell>
          <table:table-cell table:style-name="ce12" table:formula="of:=VLOOKUP([.$A67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67];[$T_Wires.$A:.$P];15)" office:value-type="string" office:string-value="OK" calcext:value-type="string">
            <text:p>OK</text:p>
          </table:table-cell>
          <table:table-cell table:style-name="ce12" table:formula="of:=VLOOKUP([.$A6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2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ox" calcext:value-type="string">
            <text:p>IntBox</text:p>
          </table:table-cell>
          <table:table-cell table:style-name="ce12" table:formula="of:=VLOOKUP([.$A68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68];[$T_Wires.$A:.$P];15)" office:value-type="string" office:string-value="OK" calcext:value-type="string">
            <text:p>OK</text:p>
          </table:table-cell>
          <table:table-cell table:style-name="ce12" table:formula="of:=VLOOKUP([.$A6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3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ox" calcext:value-type="string">
            <text:p>IntBox</text:p>
          </table:table-cell>
          <table:table-cell table:style-name="ce12" table:formula="of:=VLOOKUP([.$A69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69];[$T_Wires.$A:.$P];15)" office:value-type="string" office:string-value="OK" calcext:value-type="string">
            <text:p>OK</text:p>
          </table:table-cell>
          <table:table-cell table:style-name="ce12" table:formula="of:=VLOOKUP([.$A6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4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ox" calcext:value-type="string">
            <text:p>IntBox</text:p>
          </table:table-cell>
          <table:table-cell table:style-name="ce12" table:formula="of:=VLOOKUP([.$A70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70];[$T_Wires.$A:.$P];15)" office:value-type="string" office:string-value="OK" calcext:value-type="string">
            <text:p>OK</text:p>
          </table:table-cell>
          <table:table-cell table:style-name="ce12" table:formula="of:=VLOOKUP([.$A7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5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ox" calcext:value-type="string">
            <text:p>IntBox</text:p>
          </table:table-cell>
          <table:table-cell table:style-name="ce12" table:formula="of:=VLOOKUP([.$A71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71];[$T_Wires.$A:.$P];15)" office:value-type="string" office:string-value="OK" calcext:value-type="string">
            <text:p>OK</text:p>
          </table:table-cell>
          <table:table-cell table:style-name="ce12" table:formula="of:=VLOOKUP([.$A7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6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ox" calcext:value-type="string">
            <text:p>IntBox</text:p>
          </table:table-cell>
          <table:table-cell table:style-name="ce12" table:formula="of:=VLOOKUP([.$A72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72];[$T_Wires.$A:.$P];15)" office:value-type="string" office:string-value="OK" calcext:value-type="string">
            <text:p>OK</text:p>
          </table:table-cell>
          <table:table-cell table:style-name="ce12" table:formula="of:=VLOOKUP([.$A7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7</text:p>
          </table:table-cell>
          <table:table-cell table:style-name="ce12" table:formula="of:=VLOOKUP([.$A73];[$T_Wires.$A:.$P];2)" office:value-type="string" office:string-value="Wire" calcext:value-type="string">
            <text:p>Wire</text:p>
          </table:table-cell>
          <table:table-cell table:style-name="ce12" table:formula="of:=VLOOKUP([.$A73];[$T_Wires.$A:.$P];3)" office:value-type="string" office:string-value="IntBox" calcext:value-type="string">
            <text:p>IntBox</text:p>
          </table:table-cell>
          <table:table-cell table:style-name="ce12" table:formula="of:=VLOOKUP([.$A73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73];[$T_Wires.$A:.$P];15)" office:value-type="string" office:string-value="OK" calcext:value-type="string">
            <text:p>OK</text:p>
          </table:table-cell>
          <table:table-cell table:style-name="ce12" table:formula="of:=VLOOKUP([.$A7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8</text:p>
          </table:table-cell>
          <table:table-cell table:style-name="ce12" table:formula="of:=VLOOKUP([.$A74];[$T_Wires.$A:.$P];2)" office:value-type="string" office:string-value="Wire" calcext:value-type="string">
            <text:p>Wire</text:p>
          </table:table-cell>
          <table:table-cell table:style-name="ce12" table:formula="of:=VLOOKUP([.$A74];[$T_Wires.$A:.$P];3)" office:value-type="string" office:string-value="IntBox" calcext:value-type="string">
            <text:p>IntBox</text:p>
          </table:table-cell>
          <table:table-cell table:style-name="ce12" table:formula="of:=VLOOKUP([.$A74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74];[$T_Wires.$A:.$P];15)" office:value-type="string" office:string-value="OK" calcext:value-type="string">
            <text:p>OK</text:p>
          </table:table-cell>
          <table:table-cell table:style-name="ce12" table:formula="of:=VLOOKUP([.$A7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39</text:p>
          </table:table-cell>
          <table:table-cell table:style-name="ce12" table:formula="of:=VLOOKUP([.$A75];[$T_Wires.$A:.$P];2)" office:value-type="string" office:string-value="Wire" calcext:value-type="string">
            <text:p>Wire</text:p>
          </table:table-cell>
          <table:table-cell table:style-name="ce12" table:formula="of:=VLOOKUP([.$A75];[$T_Wires.$A:.$P];3)" office:value-type="string" office:string-value="IntBox" calcext:value-type="string">
            <text:p>IntBox</text:p>
          </table:table-cell>
          <table:table-cell table:style-name="ce12" table:formula="of:=VLOOKUP([.$A75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75];[$T_Wires.$A:.$P];15)" office:value-type="string" office:string-value="OK" calcext:value-type="string">
            <text:p>OK</text:p>
          </table:table-cell>
          <table:table-cell table:style-name="ce12" table:formula="of:=VLOOKUP([.$A7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0</text:p>
          </table:table-cell>
          <table:table-cell table:style-name="ce12" table:formula="of:=VLOOKUP([.$A76];[$T_Wires.$A:.$P];2)" office:value-type="string" office:string-value="Wire" calcext:value-type="string">
            <text:p>Wire</text:p>
          </table:table-cell>
          <table:table-cell table:style-name="ce12" table:formula="of:=VLOOKUP([.$A76];[$T_Wires.$A:.$P];3)" office:value-type="string" office:string-value="IntBox" calcext:value-type="string">
            <text:p>IntBox</text:p>
          </table:table-cell>
          <table:table-cell table:style-name="ce12" table:formula="of:=VLOOKUP([.$A76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76];[$T_Wires.$A:.$P];15)" office:value-type="string" office:string-value="OK" calcext:value-type="string">
            <text:p>OK</text:p>
          </table:table-cell>
          <table:table-cell table:style-name="ce12" table:formula="of:=VLOOKUP([.$A7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1</text:p>
          </table:table-cell>
          <table:table-cell table:style-name="ce12" table:formula="of:=VLOOKUP([.$A77];[$T_Wires.$A:.$P];2)" office:value-type="string" office:string-value="Wire" calcext:value-type="string">
            <text:p>Wire</text:p>
          </table:table-cell>
          <table:table-cell table:style-name="ce12" table:formula="of:=VLOOKUP([.$A77];[$T_Wires.$A:.$P];3)" office:value-type="string" office:string-value="IntBox" calcext:value-type="string">
            <text:p>IntBox</text:p>
          </table:table-cell>
          <table:table-cell table:style-name="ce12" table:formula="of:=VLOOKUP([.$A77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77];[$T_Wires.$A:.$P];15)" office:value-type="string" office:string-value="OK" calcext:value-type="string">
            <text:p>OK</text:p>
          </table:table-cell>
          <table:table-cell table:style-name="ce12" table:formula="of:=VLOOKUP([.$A7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2</text:p>
          </table:table-cell>
          <table:table-cell table:style-name="ce12" table:formula="of:=VLOOKUP([.$A78];[$T_Wires.$A:.$P];2)" office:value-type="string" office:string-value="Wire" calcext:value-type="string">
            <text:p>Wire</text:p>
          </table:table-cell>
          <table:table-cell table:style-name="ce12" table:formula="of:=VLOOKUP([.$A78];[$T_Wires.$A:.$P];3)" office:value-type="string" office:string-value="IntBox" calcext:value-type="string">
            <text:p>IntBox</text:p>
          </table:table-cell>
          <table:table-cell table:style-name="ce12" table:formula="of:=VLOOKUP([.$A78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78];[$T_Wires.$A:.$P];15)" office:value-type="string" office:string-value="OK" calcext:value-type="string">
            <text:p>OK</text:p>
          </table:table-cell>
          <table:table-cell table:style-name="ce12" table:formula="of:=VLOOKUP([.$A7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3</text:p>
          </table:table-cell>
          <table:table-cell table:style-name="ce12" table:formula="of:=VLOOKUP([.$A79];[$T_Wires.$A:.$P];2)" office:value-type="string" office:string-value="Wire" calcext:value-type="string">
            <text:p>Wire</text:p>
          </table:table-cell>
          <table:table-cell table:style-name="ce12" table:formula="of:=VLOOKUP([.$A79];[$T_Wires.$A:.$P];3)" office:value-type="string" office:string-value="IntBox" calcext:value-type="string">
            <text:p>IntBox</text:p>
          </table:table-cell>
          <table:table-cell table:style-name="ce12" table:formula="of:=VLOOKUP([.$A79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79];[$T_Wires.$A:.$P];15)" office:value-type="string" office:string-value="OK" calcext:value-type="string">
            <text:p>OK</text:p>
          </table:table-cell>
          <table:table-cell table:style-name="ce12" table:formula="of:=VLOOKUP([.$A7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4</text:p>
          </table:table-cell>
          <table:table-cell table:style-name="ce12" table:formula="of:=VLOOKUP([.$A80];[$T_Wires.$A:.$P];2)" office:value-type="string" office:string-value="Wire" calcext:value-type="string">
            <text:p>Wire</text:p>
          </table:table-cell>
          <table:table-cell table:style-name="ce12" table:formula="of:=VLOOKUP([.$A80];[$T_Wires.$A:.$P];3)" office:value-type="string" office:string-value="IntBox" calcext:value-type="string">
            <text:p>IntBox</text:p>
          </table:table-cell>
          <table:table-cell table:style-name="ce12" table:formula="of:=VLOOKUP([.$A80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80];[$T_Wires.$A:.$P];15)" office:value-type="string" office:string-value="OK" calcext:value-type="string">
            <text:p>OK</text:p>
          </table:table-cell>
          <table:table-cell table:style-name="ce12" table:formula="of:=VLOOKUP([.$A8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W45</text:p>
          </table:table-cell>
          <table:table-cell table:style-name="ce12" table:formula="of:=VLOOKUP([.$A81];[$T_Wires.$A:.$P];2)" office:value-type="string" office:string-value="Wire" calcext:value-type="string">
            <text:p>Wire</text:p>
          </table:table-cell>
          <table:table-cell table:style-name="ce12" table:formula="of:=VLOOKUP([.$A81];[$T_Wires.$A:.$P];3)" office:value-type="string" office:string-value="IntBox" calcext:value-type="string">
            <text:p>IntBox</text:p>
          </table:table-cell>
          <table:table-cell table:style-name="ce12" table:formula="of:=VLOOKUP([.$A81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81];[$T_Wires.$A:.$P];15)" office:value-type="string" office:string-value="OK" calcext:value-type="string">
            <text:p>OK</text:p>
          </table:table-cell>
          <table:table-cell table:style-name="ce12" table:formula="of:=VLOOKUP([.$A8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82];[$T_Devices.$A:.$H];2)" office:value-type="string" office:string-value="Device" calcext:value-type="string">
            <text:p>Device</text:p>
          </table:table-cell>
          <table:table-cell table:style-name="ce12" table:formula="of:=VLOOKUP([.$A82];[$T_Devices.$A:.$H];3)" office:value-type="string" office:string-value="IoTBox" calcext:value-type="string">
            <text:p>IoTBox</text:p>
          </table:table-cell>
          <table:table-cell table:style-name="ce12" table:formula="of:=VLOOKUP([.$A82];[$T_Devices.$A:.$H];4)" office:value-type="string" office:string-value="RaspberryPi" calcext:value-type="string">
            <text:p>RaspberryPi</text:p>
          </table:table-cell>
          <table:table-cell table:style-name="ce12" table:formula="of:=VLOOKUP([.$A82];[$T_Devices.$A:.$H];7)" office:value-type="string" office:string-value="OK" calcext:value-type="string">
            <text:p>OK</text:p>
          </table:table-cell>
          <table:table-cell table:style-name="ce12" table:formula="of:=VLOOKUP([.$A82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83];[$T_Devices.$A:.$H];2)" office:value-type="string" office:string-value="Device" calcext:value-type="string">
            <text:p>Device</text:p>
          </table:table-cell>
          <table:table-cell table:style-name="ce12" table:formula="of:=VLOOKUP([.$A83];[$T_Devices.$A:.$H];3)" office:value-type="string" office:string-value="IoTBox" calcext:value-type="string">
            <text:p>IoTBox</text:p>
          </table:table-cell>
          <table:table-cell table:style-name="ce12" table:formula="of:=VLOOKUP([.$A83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83];[$T_Devices.$A:.$H];7)" office:value-type="string" office:string-value="OK" calcext:value-type="string">
            <text:p>OK</text:p>
          </table:table-cell>
          <table:table-cell table:style-name="ce12" table:formula="of:=VLOOKUP([.$A83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84];[$T_Devices.$A:.$H];2)" office:value-type="string" office:string-value="Device" calcext:value-type="string">
            <text:p>Device</text:p>
          </table:table-cell>
          <table:table-cell table:style-name="ce12" table:formula="of:=VLOOKUP([.$A84];[$T_Devices.$A:.$H];3)" office:value-type="string" office:string-value="IoTBox" calcext:value-type="string">
            <text:p>IoTBox</text:p>
          </table:table-cell>
          <table:table-cell table:style-name="ce12" table:formula="of:=VLOOKUP([.$A84];[$T_Devices.$A:.$H];4)" office:value-type="string" office:string-value="UPS Pack" calcext:value-type="string">
            <text:p>UPS Pack</text:p>
          </table:table-cell>
          <table:table-cell table:style-name="ce12" table:formula="of:=VLOOKUP([.$A84];[$T_Devices.$A:.$H];7)" office:value-type="string" office:string-value="OK" calcext:value-type="string">
            <text:p>OK</text:p>
          </table:table-cell>
          <table:table-cell table:style-name="ce12" table:formula="of:=VLOOKUP([.$A84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85];[$T_Devices.$A:.$H];2)" office:value-type="string" office:string-value="Device" calcext:value-type="string">
            <text:p>Device</text:p>
          </table:table-cell>
          <table:table-cell table:style-name="ce12" table:formula="of:=VLOOKUP([.$A85];[$T_Devices.$A:.$H];3)" office:value-type="string" office:string-value="IoTBox" calcext:value-type="string">
            <text:p>IoTBox</text:p>
          </table:table-cell>
          <table:table-cell table:style-name="ce12" table:formula="of:=VLOOKUP([.$A85];[$T_Devices.$A:.$H];4)" office:value-type="string" office:string-value="UPS Battery" calcext:value-type="string">
            <text:p>UPS Battery</text:p>
          </table:table-cell>
          <table:table-cell table:style-name="ce12" table:formula="of:=VLOOKUP([.$A85];[$T_Devices.$A:.$H];7)" office:value-type="string" office:string-value="OK" calcext:value-type="string">
            <text:p>OK</text:p>
          </table:table-cell>
          <table:table-cell table:style-name="ce12" table:formula="of:=VLOOKUP([.$A85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86];[$T_Devices.$A:.$H];2)" office:value-type="string" office:string-value="Device" calcext:value-type="string">
            <text:p>Device</text:p>
          </table:table-cell>
          <table:table-cell table:style-name="ce12" table:formula="of:=VLOOKUP([.$A86];[$T_Devices.$A:.$H];3)" office:value-type="string" office:string-value="IoTBox" calcext:value-type="string">
            <text:p>IoTBox</text:p>
          </table:table-cell>
          <table:table-cell table:style-name="ce12" table:formula="of:=VLOOKUP([.$A86];[$T_Devices.$A:.$H];4)" office:value-type="string" office:string-value="SIM7600E-H" calcext:value-type="string">
            <text:p>SIM7600E-H</text:p>
          </table:table-cell>
          <table:table-cell table:style-name="ce12" table:formula="of:=VLOOKUP([.$A86];[$T_Devices.$A:.$H];7)" office:value-type="string" office:string-value="OK" calcext:value-type="string">
            <text:p>OK</text:p>
          </table:table-cell>
          <table:table-cell table:style-name="ce12" table:formula="of:=VLOOKUP([.$A86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87];[$T_Devices.$A:.$H];2)" office:value-type="string" office:string-value="Device" calcext:value-type="string">
            <text:p>Device</text:p>
          </table:table-cell>
          <table:table-cell table:style-name="ce12" table:formula="of:=VLOOKUP([.$A87];[$T_Devices.$A:.$H];3)" office:value-type="string" office:string-value="IoTBox" calcext:value-type="string">
            <text:p>IoTBox</text:p>
          </table:table-cell>
          <table:table-cell table:style-name="ce12" table:formula="of:=VLOOKUP([.$A87];[$T_Devices.$A:.$H];4)" office:value-type="string" office:string-value="Sense Hat (c)" calcext:value-type="string">
            <text:p>Sense Hat (c)</text:p>
          </table:table-cell>
          <table:table-cell table:style-name="ce12" table:formula="of:=VLOOKUP([.$A87];[$T_Devices.$A:.$H];7)" office:value-type="string" office:string-value="OK" calcext:value-type="string">
            <text:p>OK</text:p>
          </table:table-cell>
          <table:table-cell table:style-name="ce12" table:formula="of:=VLOOKUP([.$A8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88];[$T_Devices.$A:.$H];2)" office:value-type="string" office:string-value="Device" calcext:value-type="string">
            <text:p>Device</text:p>
          </table:table-cell>
          <table:table-cell table:style-name="ce12" table:formula="of:=VLOOKUP([.$A88];[$T_Devices.$A:.$H];3)" office:value-type="string" office:string-value="IoTBox" calcext:value-type="string">
            <text:p>IoTBox</text:p>
          </table:table-cell>
          <table:table-cell table:style-name="ce12" table:formula="of:=VLOOKUP([.$A88];[$T_Devices.$A:.$H];4)" office:value-type="string" office:string-value="Custom Board" calcext:value-type="string">
            <text:p>Custom Board</text:p>
          </table:table-cell>
          <table:table-cell table:style-name="ce12" table:formula="of:=VLOOKUP([.$A88];[$T_Devices.$A:.$H];7)" office:value-type="string" office:string-value="TODO" calcext:value-type="string">
            <text:p>TODO</text:p>
          </table:table-cell>
          <table:table-cell table:style-name="ce12" table:formula="of:=VLOOKUP([.$A88];[$T_Devices.$A:.$H];8)" office:value-type="string" office:string-value="Design, print and assemble PCB" calcext:value-type="string">
            <text:p>Design, print and assemble PCB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89];[$T_Devices.$A:.$H];2)" office:value-type="string" office:string-value="Device" calcext:value-type="string">
            <text:p>Device</text:p>
          </table:table-cell>
          <table:table-cell table:style-name="ce12" table:formula="of:=VLOOKUP([.$A89];[$T_Devices.$A:.$H];3)" office:value-type="string" office:string-value="IoTBox" calcext:value-type="string">
            <text:p>IoTBox</text:p>
          </table:table-cell>
          <table:table-cell table:style-name="ce12" table:formula="of:=VLOOKUP([.$A89];[$T_Devices.$A:.$H];4)" office:value-type="string" office:string-value="Weight sensor" calcext:value-type="string">
            <text:p>Weight sensor</text:p>
          </table:table-cell>
          <table:table-cell table:style-name="ce12" table:formula="of:=VLOOKUP([.$A89];[$T_Devices.$A:.$H];7)" office:value-type="string" office:string-value="TODO" calcext:value-type="string">
            <text:p>TODO</text:p>
          </table:table-cell>
          <table:table-cell table:style-name="ce12" table:formula="of:=VLOOKUP([.$A89];[$T_Devices.$A:.$H];8)" office:value-type="string" office:string-value="Create tank platform" calcext:value-type="string">
            <text:p>Create tank platform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90];[$T_Devices.$A:.$H];2)" office:value-type="string" office:string-value="Device" calcext:value-type="string">
            <text:p>Device</text:p>
          </table:table-cell>
          <table:table-cell table:style-name="ce12" table:formula="of:=VLOOKUP([.$A90];[$T_Devices.$A:.$H];3)" office:value-type="string" office:string-value="IoTBox" calcext:value-type="string">
            <text:p>IoTBox</text:p>
          </table:table-cell>
          <table:table-cell table:style-name="ce12" table:formula="of:=VLOOKUP([.$A90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90];[$T_Devices.$A:.$H];7)" office:value-type="string" office:string-value="OK" calcext:value-type="string">
            <text:p>OK</text:p>
          </table:table-cell>
          <table:table-cell table:style-name="ce12" table:formula="of:=VLOOKUP([.$A90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91];[$T_Devices.$A:.$H];2)" office:value-type="string" office:string-value="Device" calcext:value-type="string">
            <text:p>Device</text:p>
          </table:table-cell>
          <table:table-cell table:style-name="ce12" table:formula="of:=VLOOKUP([.$A91];[$T_Devices.$A:.$H];3)" office:value-type="string" office:string-value="IoTBox" calcext:value-type="string">
            <text:p>IoTBox</text:p>
          </table:table-cell>
          <table:table-cell table:style-name="ce12" table:formula="of:=VLOOKUP([.$A91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91];[$T_Devices.$A:.$H];7)" office:value-type="string" office:string-value="OK" calcext:value-type="string">
            <text:p>OK</text:p>
          </table:table-cell>
          <table:table-cell table:style-name="ce12" table:formula="of:=VLOOKUP([.$A91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0</text:p>
          </table:table-cell>
          <table:table-cell table:style-name="ce12" table:formula="of:=VLOOKUP([.$A92];[$T_Wires.$A:.$P];2)" office:value-type="string" office:string-value="Wire" calcext:value-type="string">
            <text:p>Wire</text:p>
          </table:table-cell>
          <table:table-cell table:style-name="ce12" table:formula="of:=VLOOKUP([.$A92];[$T_Wires.$A:.$P];3)" office:value-type="string" office:string-value="IoTBox" calcext:value-type="string">
            <text:p>IoTBox</text:p>
          </table:table-cell>
          <table:table-cell table:style-name="ce12" table:formula="of:=VLOOKUP([.$A92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92];[$T_Wires.$A:.$P];15)" office:value-type="string" office:string-value="TODO" calcext:value-type="string">
            <text:p>TODO</text:p>
          </table:table-cell>
          <table:table-cell table:style-name="ce12" table:formula="of:=VLOOKUP([.$A92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1</text:p>
          </table:table-cell>
          <table:table-cell table:style-name="ce12" table:formula="of:=VLOOKUP([.$A93];[$T_Wires.$A:.$P];2)" office:value-type="string" office:string-value="Wire" calcext:value-type="string">
            <text:p>Wire</text:p>
          </table:table-cell>
          <table:table-cell table:style-name="ce12" table:formula="of:=VLOOKUP([.$A93];[$T_Wires.$A:.$P];3)" office:value-type="string" office:string-value="IoTBox" calcext:value-type="string">
            <text:p>IoTBox</text:p>
          </table:table-cell>
          <table:table-cell table:style-name="ce12" table:formula="of:=VLOOKUP([.$A93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93];[$T_Wires.$A:.$P];15)" office:value-type="string" office:string-value="TODO" calcext:value-type="string">
            <text:p>TODO</text:p>
          </table:table-cell>
          <table:table-cell table:style-name="ce12" table:formula="of:=VLOOKUP([.$A93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2</text:p>
          </table:table-cell>
          <table:table-cell table:style-name="ce12" table:formula="of:=VLOOKUP([.$A94];[$T_Wires.$A:.$P];2)" office:value-type="string" office:string-value="Wire" calcext:value-type="string">
            <text:p>Wire</text:p>
          </table:table-cell>
          <table:table-cell table:style-name="ce12" table:formula="of:=VLOOKUP([.$A94];[$T_Wires.$A:.$P];3)" office:value-type="string" office:string-value="IoTBox" calcext:value-type="string">
            <text:p>IoTBox</text:p>
          </table:table-cell>
          <table:table-cell table:style-name="ce12" table:formula="of:=VLOOKUP([.$A94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94];[$T_Wires.$A:.$P];15)" office:value-type="string" office:string-value="TODO" calcext:value-type="string">
            <text:p>TODO</text:p>
          </table:table-cell>
          <table:table-cell table:style-name="ce12" table:formula="of:=VLOOKUP([.$A94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3</text:p>
          </table:table-cell>
          <table:table-cell table:style-name="ce12" table:formula="of:=VLOOKUP([.$A95];[$T_Wires.$A:.$P];2)" office:value-type="string" office:string-value="Wire" calcext:value-type="string">
            <text:p>Wire</text:p>
          </table:table-cell>
          <table:table-cell table:style-name="ce12" table:formula="of:=VLOOKUP([.$A95];[$T_Wires.$A:.$P];3)" office:value-type="string" office:string-value="IoTBox" calcext:value-type="string">
            <text:p>IoTBox</text:p>
          </table:table-cell>
          <table:table-cell table:style-name="ce12" table:formula="of:=VLOOKUP([.$A95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95];[$T_Wires.$A:.$P];15)" office:value-type="string" office:string-value="TODO" calcext:value-type="string">
            <text:p>TODO</text:p>
          </table:table-cell>
          <table:table-cell table:style-name="ce12" table:formula="of:=VLOOKUP([.$A95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4</text:p>
          </table:table-cell>
          <table:table-cell table:style-name="ce12" table:formula="of:=VLOOKUP([.$A96];[$T_Wires.$A:.$P];2)" office:value-type="string" office:string-value="Wire" calcext:value-type="string">
            <text:p>Wire</text:p>
          </table:table-cell>
          <table:table-cell table:style-name="ce12" table:formula="of:=VLOOKUP([.$A96];[$T_Wires.$A:.$P];3)" office:value-type="string" office:string-value="IoTBox" calcext:value-type="string">
            <text:p>IoTBox</text:p>
          </table:table-cell>
          <table:table-cell table:style-name="ce12" table:formula="of:=VLOOKUP([.$A96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96];[$T_Wires.$A:.$P];15)" office:value-type="string" office:string-value="TODO" calcext:value-type="string">
            <text:p>TODO</text:p>
          </table:table-cell>
          <table:table-cell table:style-name="ce12" table:formula="of:=VLOOKUP([.$A96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5</text:p>
          </table:table-cell>
          <table:table-cell table:style-name="ce12" table:formula="of:=VLOOKUP([.$A97];[$T_Wires.$A:.$P];2)" office:value-type="string" office:string-value="Wire" calcext:value-type="string">
            <text:p>Wire</text:p>
          </table:table-cell>
          <table:table-cell table:style-name="ce12" table:formula="of:=VLOOKUP([.$A97];[$T_Wires.$A:.$P];3)" office:value-type="string" office:string-value="IoTBox" calcext:value-type="string">
            <text:p>IoTBox</text:p>
          </table:table-cell>
          <table:table-cell table:style-name="ce12" table:formula="of:=VLOOKUP([.$A97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97];[$T_Wires.$A:.$P];15)" office:value-type="string" office:string-value="TODO" calcext:value-type="string">
            <text:p>TODO</text:p>
          </table:table-cell>
          <table:table-cell table:style-name="ce12" table:formula="of:=VLOOKUP([.$A97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6</text:p>
          </table:table-cell>
          <table:table-cell table:style-name="ce12" table:formula="of:=VLOOKUP([.$A98];[$T_Wires.$A:.$P];2)" office:value-type="string" office:string-value="Wire" calcext:value-type="string">
            <text:p>Wire</text:p>
          </table:table-cell>
          <table:table-cell table:style-name="ce12" table:formula="of:=VLOOKUP([.$A98];[$T_Wires.$A:.$P];3)" office:value-type="string" office:string-value="IoTBox" calcext:value-type="string">
            <text:p>IoTBox</text:p>
          </table:table-cell>
          <table:table-cell table:style-name="ce12" table:formula="of:=VLOOKUP([.$A98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98];[$T_Wires.$A:.$P];15)" office:value-type="string" office:string-value="TODO" calcext:value-type="string">
            <text:p>TODO</text:p>
          </table:table-cell>
          <table:table-cell table:style-name="ce12" table:formula="of:=VLOOKUP([.$A98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7</text:p>
          </table:table-cell>
          <table:table-cell table:style-name="ce12" table:formula="of:=VLOOKUP([.$A99];[$T_Wires.$A:.$P];2)" office:value-type="string" office:string-value="Wire" calcext:value-type="string">
            <text:p>Wire</text:p>
          </table:table-cell>
          <table:table-cell table:style-name="ce12" table:formula="of:=VLOOKUP([.$A99];[$T_Wires.$A:.$P];3)" office:value-type="string" office:string-value="IoTBox" calcext:value-type="string">
            <text:p>IoTBox</text:p>
          </table:table-cell>
          <table:table-cell table:style-name="ce12" table:formula="of:=VLOOKUP([.$A99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99];[$T_Wires.$A:.$P];15)" office:value-type="string" office:string-value="TODO" calcext:value-type="string">
            <text:p>TODO</text:p>
          </table:table-cell>
          <table:table-cell table:style-name="ce12" table:formula="of:=VLOOKUP([.$A99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8</text:p>
          </table:table-cell>
          <table:table-cell table:style-name="ce12" table:formula="of:=VLOOKUP([.$A100];[$T_Wires.$A:.$P];2)" office:value-type="string" office:string-value="Wire" calcext:value-type="string">
            <text:p>Wire</text:p>
          </table:table-cell>
          <table:table-cell table:style-name="ce12" table:formula="of:=VLOOKUP([.$A100];[$T_Wires.$A:.$P];3)" office:value-type="string" office:string-value="IoTBox" calcext:value-type="string">
            <text:p>IoTBox</text:p>
          </table:table-cell>
          <table:table-cell table:style-name="ce12" table:formula="of:=VLOOKUP([.$A100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100];[$T_Wires.$A:.$P];15)" office:value-type="string" office:string-value="TODO" calcext:value-type="string">
            <text:p>TODO</text:p>
          </table:table-cell>
          <table:table-cell table:style-name="ce12" table:formula="of:=VLOOKUP([.$A100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09</text:p>
          </table:table-cell>
          <table:table-cell table:style-name="ce12" table:formula="of:=VLOOKUP([.$A101];[$T_Wires.$A:.$P];2)" office:value-type="string" office:string-value="Wire" calcext:value-type="string">
            <text:p>Wire</text:p>
          </table:table-cell>
          <table:table-cell table:style-name="ce12" table:formula="of:=VLOOKUP([.$A101];[$T_Wires.$A:.$P];3)" office:value-type="string" office:string-value="IoTBox" calcext:value-type="string">
            <text:p>IoTBox</text:p>
          </table:table-cell>
          <table:table-cell table:style-name="ce12" table:formula="of:=VLOOKUP([.$A101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101];[$T_Wires.$A:.$P];15)" office:value-type="string" office:string-value="OK" calcext:value-type="string">
            <text:p>OK</text:p>
          </table:table-cell>
          <table:table-cell table:style-name="ce12" table:formula="of:=VLOOKUP([.$A10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0</text:p>
          </table:table-cell>
          <table:table-cell table:style-name="ce12" table:formula="of:=VLOOKUP([.$A102];[$T_Wires.$A:.$P];2)" office:value-type="string" office:string-value="Wire" calcext:value-type="string">
            <text:p>Wire</text:p>
          </table:table-cell>
          <table:table-cell table:style-name="ce12" table:formula="of:=VLOOKUP([.$A102];[$T_Wires.$A:.$P];3)" office:value-type="string" office:string-value="IoTBox" calcext:value-type="string">
            <text:p>IoTBox</text:p>
          </table:table-cell>
          <table:table-cell table:style-name="ce12" table:formula="of:=VLOOKUP([.$A102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102];[$T_Wires.$A:.$P];15)" office:value-type="string" office:string-value="OK" calcext:value-type="string">
            <text:p>OK</text:p>
          </table:table-cell>
          <table:table-cell table:style-name="ce12" table:formula="of:=VLOOKUP([.$A10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1</text:p>
          </table:table-cell>
          <table:table-cell table:style-name="ce12" table:formula="of:=VLOOKUP([.$A103];[$T_Wires.$A:.$P];2)" office:value-type="string" office:string-value="Wire" calcext:value-type="string">
            <text:p>Wire</text:p>
          </table:table-cell>
          <table:table-cell table:style-name="ce12" table:formula="of:=VLOOKUP([.$A103];[$T_Wires.$A:.$P];3)" office:value-type="string" office:string-value="IoTBox" calcext:value-type="string">
            <text:p>IoTBox</text:p>
          </table:table-cell>
          <table:table-cell table:style-name="ce12" table:formula="of:=VLOOKUP([.$A103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103];[$T_Wires.$A:.$P];15)" office:value-type="string" office:string-value="TODO" calcext:value-type="string">
            <text:p>TODO</text:p>
          </table:table-cell>
          <table:table-cell table:style-name="ce12" table:formula="of:=VLOOKUP([.$A103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2</text:p>
          </table:table-cell>
          <table:table-cell table:style-name="ce12" table:formula="of:=VLOOKUP([.$A104];[$T_Wires.$A:.$P];2)" office:value-type="string" office:string-value="Wire" calcext:value-type="string">
            <text:p>Wire</text:p>
          </table:table-cell>
          <table:table-cell table:style-name="ce12" table:formula="of:=VLOOKUP([.$A104];[$T_Wires.$A:.$P];3)" office:value-type="string" office:string-value="IoTBox" calcext:value-type="string">
            <text:p>IoTBox</text:p>
          </table:table-cell>
          <table:table-cell table:style-name="ce12" table:formula="of:=VLOOKUP([.$A104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104];[$T_Wires.$A:.$P];15)" office:value-type="string" office:string-value="TODO" calcext:value-type="string">
            <text:p>TODO</text:p>
          </table:table-cell>
          <table:table-cell table:style-name="ce12" table:formula="of:=VLOOKUP([.$A104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3</text:p>
          </table:table-cell>
          <table:table-cell table:style-name="ce12" table:formula="of:=VLOOKUP([.$A105];[$T_Wires.$A:.$P];2)" office:value-type="string" office:string-value="Wire" calcext:value-type="string">
            <text:p>Wire</text:p>
          </table:table-cell>
          <table:table-cell table:style-name="ce12" table:formula="of:=VLOOKUP([.$A105];[$T_Wires.$A:.$P];3)" office:value-type="string" office:string-value="IoTBox" calcext:value-type="string">
            <text:p>IoTBox</text:p>
          </table:table-cell>
          <table:table-cell table:style-name="ce12" table:formula="of:=VLOOKUP([.$A105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105];[$T_Wires.$A:.$P];15)" office:value-type="string" office:string-value="TODO" calcext:value-type="string">
            <text:p>TODO</text:p>
          </table:table-cell>
          <table:table-cell table:style-name="ce12" table:formula="of:=VLOOKUP([.$A105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4</text:p>
          </table:table-cell>
          <table:table-cell table:style-name="ce12" table:formula="of:=VLOOKUP([.$A106];[$T_Wires.$A:.$P];2)" office:value-type="string" office:string-value="Wire" calcext:value-type="string">
            <text:p>Wire</text:p>
          </table:table-cell>
          <table:table-cell table:style-name="ce12" table:formula="of:=VLOOKUP([.$A106];[$T_Wires.$A:.$P];3)" office:value-type="string" office:string-value="IoTBox" calcext:value-type="string">
            <text:p>IoTBox</text:p>
          </table:table-cell>
          <table:table-cell table:style-name="ce12" table:formula="of:=VLOOKUP([.$A106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106];[$T_Wires.$A:.$P];15)" office:value-type="string" office:string-value="TODO" calcext:value-type="string">
            <text:p>TODO</text:p>
          </table:table-cell>
          <table:table-cell table:style-name="ce12" table:formula="of:=VLOOKUP([.$A106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5</text:p>
          </table:table-cell>
          <table:table-cell table:style-name="ce12" table:formula="of:=VLOOKUP([.$A107];[$T_Wires.$A:.$P];2)" office:value-type="string" office:string-value="Wire" calcext:value-type="string">
            <text:p>Wire</text:p>
          </table:table-cell>
          <table:table-cell table:style-name="ce12" table:formula="of:=VLOOKUP([.$A107];[$T_Wires.$A:.$P];3)" office:value-type="string" office:string-value="IoTBox" calcext:value-type="string">
            <text:p>IoTBox</text:p>
          </table:table-cell>
          <table:table-cell table:style-name="ce12" table:formula="of:=VLOOKUP([.$A107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107];[$T_Wires.$A:.$P];15)" office:value-type="string" office:string-value="TODO" calcext:value-type="string">
            <text:p>TODO</text:p>
          </table:table-cell>
          <table:table-cell table:style-name="ce12" table:formula="of:=VLOOKUP([.$A107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6</text:p>
          </table:table-cell>
          <table:table-cell table:style-name="ce12" table:formula="of:=VLOOKUP([.$A108];[$T_Wires.$A:.$P];2)" office:value-type="string" office:string-value="Wire" calcext:value-type="string">
            <text:p>Wire</text:p>
          </table:table-cell>
          <table:table-cell table:style-name="ce12" table:formula="of:=VLOOKUP([.$A108];[$T_Wires.$A:.$P];3)" office:value-type="string" office:string-value="IoTBox" calcext:value-type="string">
            <text:p>IoTBox</text:p>
          </table:table-cell>
          <table:table-cell table:style-name="ce12" table:formula="of:=VLOOKUP([.$A108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108];[$T_Wires.$A:.$P];15)" office:value-type="string" office:string-value="TODO" calcext:value-type="string">
            <text:p>TODO</text:p>
          </table:table-cell>
          <table:table-cell table:style-name="ce12" table:formula="of:=VLOOKUP([.$A108];[$T_Wires.$A:.$P];16)" office:value-type="string" office:string-value="Custom Board" calcext:value-type="string">
            <text:p>Custom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7</text:p>
          </table:table-cell>
          <table:table-cell table:style-name="ce12" table:formula="of:=VLOOKUP([.$A109];[$T_Wires.$A:.$P];2)" office:value-type="string" office:string-value="Wire" calcext:value-type="string">
            <text:p>Wire</text:p>
          </table:table-cell>
          <table:table-cell table:style-name="ce12" table:formula="of:=VLOOKUP([.$A109];[$T_Wires.$A:.$P];3)" office:value-type="string" office:string-value="IoTBox" calcext:value-type="string">
            <text:p>IoTBox</text:p>
          </table:table-cell>
          <table:table-cell table:style-name="ce12" table:formula="of:=VLOOKUP([.$A109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109];[$T_Wires.$A:.$P];15)" office:value-type="string" office:string-value="OK" calcext:value-type="string">
            <text:p>OK</text:p>
          </table:table-cell>
          <table:table-cell table:style-name="ce12" table:formula="of:=VLOOKUP([.$A10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8</text:p>
          </table:table-cell>
          <table:table-cell table:style-name="ce12" table:formula="of:=VLOOKUP([.$A110];[$T_Wires.$A:.$P];2)" office:value-type="string" office:string-value="Wire" calcext:value-type="string">
            <text:p>Wire</text:p>
          </table:table-cell>
          <table:table-cell table:style-name="ce12" table:formula="of:=VLOOKUP([.$A110];[$T_Wires.$A:.$P];3)" office:value-type="string" office:string-value="IoTBox" calcext:value-type="string">
            <text:p>IoTBox</text:p>
          </table:table-cell>
          <table:table-cell table:style-name="ce12" table:formula="of:=VLOOKUP([.$A110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110];[$T_Wires.$A:.$P];15)" office:value-type="string" office:string-value="OK" calcext:value-type="string">
            <text:p>OK</text:p>
          </table:table-cell>
          <table:table-cell table:style-name="ce12" table:formula="of:=VLOOKUP([.$A11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19</text:p>
          </table:table-cell>
          <table:table-cell table:style-name="ce12" table:formula="of:=VLOOKUP([.$A111];[$T_Wires.$A:.$P];2)" office:value-type="string" office:string-value="Wire" calcext:value-type="string">
            <text:p>Wire</text:p>
          </table:table-cell>
          <table:table-cell table:style-name="ce12" table:formula="of:=VLOOKUP([.$A111];[$T_Wires.$A:.$P];3)" office:value-type="string" office:string-value="IoTBox" calcext:value-type="string">
            <text:p>IoTBox</text:p>
          </table:table-cell>
          <table:table-cell table:style-name="ce12" table:formula="of:=VLOOKUP([.$A111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111];[$T_Wires.$A:.$P];15)" office:value-type="string" office:string-value="OK" calcext:value-type="string">
            <text:p>OK</text:p>
          </table:table-cell>
          <table:table-cell table:style-name="ce12" table:formula="of:=VLOOKUP([.$A11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0</text:p>
          </table:table-cell>
          <table:table-cell table:style-name="ce12" table:formula="of:=VLOOKUP([.$A112];[$T_Wires.$A:.$P];2)" office:value-type="string" office:string-value="Wire" calcext:value-type="string">
            <text:p>Wire</text:p>
          </table:table-cell>
          <table:table-cell table:style-name="ce12" table:formula="of:=VLOOKUP([.$A112];[$T_Wires.$A:.$P];3)" office:value-type="string" office:string-value="IoTBox" calcext:value-type="string">
            <text:p>IoTBox</text:p>
          </table:table-cell>
          <table:table-cell table:style-name="ce12" table:formula="of:=VLOOKUP([.$A112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112];[$T_Wires.$A:.$P];15)" office:value-type="string" office:string-value="OK" calcext:value-type="string">
            <text:p>OK</text:p>
          </table:table-cell>
          <table:table-cell table:style-name="ce12" table:formula="of:=VLOOKUP([.$A11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1</text:p>
          </table:table-cell>
          <table:table-cell table:style-name="ce12" table:formula="of:=VLOOKUP([.$A113];[$T_Wires.$A:.$P];2)" office:value-type="string" office:string-value="Wire" calcext:value-type="string">
            <text:p>Wire</text:p>
          </table:table-cell>
          <table:table-cell table:style-name="ce12" table:formula="of:=VLOOKUP([.$A113];[$T_Wires.$A:.$P];3)" office:value-type="string" office:string-value="IoTBox" calcext:value-type="string">
            <text:p>IoTBox</text:p>
          </table:table-cell>
          <table:table-cell table:style-name="ce12" table:formula="of:=VLOOKUP([.$A113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113];[$T_Wires.$A:.$P];15)" office:value-type="string" office:string-value="OK" calcext:value-type="string">
            <text:p>OK</text:p>
          </table:table-cell>
          <table:table-cell table:style-name="ce12" table:formula="of:=VLOOKUP([.$A11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2</text:p>
          </table:table-cell>
          <table:table-cell table:style-name="ce12" table:formula="of:=VLOOKUP([.$A114];[$T_Wires.$A:.$P];2)" office:value-type="string" office:string-value="Wire" calcext:value-type="string">
            <text:p>Wire</text:p>
          </table:table-cell>
          <table:table-cell table:style-name="ce12" table:formula="of:=VLOOKUP([.$A114];[$T_Wires.$A:.$P];3)" office:value-type="string" office:string-value="IoTBox" calcext:value-type="string">
            <text:p>IoTBox</text:p>
          </table:table-cell>
          <table:table-cell table:style-name="ce12" table:formula="of:=VLOOKUP([.$A114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114];[$T_Wires.$A:.$P];15)" office:value-type="string" office:string-value="OK" calcext:value-type="string">
            <text:p>OK</text:p>
          </table:table-cell>
          <table:table-cell table:style-name="ce12" table:formula="of:=VLOOKUP([.$A11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3</text:p>
          </table:table-cell>
          <table:table-cell table:style-name="ce12" table:formula="of:=VLOOKUP([.$A115];[$T_Wires.$A:.$P];2)" office:value-type="string" office:string-value="Wire" calcext:value-type="string">
            <text:p>Wire</text:p>
          </table:table-cell>
          <table:table-cell table:style-name="ce12" table:formula="of:=VLOOKUP([.$A115];[$T_Wires.$A:.$P];3)" office:value-type="string" office:string-value="IoTBox" calcext:value-type="string">
            <text:p>IoTBox</text:p>
          </table:table-cell>
          <table:table-cell table:style-name="ce12" table:formula="of:=VLOOKUP([.$A115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115];[$T_Wires.$A:.$P];15)" office:value-type="string" office:string-value="OK" calcext:value-type="string">
            <text:p>OK</text:p>
          </table:table-cell>
          <table:table-cell table:style-name="ce12" table:formula="of:=VLOOKUP([.$A11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4</text:p>
          </table:table-cell>
          <table:table-cell table:style-name="ce12" table:formula="of:=VLOOKUP([.$A116];[$T_Wires.$A:.$P];2)" office:value-type="string" office:string-value="Wire" calcext:value-type="string">
            <text:p>Wire</text:p>
          </table:table-cell>
          <table:table-cell table:style-name="ce12" table:formula="of:=VLOOKUP([.$A116];[$T_Wires.$A:.$P];3)" office:value-type="string" office:string-value="IoTBox" calcext:value-type="string">
            <text:p>IoTBox</text:p>
          </table:table-cell>
          <table:table-cell table:style-name="ce12" table:formula="of:=VLOOKUP([.$A116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116];[$T_Wires.$A:.$P];15)" office:value-type="string" office:string-value="OK" calcext:value-type="string">
            <text:p>OK</text:p>
          </table:table-cell>
          <table:table-cell table:style-name="ce12" table:formula="of:=VLOOKUP([.$A11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5</text:p>
          </table:table-cell>
          <table:table-cell table:style-name="ce12" table:formula="of:=VLOOKUP([.$A117];[$T_Wires.$A:.$P];2)" office:value-type="string" office:string-value="Wire" calcext:value-type="string">
            <text:p>Wire</text:p>
          </table:table-cell>
          <table:table-cell table:style-name="ce12" table:formula="of:=VLOOKUP([.$A117];[$T_Wires.$A:.$P];3)" office:value-type="string" office:string-value="IoTBox" calcext:value-type="string">
            <text:p>IoTBox</text:p>
          </table:table-cell>
          <table:table-cell table:style-name="ce12" table:formula="of:=VLOOKUP([.$A117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117];[$T_Wires.$A:.$P];15)" office:value-type="string" office:string-value="TODO" calcext:value-type="string">
            <text:p>TODO</text:p>
          </table:table-cell>
          <table:table-cell table:style-name="ce12" table:formula="of:=VLOOKUP([.$A117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6</text:p>
          </table:table-cell>
          <table:table-cell table:style-name="ce12" table:formula="of:=VLOOKUP([.$A118];[$T_Wires.$A:.$P];2)" office:value-type="string" office:string-value="Wire" calcext:value-type="string">
            <text:p>Wire</text:p>
          </table:table-cell>
          <table:table-cell table:style-name="ce12" table:formula="of:=VLOOKUP([.$A118];[$T_Wires.$A:.$P];3)" office:value-type="string" office:string-value="IoTBox" calcext:value-type="string">
            <text:p>IoTBox</text:p>
          </table:table-cell>
          <table:table-cell table:style-name="ce12" table:formula="of:=VLOOKUP([.$A118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118];[$T_Wires.$A:.$P];15)" office:value-type="string" office:string-value="TODO" calcext:value-type="string">
            <text:p>TODO</text:p>
          </table:table-cell>
          <table:table-cell table:style-name="ce12" table:formula="of:=VLOOKUP([.$A118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7</text:p>
          </table:table-cell>
          <table:table-cell table:style-name="ce12" table:formula="of:=VLOOKUP([.$A119];[$T_Wires.$A:.$P];2)" office:value-type="string" office:string-value="Wire" calcext:value-type="string">
            <text:p>Wire</text:p>
          </table:table-cell>
          <table:table-cell table:style-name="ce12" table:formula="of:=VLOOKUP([.$A119];[$T_Wires.$A:.$P];3)" office:value-type="string" office:string-value="IoTBox" calcext:value-type="string">
            <text:p>IoTBox</text:p>
          </table:table-cell>
          <table:table-cell table:style-name="ce12" table:formula="of:=VLOOKUP([.$A119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119];[$T_Wires.$A:.$P];15)" office:value-type="string" office:string-value="TODO" calcext:value-type="string">
            <text:p>TODO</text:p>
          </table:table-cell>
          <table:table-cell table:style-name="ce12" table:formula="of:=VLOOKUP([.$A119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8</text:p>
          </table:table-cell>
          <table:table-cell table:style-name="ce12" table:formula="of:=VLOOKUP([.$A120];[$T_Wires.$A:.$P];2)" office:value-type="string" office:string-value="Wire" calcext:value-type="string">
            <text:p>Wire</text:p>
          </table:table-cell>
          <table:table-cell table:style-name="ce12" table:formula="of:=VLOOKUP([.$A120];[$T_Wires.$A:.$P];3)" office:value-type="string" office:string-value="IoTBox" calcext:value-type="string">
            <text:p>IoTBox</text:p>
          </table:table-cell>
          <table:table-cell table:style-name="ce12" table:formula="of:=VLOOKUP([.$A120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120];[$T_Wires.$A:.$P];15)" office:value-type="string" office:string-value="TODO" calcext:value-type="string">
            <text:p>TODO</text:p>
          </table:table-cell>
          <table:table-cell table:style-name="ce12" table:formula="of:=VLOOKUP([.$A120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29</text:p>
          </table:table-cell>
          <table:table-cell table:style-name="ce12" table:formula="of:=VLOOKUP([.$A121];[$T_Wires.$A:.$P];2)" office:value-type="string" office:string-value="Wire" calcext:value-type="string">
            <text:p>Wire</text:p>
          </table:table-cell>
          <table:table-cell table:style-name="ce12" table:formula="of:=VLOOKUP([.$A121];[$T_Wires.$A:.$P];3)" office:value-type="string" office:string-value="IoTBox" calcext:value-type="string">
            <text:p>IoTBox</text:p>
          </table:table-cell>
          <table:table-cell table:style-name="ce12" table:formula="of:=VLOOKUP([.$A121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121];[$T_Wires.$A:.$P];15)" office:value-type="string" office:string-value="TODO" calcext:value-type="string">
            <text:p>TODO</text:p>
          </table:table-cell>
          <table:table-cell table:style-name="ce12" table:formula="of:=VLOOKUP([.$A121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_W30</text:p>
          </table:table-cell>
          <table:table-cell table:style-name="ce12" table:formula="of:=VLOOKUP([.$A122];[$T_Wires.$A:.$P];2)" office:value-type="string" office:string-value="Wire" calcext:value-type="string">
            <text:p>Wire</text:p>
          </table:table-cell>
          <table:table-cell table:style-name="ce12" table:formula="of:=VLOOKUP([.$A122];[$T_Wires.$A:.$P];3)" office:value-type="string" office:string-value="IoTBox" calcext:value-type="string">
            <text:p>IoTBox</text:p>
          </table:table-cell>
          <table:table-cell table:style-name="ce12" table:formula="of:=VLOOKUP([.$A122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122];[$T_Wires.$A:.$P];15)" office:value-type="string" office:string-value="TODO" calcext:value-type="string">
            <text:p>TODO</text:p>
          </table:table-cell>
          <table:table-cell table:style-name="ce12" table:formula="of:=VLOOKUP([.$A122];[$T_Wires.$A:.$P];16)" office:value-type="string" office:string-value="Create wire CustBoard to GPIO" calcext:value-type="string">
            <text:p>Create wire CustBoard to GP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BB01</text:p>
          </table:table-cell>
          <table:table-cell table:style-name="ce12" table:formula="of:=VLOOKUP([.$A123];[$T_Others.$A:.$H];2)" office:value-type="string" office:string-value="Other" calcext:value-type="string">
            <text:p>Other</text:p>
          </table:table-cell>
          <table:table-cell table:style-name="ce12" table:formula="of:=VLOOKUP([.$A123];[$T_Others.$A:.$H];3)" office:value-type="string" office:string-value="PowerBox" calcext:value-type="string">
            <text:p>PowerBox</text:p>
          </table:table-cell>
          <table:table-cell table:style-name="ce12" table:formula="of:=VLOOKUP([.$A123];[$T_Others.$A:.$H];4)" office:value-type="string" office:string-value="Main Bus Bar" calcext:value-type="string">
            <text:p>Main Bus Bar</text:p>
          </table:table-cell>
          <table:table-cell table:style-name="ce12" table:formula="of:=VLOOKUP([.$A123];[$T_Others.$A:.$H];7)" office:value-type="string" office:string-value="OK" calcext:value-type="string">
            <text:p>OK</text:p>
          </table:table-cell>
          <table:table-cell table:style-name="ce12" table:formula="of:=VLOOKUP([.$A123];[$T_Other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1</text:p>
          </table:table-cell>
          <table:table-cell table:style-name="ce12" table:formula="of:=VLOOKUP([.$A124];[$T_Connectors.$A:.$H];2)" office:value-type="string" office:string-value="Conn" calcext:value-type="string">
            <text:p>Conn</text:p>
          </table:table-cell>
          <table:table-cell table:style-name="ce12" table:formula="of:=VLOOKUP([.$A124];[$T_Connectors.$A:.$H];3)" office:value-type="string" office:string-value="PowerBox" calcext:value-type="string">
            <text:p>PowerBox</text:p>
          </table:table-cell>
          <table:table-cell table:style-name="ce12" table:formula="of:=VLOOKUP([.$A124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124];[$T_Connectors.$A:.$H];7)" office:value-type="string" office:string-value="TODO" calcext:value-type="string">
            <text:p>TODO</text:p>
          </table:table-cell>
          <table:table-cell table:style-name="ce12" table:formula="of:=VLOOKUP([.$A124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2</text:p>
          </table:table-cell>
          <table:table-cell table:style-name="ce12" table:formula="of:=VLOOKUP([.$A125];[$T_Connectors.$A:.$H];2)" office:value-type="string" office:string-value="Conn" calcext:value-type="string">
            <text:p>Conn</text:p>
          </table:table-cell>
          <table:table-cell table:style-name="ce12" table:formula="of:=VLOOKUP([.$A125];[$T_Connectors.$A:.$H];3)" office:value-type="string" office:string-value="PowerBox" calcext:value-type="string">
            <text:p>PowerBox</text:p>
          </table:table-cell>
          <table:table-cell table:style-name="ce12" table:formula="of:=VLOOKUP([.$A125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125];[$T_Connectors.$A:.$H];7)" office:value-type="string" office:string-value="TODO" calcext:value-type="string">
            <text:p>TODO</text:p>
          </table:table-cell>
          <table:table-cell table:style-name="ce12" table:formula="of:=VLOOKUP([.$A125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C03</text:p>
          </table:table-cell>
          <table:table-cell table:style-name="ce12" table:formula="of:=VLOOKUP([.$A126];[$T_Connectors.$A:.$H];2)" office:value-type="string" office:string-value="Conn" calcext:value-type="string">
            <text:p>Conn</text:p>
          </table:table-cell>
          <table:table-cell table:style-name="ce12" table:formula="of:=VLOOKUP([.$A126];[$T_Connectors.$A:.$H];3)" office:value-type="string" office:string-value="PowerBox" calcext:value-type="string">
            <text:p>PowerBox</text:p>
          </table:table-cell>
          <table:table-cell table:style-name="ce12" table:formula="of:=VLOOKUP([.$A126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126];[$T_Connectors.$A:.$H];7)" office:value-type="string" office:string-value="TODO" calcext:value-type="string">
            <text:p>TODO</text:p>
          </table:table-cell>
          <table:table-cell table:style-name="ce12" table:formula="of:=VLOOKUP([.$A126];[$T_Connectors.$A:.$H];8)" office:value-type="string" office:string-value="Change with real connector" calcext:value-type="string">
            <text:p>Change with real connector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127];[$T_Devices.$A:.$H];2)" office:value-type="string" office:string-value="Device" calcext:value-type="string">
            <text:p>Device</text:p>
          </table:table-cell>
          <table:table-cell table:style-name="ce12" table:formula="of:=VLOOKUP([.$A127];[$T_Devices.$A:.$H];3)" office:value-type="string" office:string-value="PowerBox" calcext:value-type="string">
            <text:p>PowerBox</text:p>
          </table:table-cell>
          <table:table-cell table:style-name="ce12" table:formula="of:=VLOOKUP([.$A127];[$T_Devices.$A:.$H];4)" office:value-type="string" office:string-value="Inverter" calcext:value-type="string">
            <text:p>Inverter</text:p>
          </table:table-cell>
          <table:table-cell table:style-name="ce12" table:formula="of:=VLOOKUP([.$A127];[$T_Devices.$A:.$H];7)" office:value-type="string" office:string-value="OK" calcext:value-type="string">
            <text:p>OK</text:p>
          </table:table-cell>
          <table:table-cell table:style-name="ce12" table:formula="of:=VLOOKUP([.$A127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128];[$T_Devices.$A:.$H];2)" office:value-type="string" office:string-value="Device" calcext:value-type="string">
            <text:p>Device</text:p>
          </table:table-cell>
          <table:table-cell table:style-name="ce12" table:formula="of:=VLOOKUP([.$A128];[$T_Devices.$A:.$H];3)" office:value-type="string" office:string-value="PowerBox" calcext:value-type="string">
            <text:p>PowerBox</text:p>
          </table:table-cell>
          <table:table-cell table:style-name="ce12" table:formula="of:=VLOOKUP([.$A128];[$T_Devices.$A:.$H];4)" office:value-type="string" office:string-value="Solar Charger" calcext:value-type="string">
            <text:p>Solar Charger</text:p>
          </table:table-cell>
          <table:table-cell table:style-name="ce12" table:formula="of:=VLOOKUP([.$A128];[$T_Devices.$A:.$H];7)" office:value-type="string" office:string-value="OK" calcext:value-type="string">
            <text:p>OK</text:p>
          </table:table-cell>
          <table:table-cell table:style-name="ce12" table:formula="of:=VLOOKUP([.$A128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129];[$T_Devices.$A:.$H];2)" office:value-type="string" office:string-value="Device" calcext:value-type="string">
            <text:p>Device</text:p>
          </table:table-cell>
          <table:table-cell table:style-name="ce12" table:formula="of:=VLOOKUP([.$A129];[$T_Devices.$A:.$H];3)" office:value-type="string" office:string-value="PowerBox" calcext:value-type="string">
            <text:p>PowerBox</text:p>
          </table:table-cell>
          <table:table-cell table:style-name="ce12" table:formula="of:=VLOOKUP([.$A129];[$T_Devices.$A:.$H];4)" office:value-type="string" office:string-value="DC/DC or CSB2" calcext:value-type="string">
            <text:p>DC/DC or CSB2</text:p>
          </table:table-cell>
          <table:table-cell table:style-name="ce12" table:formula="of:=VLOOKUP([.$A129];[$T_Devices.$A:.$H];7)" office:value-type="string" office:string-value="OK" calcext:value-type="string">
            <text:p>OK</text:p>
          </table:table-cell>
          <table:table-cell table:style-name="ce12" table:formula="of:=VLOOKUP([.$A129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130];[$T_Devices.$A:.$H];2)" office:value-type="string" office:string-value="Device" calcext:value-type="string">
            <text:p>Device</text:p>
          </table:table-cell>
          <table:table-cell table:style-name="ce12" table:formula="of:=VLOOKUP([.$A130];[$T_Devices.$A:.$H];3)" office:value-type="string" office:string-value="PowerBox" calcext:value-type="string">
            <text:p>PowerBox</text:p>
          </table:table-cell>
          <table:table-cell table:style-name="ce12" table:formula="of:=VLOOKUP([.$A130];[$T_Devices.$A:.$H];4)" office:value-type="string" office:string-value="Power Charger" calcext:value-type="string">
            <text:p>Power Charger</text:p>
          </table:table-cell>
          <table:table-cell table:style-name="ce12" table:formula="of:=VLOOKUP([.$A130];[$T_Devices.$A:.$H];7)" office:value-type="string" office:string-value="OK" calcext:value-type="string">
            <text:p>OK</text:p>
          </table:table-cell>
          <table:table-cell table:style-name="ce12" table:formula="of:=VLOOKUP([.$A130];[$T_Devic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31];[$T_Fuses.$A:.$H];2)" office:value-type="string" office:string-value="Fuse" calcext:value-type="string">
            <text:p>Fuse</text:p>
          </table:table-cell>
          <table:table-cell table:style-name="ce12" table:formula="of:=VLOOKUP([.$A131];[$T_Fuses.$A:.$H];3)" office:value-type="string" office:string-value="PowerBox" calcext:value-type="string">
            <text:p>PowerBox</text:p>
          </table:table-cell>
          <table:table-cell table:style-name="ce12" table:formula="of:=VLOOKUP([.$A131];[$T_Fuses.$A:.$H];4)" office:value-type="string" office:string-value="Fuse Inverter" calcext:value-type="string">
            <text:p>Fuse Inverter</text:p>
          </table:table-cell>
          <table:table-cell table:style-name="ce12" table:formula="of:=VLOOKUP([.$A131];[$T_Fuses.$A:.$H];7)" office:value-type="string" office:string-value="OK" calcext:value-type="string">
            <text:p>OK</text:p>
          </table:table-cell>
          <table:table-cell table:style-name="ce12" table:formula="of:=VLOOKUP([.$A131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32];[$T_Fuses.$A:.$H];2)" office:value-type="string" office:string-value="Fuse" calcext:value-type="string">
            <text:p>Fuse</text:p>
          </table:table-cell>
          <table:table-cell table:style-name="ce12" table:formula="of:=VLOOKUP([.$A132];[$T_Fuses.$A:.$H];3)" office:value-type="string" office:string-value="PowerBox" calcext:value-type="string">
            <text:p>PowerBox</text:p>
          </table:table-cell>
          <table:table-cell table:style-name="ce12" table:formula="of:=VLOOKUP([.$A132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32];[$T_Fuses.$A:.$H];7)" office:value-type="string" office:string-value="OK" calcext:value-type="string">
            <text:p>OK</text:p>
          </table:table-cell>
          <table:table-cell table:style-name="ce12" table:formula="of:=VLOOKUP([.$A132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33];[$T_Fuses.$A:.$H];2)" office:value-type="string" office:string-value="Fuse" calcext:value-type="string">
            <text:p>Fuse</text:p>
          </table:table-cell>
          <table:table-cell table:style-name="ce12" table:formula="of:=VLOOKUP([.$A133];[$T_Fuses.$A:.$H];3)" office:value-type="string" office:string-value="PowerBox" calcext:value-type="string">
            <text:p>PowerBox</text:p>
          </table:table-cell>
          <table:table-cell table:style-name="ce12" table:formula="of:=VLOOKUP([.$A133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33];[$T_Fuses.$A:.$H];7)" office:value-type="string" office:string-value="OK" calcext:value-type="string">
            <text:p>OK</text:p>
          </table:table-cell>
          <table:table-cell table:style-name="ce12" table:formula="of:=VLOOKUP([.$A133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34];[$T_Fuses.$A:.$H];2)" office:value-type="string" office:string-value="Fuse" calcext:value-type="string">
            <text:p>Fuse</text:p>
          </table:table-cell>
          <table:table-cell table:style-name="ce12" table:formula="of:=VLOOKUP([.$A134];[$T_Fuses.$A:.$H];3)" office:value-type="string" office:string-value="PowerBox" calcext:value-type="string">
            <text:p>PowerBox</text:p>
          </table:table-cell>
          <table:table-cell table:style-name="ce12" table:formula="of:=VLOOKUP([.$A134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34];[$T_Fuses.$A:.$H];7)" office:value-type="string" office:string-value="OK" calcext:value-type="string">
            <text:p>OK</text:p>
          </table:table-cell>
          <table:table-cell table:style-name="ce12" table:formula="of:=VLOOKUP([.$A134];[$T_Fuses.$A:.$H];8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SW01</text:p>
          </table:table-cell>
          <table:table-cell table:style-name="ce12" table:formula="of:=VLOOKUP([.$A135];[$T_Others.$A:.$H];2)" office:value-type="string" office:string-value="Other" calcext:value-type="string">
            <text:p>Other</text:p>
          </table:table-cell>
          <table:table-cell table:style-name="ce12" table:formula="of:=VLOOKUP([.$A135];[$T_Others.$A:.$H];3)" office:value-type="string" office:string-value="PowerBox" calcext:value-type="string">
            <text:p>PowerBox</text:p>
          </table:table-cell>
          <table:table-cell table:style-name="ce12" table:formula="of:=VLOOKUP([.$A135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35];[$T_Others.$A:.$H];7)" office:value-type="string" office:string-value="TODO" calcext:value-type="string">
            <text:p>TODO</text:p>
          </table:table-cell>
          <table:table-cell table:style-name="ce12" table:formula="of:=VLOOKUP([.$A135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table:style-name="ce12" table:formula="of:=VLOOKUP([.$A136];[$T_Others.$A:.$H];2)" office:value-type="string" office:string-value="Other" calcext:value-type="string">
            <text:p>Other</text:p>
          </table:table-cell>
          <table:table-cell table:style-name="ce12" table:formula="of:=VLOOKUP([.$A136];[$T_Others.$A:.$H];3)" office:value-type="string" office:string-value="PowerBox" calcext:value-type="string">
            <text:p>PowerBox</text:p>
          </table:table-cell>
          <table:table-cell table:style-name="ce12" table:formula="of:=VLOOKUP([.$A136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36];[$T_Others.$A:.$H];7)" office:value-type="string" office:string-value="TODO" calcext:value-type="string">
            <text:p>TODO</text:p>
          </table:table-cell>
          <table:table-cell table:style-name="ce12" table:formula="of:=VLOOKUP([.$A136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table:style-name="ce12" table:formula="of:=VLOOKUP([.$A137];[$T_Others.$A:.$H];2)" office:value-type="string" office:string-value="Other" calcext:value-type="string">
            <text:p>Other</text:p>
          </table:table-cell>
          <table:table-cell table:style-name="ce12" table:formula="of:=VLOOKUP([.$A137];[$T_Others.$A:.$H];3)" office:value-type="string" office:string-value="PowerBox" calcext:value-type="string">
            <text:p>PowerBox</text:p>
          </table:table-cell>
          <table:table-cell table:style-name="ce12" table:formula="of:=VLOOKUP([.$A137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37];[$T_Others.$A:.$H];7)" office:value-type="string" office:string-value="TODO" calcext:value-type="string">
            <text:p>TODO</text:p>
          </table:table-cell>
          <table:table-cell table:style-name="ce12" table:formula="of:=VLOOKUP([.$A137];[$T_Others.$A:.$H];8)" office:value-type="string" office:string-value="Change with Magetotoermico" calcext:value-type="string">
            <text:p>Change with Magetotoerm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0</text:p>
          </table:table-cell>
          <table:table-cell table:style-name="ce12" table:formula="of:=VLOOKUP([.$A138];[$T_Wires.$A:.$P];2)" office:value-type="string" office:string-value="Wire" calcext:value-type="string">
            <text:p>Wire</text:p>
          </table:table-cell>
          <table:table-cell table:style-name="ce12" table:formula="of:=VLOOKUP([.$A138];[$T_Wires.$A:.$P];3)" office:value-type="string" office:string-value="PowerBox" calcext:value-type="string">
            <text:p>PowerBox</text:p>
          </table:table-cell>
          <table:table-cell table:style-name="ce12" table:formula="of:=VLOOKUP([.$A138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38];[$T_Wires.$A:.$P];15)" office:value-type="string" office:string-value="OK" calcext:value-type="string">
            <text:p>OK</text:p>
          </table:table-cell>
          <table:table-cell table:style-name="ce12" table:formula="of:=VLOOKUP([.$A13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1</text:p>
          </table:table-cell>
          <table:table-cell table:style-name="ce12" table:formula="of:=VLOOKUP([.$A139];[$T_Wires.$A:.$P];2)" office:value-type="string" office:string-value="Wire" calcext:value-type="string">
            <text:p>Wire</text:p>
          </table:table-cell>
          <table:table-cell table:style-name="ce12" table:formula="of:=VLOOKUP([.$A139];[$T_Wires.$A:.$P];3)" office:value-type="string" office:string-value="PowerBox" calcext:value-type="string">
            <text:p>PowerBox</text:p>
          </table:table-cell>
          <table:table-cell table:style-name="ce12" table:formula="of:=VLOOKUP([.$A139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39];[$T_Wires.$A:.$P];15)" office:value-type="string" office:string-value="OK" calcext:value-type="string">
            <text:p>OK</text:p>
          </table:table-cell>
          <table:table-cell table:style-name="ce12" table:formula="of:=VLOOKUP([.$A13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2</text:p>
          </table:table-cell>
          <table:table-cell table:style-name="ce12" table:formula="of:=VLOOKUP([.$A140];[$T_Wires.$A:.$P];2)" office:value-type="string" office:string-value="Wire" calcext:value-type="string">
            <text:p>Wire</text:p>
          </table:table-cell>
          <table:table-cell table:style-name="ce12" table:formula="of:=VLOOKUP([.$A140];[$T_Wires.$A:.$P];3)" office:value-type="string" office:string-value="PowerBox" calcext:value-type="string">
            <text:p>PowerBox</text:p>
          </table:table-cell>
          <table:table-cell table:style-name="ce12" table:formula="of:=VLOOKUP([.$A140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40];[$T_Wires.$A:.$P];15)" office:value-type="string" office:string-value="OK" calcext:value-type="string">
            <text:p>OK</text:p>
          </table:table-cell>
          <table:table-cell table:style-name="ce12" table:formula="of:=VLOOKUP([.$A14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3</text:p>
          </table:table-cell>
          <table:table-cell table:style-name="ce12" table:formula="of:=VLOOKUP([.$A141];[$T_Wires.$A:.$P];2)" office:value-type="string" office:string-value="Wire" calcext:value-type="string">
            <text:p>Wire</text:p>
          </table:table-cell>
          <table:table-cell table:style-name="ce12" table:formula="of:=VLOOKUP([.$A141];[$T_Wires.$A:.$P];3)" office:value-type="string" office:string-value="PowerBox" calcext:value-type="string">
            <text:p>PowerBox</text:p>
          </table:table-cell>
          <table:table-cell table:style-name="ce12" table:formula="of:=VLOOKUP([.$A141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141];[$T_Wires.$A:.$P];15)" office:value-type="string" office:string-value="OK" calcext:value-type="string">
            <text:p>OK</text:p>
          </table:table-cell>
          <table:table-cell table:style-name="ce12" table:formula="of:=VLOOKUP([.$A14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4</text:p>
          </table:table-cell>
          <table:table-cell table:style-name="ce12" table:formula="of:=VLOOKUP([.$A142];[$T_Wires.$A:.$P];2)" office:value-type="string" office:string-value="Wire" calcext:value-type="string">
            <text:p>Wire</text:p>
          </table:table-cell>
          <table:table-cell table:style-name="ce12" table:formula="of:=VLOOKUP([.$A142];[$T_Wires.$A:.$P];3)" office:value-type="string" office:string-value="PowerBox" calcext:value-type="string">
            <text:p>PowerBox</text:p>
          </table:table-cell>
          <table:table-cell table:style-name="ce12" table:formula="of:=VLOOKUP([.$A142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142];[$T_Wires.$A:.$P];15)" office:value-type="string" office:string-value="OK" calcext:value-type="string">
            <text:p>OK</text:p>
          </table:table-cell>
          <table:table-cell table:style-name="ce12" table:formula="of:=VLOOKUP([.$A14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5</text:p>
          </table:table-cell>
          <table:table-cell table:style-name="ce12" table:formula="of:=VLOOKUP([.$A143];[$T_Wires.$A:.$P];2)" office:value-type="string" office:string-value="Wire" calcext:value-type="string">
            <text:p>Wire</text:p>
          </table:table-cell>
          <table:table-cell table:style-name="ce12" table:formula="of:=VLOOKUP([.$A143];[$T_Wires.$A:.$P];3)" office:value-type="string" office:string-value="PowerBox" calcext:value-type="string">
            <text:p>PowerBox</text:p>
          </table:table-cell>
          <table:table-cell table:style-name="ce12" table:formula="of:=VLOOKUP([.$A143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143];[$T_Wires.$A:.$P];15)" office:value-type="string" office:string-value="OK" calcext:value-type="string">
            <text:p>OK</text:p>
          </table:table-cell>
          <table:table-cell table:style-name="ce12" table:formula="of:=VLOOKUP([.$A14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6</text:p>
          </table:table-cell>
          <table:table-cell table:style-name="ce12" table:formula="of:=VLOOKUP([.$A144];[$T_Wires.$A:.$P];2)" office:value-type="string" office:string-value="Wire" calcext:value-type="string">
            <text:p>Wire</text:p>
          </table:table-cell>
          <table:table-cell table:style-name="ce12" table:formula="of:=VLOOKUP([.$A144];[$T_Wires.$A:.$P];3)" office:value-type="string" office:string-value="PowerBox" calcext:value-type="string">
            <text:p>PowerBox</text:p>
          </table:table-cell>
          <table:table-cell table:style-name="ce12" table:formula="of:=VLOOKUP([.$A144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144];[$T_Wires.$A:.$P];15)" office:value-type="string" office:string-value="OK" calcext:value-type="string">
            <text:p>OK</text:p>
          </table:table-cell>
          <table:table-cell table:style-name="ce12" table:formula="of:=VLOOKUP([.$A14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7</text:p>
          </table:table-cell>
          <table:table-cell table:style-name="ce12" table:formula="of:=VLOOKUP([.$A145];[$T_Wires.$A:.$P];2)" office:value-type="string" office:string-value="Wire" calcext:value-type="string">
            <text:p>Wire</text:p>
          </table:table-cell>
          <table:table-cell table:style-name="ce12" table:formula="of:=VLOOKUP([.$A145];[$T_Wires.$A:.$P];3)" office:value-type="string" office:string-value="PowerBox" calcext:value-type="string">
            <text:p>PowerBox</text:p>
          </table:table-cell>
          <table:table-cell table:style-name="ce12" table:formula="of:=VLOOKUP([.$A145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145];[$T_Wires.$A:.$P];15)" office:value-type="string" office:string-value="OK" calcext:value-type="string">
            <text:p>OK</text:p>
          </table:table-cell>
          <table:table-cell table:style-name="ce12" table:formula="of:=VLOOKUP([.$A14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8</text:p>
          </table:table-cell>
          <table:table-cell table:style-name="ce12" table:formula="of:=VLOOKUP([.$A146];[$T_Wires.$A:.$P];2)" office:value-type="string" office:string-value="Wire" calcext:value-type="string">
            <text:p>Wire</text:p>
          </table:table-cell>
          <table:table-cell table:style-name="ce12" table:formula="of:=VLOOKUP([.$A146];[$T_Wires.$A:.$P];3)" office:value-type="string" office:string-value="PowerBox" calcext:value-type="string">
            <text:p>PowerBox</text:p>
          </table:table-cell>
          <table:table-cell table:style-name="ce12" table:formula="of:=VLOOKUP([.$A146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146];[$T_Wires.$A:.$P];15)" office:value-type="string" office:string-value="OK" calcext:value-type="string">
            <text:p>OK</text:p>
          </table:table-cell>
          <table:table-cell table:style-name="ce12" table:formula="of:=VLOOKUP([.$A14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09</text:p>
          </table:table-cell>
          <table:table-cell table:style-name="ce12" table:formula="of:=VLOOKUP([.$A147];[$T_Wires.$A:.$P];2)" office:value-type="string" office:string-value="Wire" calcext:value-type="string">
            <text:p>Wire</text:p>
          </table:table-cell>
          <table:table-cell table:style-name="ce12" table:formula="of:=VLOOKUP([.$A147];[$T_Wires.$A:.$P];3)" office:value-type="string" office:string-value="PowerBox" calcext:value-type="string">
            <text:p>PowerBox</text:p>
          </table:table-cell>
          <table:table-cell table:style-name="ce12" table:formula="of:=VLOOKUP([.$A147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147];[$T_Wires.$A:.$P];15)" office:value-type="string" office:string-value="OK" calcext:value-type="string">
            <text:p>OK</text:p>
          </table:table-cell>
          <table:table-cell table:style-name="ce12" table:formula="of:=VLOOKUP([.$A14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0</text:p>
          </table:table-cell>
          <table:table-cell table:style-name="ce12" table:formula="of:=VLOOKUP([.$A148];[$T_Wires.$A:.$P];2)" office:value-type="string" office:string-value="Wire" calcext:value-type="string">
            <text:p>Wire</text:p>
          </table:table-cell>
          <table:table-cell table:style-name="ce12" table:formula="of:=VLOOKUP([.$A148];[$T_Wires.$A:.$P];3)" office:value-type="string" office:string-value="PowerBox" calcext:value-type="string">
            <text:p>PowerBox</text:p>
          </table:table-cell>
          <table:table-cell table:style-name="ce12" table:formula="of:=VLOOKUP([.$A148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148];[$T_Wires.$A:.$P];15)" office:value-type="string" office:string-value="OK" calcext:value-type="string">
            <text:p>OK</text:p>
          </table:table-cell>
          <table:table-cell table:style-name="ce12" table:formula="of:=VLOOKUP([.$A14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1</text:p>
          </table:table-cell>
          <table:table-cell table:style-name="ce12" table:formula="of:=VLOOKUP([.$A149];[$T_Wires.$A:.$P];2)" office:value-type="string" office:string-value="Wire" calcext:value-type="string">
            <text:p>Wire</text:p>
          </table:table-cell>
          <table:table-cell table:style-name="ce12" table:formula="of:=VLOOKUP([.$A149];[$T_Wires.$A:.$P];3)" office:value-type="string" office:string-value="PowerBox" calcext:value-type="string">
            <text:p>PowerBox</text:p>
          </table:table-cell>
          <table:table-cell table:style-name="ce12" table:formula="of:=VLOOKUP([.$A149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149];[$T_Wires.$A:.$P];15)" office:value-type="string" office:string-value="OK" calcext:value-type="string">
            <text:p>OK</text:p>
          </table:table-cell>
          <table:table-cell table:style-name="ce12" table:formula="of:=VLOOKUP([.$A14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2</text:p>
          </table:table-cell>
          <table:table-cell table:style-name="ce12" table:formula="of:=VLOOKUP([.$A150];[$T_Wires.$A:.$P];2)" office:value-type="string" office:string-value="Wire" calcext:value-type="string">
            <text:p>Wire</text:p>
          </table:table-cell>
          <table:table-cell table:style-name="ce12" table:formula="of:=VLOOKUP([.$A150];[$T_Wires.$A:.$P];3)" office:value-type="string" office:string-value="PowerBox" calcext:value-type="string">
            <text:p>PowerBox</text:p>
          </table:table-cell>
          <table:table-cell table:style-name="ce12" table:formula="of:=VLOOKUP([.$A150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150];[$T_Wires.$A:.$P];15)" office:value-type="string" office:string-value="OK" calcext:value-type="string">
            <text:p>OK</text:p>
          </table:table-cell>
          <table:table-cell table:style-name="ce12" table:formula="of:=VLOOKUP([.$A15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3</text:p>
          </table:table-cell>
          <table:table-cell table:style-name="ce12" table:formula="of:=VLOOKUP([.$A151];[$T_Wires.$A:.$P];2)" office:value-type="string" office:string-value="Wire" calcext:value-type="string">
            <text:p>Wire</text:p>
          </table:table-cell>
          <table:table-cell table:style-name="ce12" table:formula="of:=VLOOKUP([.$A151];[$T_Wires.$A:.$P];3)" office:value-type="string" office:string-value="PowerBox" calcext:value-type="string">
            <text:p>PowerBox</text:p>
          </table:table-cell>
          <table:table-cell table:style-name="ce12" table:formula="of:=VLOOKUP([.$A151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151];[$T_Wires.$A:.$P];15)" office:value-type="string" office:string-value="OK" calcext:value-type="string">
            <text:p>OK</text:p>
          </table:table-cell>
          <table:table-cell table:style-name="ce12" table:formula="of:=VLOOKUP([.$A15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4</text:p>
          </table:table-cell>
          <table:table-cell table:style-name="ce12" table:formula="of:=VLOOKUP([.$A152];[$T_Wires.$A:.$P];2)" office:value-type="string" office:string-value="Wire" calcext:value-type="string">
            <text:p>Wire</text:p>
          </table:table-cell>
          <table:table-cell table:style-name="ce12" table:formula="of:=VLOOKUP([.$A152];[$T_Wires.$A:.$P];3)" office:value-type="string" office:string-value="PowerBox" calcext:value-type="string">
            <text:p>PowerBox</text:p>
          </table:table-cell>
          <table:table-cell table:style-name="ce12" table:formula="of:=VLOOKUP([.$A152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152];[$T_Wires.$A:.$P];15)" office:value-type="string" office:string-value="OK" calcext:value-type="string">
            <text:p>OK</text:p>
          </table:table-cell>
          <table:table-cell table:style-name="ce12" table:formula="of:=VLOOKUP([.$A15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5</text:p>
          </table:table-cell>
          <table:table-cell table:style-name="ce12" table:formula="of:=VLOOKUP([.$A153];[$T_Wires.$A:.$P];2)" office:value-type="string" office:string-value="Wire" calcext:value-type="string">
            <text:p>Wire</text:p>
          </table:table-cell>
          <table:table-cell table:style-name="ce12" table:formula="of:=VLOOKUP([.$A153];[$T_Wires.$A:.$P];3)" office:value-type="string" office:string-value="PowerBox" calcext:value-type="string">
            <text:p>PowerBox</text:p>
          </table:table-cell>
          <table:table-cell table:style-name="ce12" table:formula="of:=VLOOKUP([.$A153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153];[$T_Wires.$A:.$P];15)" office:value-type="string" office:string-value="OK" calcext:value-type="string">
            <text:p>OK</text:p>
          </table:table-cell>
          <table:table-cell table:style-name="ce12" table:formula="of:=VLOOKUP([.$A153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6</text:p>
          </table:table-cell>
          <table:table-cell table:style-name="ce12" table:formula="of:=VLOOKUP([.$A154];[$T_Wires.$A:.$P];2)" office:value-type="string" office:string-value="Wire" calcext:value-type="string">
            <text:p>Wire</text:p>
          </table:table-cell>
          <table:table-cell table:style-name="ce12" table:formula="of:=VLOOKUP([.$A154];[$T_Wires.$A:.$P];3)" office:value-type="string" office:string-value="PowerBox" calcext:value-type="string">
            <text:p>PowerBox</text:p>
          </table:table-cell>
          <table:table-cell table:style-name="ce12" table:formula="of:=VLOOKUP([.$A154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154];[$T_Wires.$A:.$P];15)" office:value-type="string" office:string-value="OK" calcext:value-type="string">
            <text:p>OK</text:p>
          </table:table-cell>
          <table:table-cell table:style-name="ce12" table:formula="of:=VLOOKUP([.$A154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7</text:p>
          </table:table-cell>
          <table:table-cell table:style-name="ce12" table:formula="of:=VLOOKUP([.$A155];[$T_Wires.$A:.$P];2)" office:value-type="string" office:string-value="Wire" calcext:value-type="string">
            <text:p>Wire</text:p>
          </table:table-cell>
          <table:table-cell table:style-name="ce12" table:formula="of:=VLOOKUP([.$A155];[$T_Wires.$A:.$P];3)" office:value-type="string" office:string-value="PowerBox" calcext:value-type="string">
            <text:p>PowerBox</text:p>
          </table:table-cell>
          <table:table-cell table:style-name="ce12" table:formula="of:=VLOOKUP([.$A155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155];[$T_Wires.$A:.$P];15)" office:value-type="string" office:string-value="OK" calcext:value-type="string">
            <text:p>OK</text:p>
          </table:table-cell>
          <table:table-cell table:style-name="ce12" table:formula="of:=VLOOKUP([.$A155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table:style-name="ce12" table:formula="of:=VLOOKUP([.$A156];[$T_Wires.$A:.$P];2)" office:value-type="string" office:string-value="Wire" calcext:value-type="string">
            <text:p>Wire</text:p>
          </table:table-cell>
          <table:table-cell table:style-name="ce12" table:formula="of:=VLOOKUP([.$A156];[$T_Wires.$A:.$P];3)" office:value-type="string" office:string-value="PowerBox" calcext:value-type="string">
            <text:p>PowerBox</text:p>
          </table:table-cell>
          <table:table-cell table:style-name="ce12" table:formula="of:=VLOOKUP([.$A156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156];[$T_Wires.$A:.$P];15)" office:value-type="string" office:string-value="NA" calcext:value-type="string">
            <text:p>NA</text:p>
          </table:table-cell>
          <table:table-cell table:style-name="ce12" table:formula="of:=VLOOKUP([.$A156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8</text:p>
          </table:table-cell>
          <table:table-cell table:style-name="ce12" table:formula="of:=VLOOKUP([.$A157];[$T_Wires.$A:.$P];2)" office:value-type="string" office:string-value="Wire" calcext:value-type="string">
            <text:p>Wire</text:p>
          </table:table-cell>
          <table:table-cell table:style-name="ce12" table:formula="of:=VLOOKUP([.$A157];[$T_Wires.$A:.$P];3)" office:value-type="string" office:string-value="PowerBox" calcext:value-type="string">
            <text:p>PowerBox</text:p>
          </table:table-cell>
          <table:table-cell table:style-name="ce12" table:formula="of:=VLOOKUP([.$A157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157];[$T_Wires.$A:.$P];15)" office:value-type="string" office:string-value="OK" calcext:value-type="string">
            <text:p>OK</text:p>
          </table:table-cell>
          <table:table-cell table:style-name="ce12" table:formula="of:=VLOOKUP([.$A157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19</text:p>
          </table:table-cell>
          <table:table-cell table:style-name="ce12" table:formula="of:=VLOOKUP([.$A158];[$T_Wires.$A:.$P];2)" office:value-type="string" office:string-value="Wire" calcext:value-type="string">
            <text:p>Wire</text:p>
          </table:table-cell>
          <table:table-cell table:style-name="ce12" table:formula="of:=VLOOKUP([.$A158];[$T_Wires.$A:.$P];3)" office:value-type="string" office:string-value="PowerBox" calcext:value-type="string">
            <text:p>PowerBox</text:p>
          </table:table-cell>
          <table:table-cell table:style-name="ce12" table:formula="of:=VLOOKUP([.$A158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158];[$T_Wires.$A:.$P];15)" office:value-type="string" office:string-value="OK" calcext:value-type="string">
            <text:p>OK</text:p>
          </table:table-cell>
          <table:table-cell table:style-name="ce12" table:formula="of:=VLOOKUP([.$A158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0</text:p>
          </table:table-cell>
          <table:table-cell table:style-name="ce12" table:formula="of:=VLOOKUP([.$A159];[$T_Wires.$A:.$P];2)" office:value-type="string" office:string-value="Wire" calcext:value-type="string">
            <text:p>Wire</text:p>
          </table:table-cell>
          <table:table-cell table:style-name="ce12" table:formula="of:=VLOOKUP([.$A159];[$T_Wires.$A:.$P];3)" office:value-type="string" office:string-value="PowerBox" calcext:value-type="string">
            <text:p>PowerBox</text:p>
          </table:table-cell>
          <table:table-cell table:style-name="ce12" table:formula="of:=VLOOKUP([.$A159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159];[$T_Wires.$A:.$P];15)" office:value-type="string" office:string-value="OK" calcext:value-type="string">
            <text:p>OK</text:p>
          </table:table-cell>
          <table:table-cell table:style-name="ce12" table:formula="of:=VLOOKUP([.$A159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1</text:p>
          </table:table-cell>
          <table:table-cell table:style-name="ce12" table:formula="of:=VLOOKUP([.$A160];[$T_Wires.$A:.$P];2)" office:value-type="string" office:string-value="Wire" calcext:value-type="string">
            <text:p>Wire</text:p>
          </table:table-cell>
          <table:table-cell table:style-name="ce12" table:formula="of:=VLOOKUP([.$A160];[$T_Wires.$A:.$P];3)" office:value-type="string" office:string-value="PowerBox" calcext:value-type="string">
            <text:p>PowerBox</text:p>
          </table:table-cell>
          <table:table-cell table:style-name="ce12" table:formula="of:=VLOOKUP([.$A160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160];[$T_Wires.$A:.$P];15)" office:value-type="string" office:string-value="OK" calcext:value-type="string">
            <text:p>OK</text:p>
          </table:table-cell>
          <table:table-cell table:style-name="ce12" table:formula="of:=VLOOKUP([.$A160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2</text:p>
          </table:table-cell>
          <table:table-cell table:style-name="ce12" table:formula="of:=VLOOKUP([.$A161];[$T_Wires.$A:.$P];2)" office:value-type="string" office:string-value="Wire" calcext:value-type="string">
            <text:p>Wire</text:p>
          </table:table-cell>
          <table:table-cell table:style-name="ce12" table:formula="of:=VLOOKUP([.$A161];[$T_Wires.$A:.$P];3)" office:value-type="string" office:string-value="PowerBox" calcext:value-type="string">
            <text:p>PowerBox</text:p>
          </table:table-cell>
          <table:table-cell table:style-name="ce12" table:formula="of:=VLOOKUP([.$A161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161];[$T_Wires.$A:.$P];15)" office:value-type="string" office:string-value="OK" calcext:value-type="string">
            <text:p>OK</text:p>
          </table:table-cell>
          <table:table-cell table:style-name="ce12" table:formula="of:=VLOOKUP([.$A161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ow_W23</text:p>
          </table:table-cell>
          <table:table-cell table:style-name="ce12" table:formula="of:=VLOOKUP([.$A162];[$T_Wires.$A:.$P];2)" office:value-type="string" office:string-value="Wire" calcext:value-type="string">
            <text:p>Wire</text:p>
          </table:table-cell>
          <table:table-cell table:style-name="ce12" table:formula="of:=VLOOKUP([.$A162];[$T_Wires.$A:.$P];3)" office:value-type="string" office:string-value="PowerBox" calcext:value-type="string">
            <text:p>PowerBox</text:p>
          </table:table-cell>
          <table:table-cell table:style-name="ce12" table:formula="of:=VLOOKUP([.$A162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162];[$T_Wires.$A:.$P];15)" office:value-type="string" office:string-value="OK" calcext:value-type="string">
            <text:p>OK</text:p>
          </table:table-cell>
          <table:table-cell table:style-name="ce12" table:formula="of:=VLOOKUP([.$A162];[$T_Wires.$A:.$P];16)" office:value-type="float" office:value="0" calcext:value-type="float">
            <text:p/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3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x_External" table:style-name="ta1"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12" table:formula="of:=VLOOKUP([.$A2];[$T_Devices.$A:.$H];2)" office:value-type="string" office:string-value="Device" calcext:value-type="string">
            <text:p>Device</text:p>
          </table:table-cell>
          <table:table-cell table:style-name="ce12" table:formula="of:=VLOOKUP([.$A2];[$T_Devices.$A:.$H];3)" office:value-type="string" office:string-value="External" calcext:value-type="string">
            <text:p>External</text:p>
          </table:table-cell>
          <table:table-cell table:style-name="ce12" table:formula="of:=VLOOKUP([.$A2];[$T_Devices.$A:.$H];4)" office:value-type="string" office:string-value="Service Battery" calcext:value-type="string">
            <text:p>Service Battery</text:p>
          </table:table-cell>
          <table:table-cell table:style-name="ce12" table:formula="of:=VLOOKUP([.$A2];[$T_Devices.$A:.$H];7)" office:value-type="string" office:string-value="OK" calcext:value-type="string">
            <text:p>OK</text:p>
          </table:table-cell>
          <table:table-cell table:style-name="ce12" table:formula="of:=VLOOKUP([.$A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External" calcext:value-type="string">
            <text:p>External</text:p>
          </table:table-cell>
          <table:table-cell table:style-name="ce12" table:formula="of:=VLOOKUP([.$A3];[$T_Devices.$A:.$H];4)" office:value-type="string" office:string-value="Solar Panels" calcext:value-type="string">
            <text:p>Solar Panels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External" calcext:value-type="string">
            <text:p>External</text:p>
          </table:table-cell>
          <table:table-cell table:style-name="ce12" table:formula="of:=VLOOKUP([.$A4];[$T_Devices.$A:.$H];4)" office:value-type="string" office:string-value="Vehicle Battery" calcext:value-type="string">
            <text:p>Vehicle Battery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1</text:p>
          </table:table-cell>
          <table:table-cell table:style-name="ce12" table:formula="of:=VLOOKUP([.$A5];[$T_Wires.$A:.$P];2)" office:value-type="string" office:string-value="Wire" calcext:value-type="string">
            <text:p>Wire</text:p>
          </table:table-cell>
          <table:table-cell table:style-name="ce12" table:formula="of:=VLOOKUP([.$A5];[$T_Wires.$A:.$P];3)" office:value-type="string" office:string-value="External" calcext:value-type="string">
            <text:p>External</text:p>
          </table:table-cell>
          <table:table-cell table:style-name="ce12" table:formula="of:=VLOOKUP([.$A5];[$T_Wires.$A:.$P];4)" office:value-type="string" office:string-value="Ext_D1 - Pow_C1 (+)" calcext:value-type="string">
            <text:p>Ext_D1 - Pow_C1 (+)</text:p>
          </table:table-cell>
          <table:table-cell table:style-name="ce12" table:formula="of:=VLOOKUP([.$A5];[$T_Wires.$A:.$P];15)" office:value-type="string" office:string-value="OK" calcext:value-type="string">
            <text:p>OK</text:p>
          </table:table-cell>
          <table:table-cell table:style-name="ce12" table:formula="of:=VLOOKUP([.$A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2</text:p>
          </table:table-cell>
          <table:table-cell table:style-name="ce12" table:formula="of:=VLOOKUP([.$A6];[$T_Wires.$A:.$P];2)" office:value-type="string" office:string-value="Wire" calcext:value-type="string">
            <text:p>Wire</text:p>
          </table:table-cell>
          <table:table-cell table:style-name="ce12" table:formula="of:=VLOOKUP([.$A6];[$T_Wires.$A:.$P];3)" office:value-type="string" office:string-value="External" calcext:value-type="string">
            <text:p>External</text:p>
          </table:table-cell>
          <table:table-cell table:style-name="ce12" table:formula="of:=VLOOKUP([.$A6];[$T_Wires.$A:.$P];4)" office:value-type="string" office:string-value="Ext_D1 - Pow_C1 (-)" calcext:value-type="string">
            <text:p>Ext_D1 - Pow_C1 (-)</text:p>
          </table:table-cell>
          <table:table-cell table:style-name="ce12" table:formula="of:=VLOOKUP([.$A6];[$T_Wires.$A:.$P];15)" office:value-type="string" office:string-value="OK" calcext:value-type="string">
            <text:p>OK</text:p>
          </table:table-cell>
          <table:table-cell table:style-name="ce12" table:formula="of:=VLOOKUP([.$A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3</text:p>
          </table:table-cell>
          <table:table-cell table:style-name="ce12" table:formula="of:=VLOOKUP([.$A7];[$T_Wires.$A:.$P];2)" office:value-type="string" office:string-value="Wire" calcext:value-type="string">
            <text:p>Wire</text:p>
          </table:table-cell>
          <table:table-cell table:style-name="ce12" table:formula="of:=VLOOKUP([.$A7];[$T_Wires.$A:.$P];3)" office:value-type="string" office:string-value="External" calcext:value-type="string">
            <text:p>External</text:p>
          </table:table-cell>
          <table:table-cell table:style-name="ce12" table:formula="of:=VLOOKUP([.$A7];[$T_Wires.$A:.$P];4)" office:value-type="string" office:string-value="Ext_D2 - Pow_C2 (+)" calcext:value-type="string">
            <text:p>Ext_D2 - Pow_C2 (+)</text:p>
          </table:table-cell>
          <table:table-cell table:style-name="ce12" table:formula="of:=VLOOKUP([.$A7];[$T_Wires.$A:.$P];15)" office:value-type="string" office:string-value="TODO" calcext:value-type="string">
            <text:p>TODO</text:p>
          </table:table-cell>
          <table:table-cell table:style-name="ce12" table:formula="of:=VLOOKUP([.$A7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4</text:p>
          </table:table-cell>
          <table:table-cell table:style-name="ce12" table:formula="of:=VLOOKUP([.$A8];[$T_Wires.$A:.$P];2)" office:value-type="string" office:string-value="Wire" calcext:value-type="string">
            <text:p>Wire</text:p>
          </table:table-cell>
          <table:table-cell table:style-name="ce12" table:formula="of:=VLOOKUP([.$A8];[$T_Wires.$A:.$P];3)" office:value-type="string" office:string-value="External" calcext:value-type="string">
            <text:p>External</text:p>
          </table:table-cell>
          <table:table-cell table:style-name="ce12" table:formula="of:=VLOOKUP([.$A8];[$T_Wires.$A:.$P];4)" office:value-type="string" office:string-value="Ext_D2 - Pow_C2 (-)" calcext:value-type="string">
            <text:p>Ext_D2 - Pow_C2 (-)</text:p>
          </table:table-cell>
          <table:table-cell table:style-name="ce12" table:formula="of:=VLOOKUP([.$A8];[$T_Wires.$A:.$P];15)" office:value-type="string" office:string-value="TODO" calcext:value-type="string">
            <text:p>TODO</text:p>
          </table:table-cell>
          <table:table-cell table:style-name="ce12" table:formula="of:=VLOOKUP([.$A8];[$T_Wires.$A:.$P];16)" office:value-type="string" office:string-value="Fix Cables" calcext:value-type="string">
            <text:p>Fix Cables</text:p>
          </table:table-cell>
        </table:table-row>
        <table:table-row table:style-name="ro1">
          <table:table-cell table:style-name="ce9" office:value-type="string" calcext:value-type="string">
            <text:p>Ext_W05</text:p>
          </table:table-cell>
          <table:table-cell table:style-name="ce12" table:formula="of:=VLOOKUP([.$A9];[$T_Wires.$A:.$P];2)" office:value-type="string" office:string-value="Wire" calcext:value-type="string">
            <text:p>Wire</text:p>
          </table:table-cell>
          <table:table-cell table:style-name="ce12" table:formula="of:=VLOOKUP([.$A9];[$T_Wires.$A:.$P];3)" office:value-type="string" office:string-value="External" calcext:value-type="string">
            <text:p>External</text:p>
          </table:table-cell>
          <table:table-cell table:style-name="ce12" table:formula="of:=VLOOKUP([.$A9];[$T_Wires.$A:.$P];4)" office:value-type="string" office:string-value="Ext_D3 - Pow_C3 (+)" calcext:value-type="string">
            <text:p>Ext_D3 - Pow_C3 (+)</text:p>
          </table:table-cell>
          <table:table-cell table:style-name="ce12" table:formula="of:=VLOOKUP([.$A9];[$T_Wires.$A:.$P];15)" office:value-type="string" office:string-value="OK" calcext:value-type="string">
            <text:p>OK</text:p>
          </table:table-cell>
          <table:table-cell table:style-name="ce12" table:formula="of:=VLOOKUP([.$A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Ext_W06</text:p>
          </table:table-cell>
          <table:table-cell table:style-name="ce12" table:formula="of:=VLOOKUP([.$A10];[$T_Wires.$A:.$P];2)" office:value-type="string" office:string-value="Wire" calcext:value-type="string">
            <text:p>Wire</text:p>
          </table:table-cell>
          <table:table-cell table:style-name="ce12" table:formula="of:=VLOOKUP([.$A10];[$T_Wires.$A:.$P];3)" office:value-type="string" office:string-value="External" calcext:value-type="string">
            <text:p>External</text:p>
          </table:table-cell>
          <table:table-cell table:style-name="ce12" table:formula="of:=VLOOKUP([.$A10];[$T_Wires.$A:.$P];4)" office:value-type="string" office:string-value="Ext_D3 - Pow_C3 (-)" calcext:value-type="string">
            <text:p>Ext_D3 - Pow_C3 (-)</text:p>
          </table:table-cell>
          <table:table-cell table:style-name="ce12" table:formula="of:=VLOOKUP([.$A10];[$T_Wires.$A:.$P];15)" office:value-type="string" office:string-value="OK" calcext:value-type="string">
            <text:p>OK</text:p>
          </table:table-cell>
          <table:table-cell table:style-name="ce12" table:formula="of:=VLOOKUP([.$A10];[$T_Wires.$A:.$P];16)" office:value-type="float" office:value="0" calcext:value-type="float">
            <text:p/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Power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Pow_BB01</text:p>
          </table:table-cell>
          <table:table-cell table:style-name="ce12" table:formula="of:=VLOOKUP([.$A2];[$T_Others.$A:.$H];2)" office:value-type="string" office:string-value="Other" calcext:value-type="string">
            <text:p>Other</text:p>
          </table:table-cell>
          <table:table-cell table:style-name="ce12" table:formula="of:=VLOOKUP([.$A2];[$T_Others.$A:.$H];3)" office:value-type="string" office:string-value="PowerBox" calcext:value-type="string">
            <text:p>PowerBox</text:p>
          </table:table-cell>
          <table:table-cell table:style-name="ce12" table:formula="of:=VLOOKUP([.$A2];[$T_Others.$A:.$H];4)" office:value-type="string" office:string-value="Main Bus Bar" calcext:value-type="string">
            <text:p>Main Bus Bar</text:p>
          </table:table-cell>
          <table:table-cell table:style-name="ce12" table:formula="of:=VLOOKUP([.$A2];[$T_Others.$A:.$H];7)" office:value-type="string" office:string-value="OK" calcext:value-type="string">
            <text:p>OK</text:p>
          </table:table-cell>
          <table:table-cell table:style-name="ce12" table:formula="of:=VLOOKUP([.$A2];[$T_Other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C01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PowerBox" calcext:value-type="string">
            <text:p>PowerBox</text:p>
          </table:table-cell>
          <table:table-cell table:style-name="ce12" table:formula="of:=VLOOKUP([.$A3];[$T_Connectors.$A:.$H];4)" office:value-type="string" office:string-value="Connector Service Battery" calcext:value-type="string">
            <text:p>Connector Service Battery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2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PowerBox" calcext:value-type="string">
            <text:p>PowerBox</text:p>
          </table:table-cell>
          <table:table-cell table:style-name="ce12" table:formula="of:=VLOOKUP([.$A4];[$T_Connectors.$A:.$H];4)" office:value-type="string" office:string-value="Connector Solar Panels" calcext:value-type="string">
            <text:p>Connector Solar Panels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C03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PowerBox" calcext:value-type="string">
            <text:p>PowerBox</text:p>
          </table:table-cell>
          <table:table-cell table:style-name="ce12" table:formula="of:=VLOOKUP([.$A5];[$T_Connectors.$A:.$H];4)" office:value-type="string" office:string-value="Connector Vehicle Battery" calcext:value-type="string">
            <text:p>Connector Vehicle Battery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Change with real connector" calcext:value-type="string">
            <text:p>Change with real connector</text:p>
          </table:table-cell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PowerBox" calcext:value-type="string">
            <text:p>PowerBox</text:p>
          </table:table-cell>
          <table:table-cell table:style-name="ce12" table:formula="of:=VLOOKUP([.$A6];[$T_Devices.$A:.$H];4)" office:value-type="string" office:string-value="Inverter" calcext:value-type="string">
            <text:p>Inverter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PowerBox" calcext:value-type="string">
            <text:p>PowerBox</text:p>
          </table:table-cell>
          <table:table-cell table:style-name="ce12" table:formula="of:=VLOOKUP([.$A7];[$T_Devices.$A:.$H];4)" office:value-type="string" office:string-value="Solar Charger" calcext:value-type="string">
            <text:p>Solar Charger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PowerBox" calcext:value-type="string">
            <text:p>PowerBox</text:p>
          </table:table-cell>
          <table:table-cell table:style-name="ce12" table:formula="of:=VLOOKUP([.$A8];[$T_Devices.$A:.$H];4)" office:value-type="string" office:string-value="DC/DC or CSB2" calcext:value-type="string">
            <text:p>DC/DC or CSB2</text:p>
          </table:table-cell>
          <table:table-cell table:style-name="ce12" table:formula="of:=VLOOKUP([.$A8];[$T_Devices.$A:.$H];7)" office:value-type="string" office:string-value="OK" calcext:value-type="string">
            <text:p>OK</text:p>
          </table:table-cell>
          <table:table-cell table:style-name="ce12" table:formula="of:=VLOOKUP([.$A8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PowerBox" calcext:value-type="string">
            <text:p>PowerBox</text:p>
          </table:table-cell>
          <table:table-cell table:style-name="ce12" table:formula="of:=VLOOKUP([.$A9];[$T_Devices.$A:.$H];4)" office:value-type="string" office:string-value="Power Charger" calcext:value-type="string">
            <text:p>Power Charger</text:p>
          </table:table-cell>
          <table:table-cell table:style-name="ce12" table:formula="of:=VLOOKUP([.$A9];[$T_Devices.$A:.$H];7)" office:value-type="string" office:string-value="OK" calcext:value-type="string">
            <text:p>OK</text:p>
          </table:table-cell>
          <table:table-cell table:style-name="ce12" table:formula="of:=VLOOKUP([.$A9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F01</text:p>
          </table:table-cell>
          <table:table-cell table:style-name="ce12" table:formula="of:=VLOOKUP([.$A10];[$T_Fuses.$A:.$H];2)" office:value-type="string" office:string-value="Fuse" calcext:value-type="string">
            <text:p>Fuse</text:p>
          </table:table-cell>
          <table:table-cell table:style-name="ce12" table:formula="of:=VLOOKUP([.$A10];[$T_Fuses.$A:.$H];3)" office:value-type="string" office:string-value="PowerBox" calcext:value-type="string">
            <text:p>PowerBox</text:p>
          </table:table-cell>
          <table:table-cell table:style-name="ce12" table:formula="of:=VLOOKUP([.$A10];[$T_Fuses.$A:.$H];4)" office:value-type="string" office:string-value="Fuse Inverter" calcext:value-type="string">
            <text:p>Fuse Inverter</text:p>
          </table:table-cell>
          <table:table-cell table:style-name="ce12" table:formula="of:=VLOOKUP([.$A10];[$T_Fuses.$A:.$H];7)" office:value-type="string" office:string-value="OK" calcext:value-type="string">
            <text:p>OK</text:p>
          </table:table-cell>
          <table:table-cell table:style-name="ce12" table:formula="of:=VLOOKUP([.$A1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2</text:p>
          </table:table-cell>
          <table:table-cell table:style-name="ce12" table:formula="of:=VLOOKUP([.$A11];[$T_Fuses.$A:.$H];2)" office:value-type="string" office:string-value="Fuse" calcext:value-type="string">
            <text:p>Fuse</text:p>
          </table:table-cell>
          <table:table-cell table:style-name="ce12" table:formula="of:=VLOOKUP([.$A11];[$T_Fuses.$A:.$H];3)" office:value-type="string" office:string-value="PowerBox" calcext:value-type="string">
            <text:p>PowerBox</text:p>
          </table:table-cell>
          <table:table-cell table:style-name="ce12" table:formula="of:=VLOOKUP([.$A11];[$T_Fuses.$A:.$H];4)" office:value-type="string" office:string-value="Fuse Solar Charger" calcext:value-type="string">
            <text:p>Fuse Solar Charger</text:p>
          </table:table-cell>
          <table:table-cell table:style-name="ce12" table:formula="of:=VLOOKUP([.$A11];[$T_Fuses.$A:.$H];7)" office:value-type="string" office:string-value="OK" calcext:value-type="string">
            <text:p>OK</text:p>
          </table:table-cell>
          <table:table-cell table:style-name="ce12" table:formula="of:=VLOOKUP([.$A1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3</text:p>
          </table:table-cell>
          <table:table-cell table:style-name="ce12" table:formula="of:=VLOOKUP([.$A12];[$T_Fuses.$A:.$H];2)" office:value-type="string" office:string-value="Fuse" calcext:value-type="string">
            <text:p>Fuse</text:p>
          </table:table-cell>
          <table:table-cell table:style-name="ce12" table:formula="of:=VLOOKUP([.$A12];[$T_Fuses.$A:.$H];3)" office:value-type="string" office:string-value="PowerBox" calcext:value-type="string">
            <text:p>PowerBox</text:p>
          </table:table-cell>
          <table:table-cell table:style-name="ce12" table:formula="of:=VLOOKUP([.$A12];[$T_Fuses.$A:.$H];4)" office:value-type="string" office:string-value="Fuse Vehicle Battery" calcext:value-type="string">
            <text:p>Fuse Vehicle Battery</text:p>
          </table:table-cell>
          <table:table-cell table:style-name="ce12" table:formula="of:=VLOOKUP([.$A12];[$T_Fuses.$A:.$H];7)" office:value-type="string" office:string-value="OK" calcext:value-type="string">
            <text:p>OK</text:p>
          </table:table-cell>
          <table:table-cell table:style-name="ce12" table:formula="of:=VLOOKUP([.$A1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F04</text:p>
          </table:table-cell>
          <table:table-cell table:style-name="ce12" table:formula="of:=VLOOKUP([.$A13];[$T_Fuses.$A:.$H];2)" office:value-type="string" office:string-value="Fuse" calcext:value-type="string">
            <text:p>Fuse</text:p>
          </table:table-cell>
          <table:table-cell table:style-name="ce12" table:formula="of:=VLOOKUP([.$A13];[$T_Fuses.$A:.$H];3)" office:value-type="string" office:string-value="PowerBox" calcext:value-type="string">
            <text:p>PowerBox</text:p>
          </table:table-cell>
          <table:table-cell table:style-name="ce12" table:formula="of:=VLOOKUP([.$A13];[$T_Fuses.$A:.$H];4)" office:value-type="string" office:string-value="Fuse Power Charger" calcext:value-type="string">
            <text:p>Fuse Power Charger</text:p>
          </table:table-cell>
          <table:table-cell table:style-name="ce12" table:formula="of:=VLOOKUP([.$A13];[$T_Fuses.$A:.$H];7)" office:value-type="string" office:string-value="OK" calcext:value-type="string">
            <text:p>OK</text:p>
          </table:table-cell>
          <table:table-cell table:style-name="ce12" table:formula="of:=VLOOKUP([.$A1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SW01</text:p>
          </table:table-cell>
          <table:table-cell table:style-name="ce12" table:formula="of:=VLOOKUP([.$A14];[$T_Others.$A:.$H];2)" office:value-type="string" office:string-value="Other" calcext:value-type="string">
            <text:p>Other</text:p>
          </table:table-cell>
          <table:table-cell table:style-name="ce12" table:formula="of:=VLOOKUP([.$A14];[$T_Others.$A:.$H];3)" office:value-type="string" office:string-value="PowerBox" calcext:value-type="string">
            <text:p>PowerBox</text:p>
          </table:table-cell>
          <table:table-cell table:style-name="ce12" table:formula="of:=VLOOKUP([.$A14];[$T_Others.$A:.$H];4)" office:value-type="string" office:string-value="Switch Service Battery" calcext:value-type="string">
            <text:p>Switch Service Battery</text:p>
          </table:table-cell>
          <table:table-cell table:style-name="ce12" table:formula="of:=VLOOKUP([.$A14];[$T_Others.$A:.$H];7)" office:value-type="string" office:string-value="TODO" calcext:value-type="string">
            <text:p>TODO</text:p>
          </table:table-cell>
          <table:table-cell table:style-name="ce12" table:formula="of:=VLOOKUP([.$A14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2</text:p>
          </table:table-cell>
          <table:table-cell table:style-name="ce12" table:formula="of:=VLOOKUP([.$A15];[$T_Others.$A:.$H];2)" office:value-type="string" office:string-value="Other" calcext:value-type="string">
            <text:p>Other</text:p>
          </table:table-cell>
          <table:table-cell table:style-name="ce12" table:formula="of:=VLOOKUP([.$A15];[$T_Others.$A:.$H];3)" office:value-type="string" office:string-value="PowerBox" calcext:value-type="string">
            <text:p>PowerBox</text:p>
          </table:table-cell>
          <table:table-cell table:style-name="ce12" table:formula="of:=VLOOKUP([.$A15];[$T_Others.$A:.$H];4)" office:value-type="string" office:string-value="Switch Solar Panels" calcext:value-type="string">
            <text:p>Switch Solar Panels</text:p>
          </table:table-cell>
          <table:table-cell table:style-name="ce12" table:formula="of:=VLOOKUP([.$A15];[$T_Others.$A:.$H];7)" office:value-type="string" office:string-value="TODO" calcext:value-type="string">
            <text:p>TODO</text:p>
          </table:table-cell>
          <table:table-cell table:style-name="ce12" table:formula="of:=VLOOKUP([.$A15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<text:span text:style-name="T1">Pow_</text:span>SW03</text:p>
          </table:table-cell>
          <table:table-cell table:style-name="ce12" table:formula="of:=VLOOKUP([.$A16];[$T_Others.$A:.$H];2)" office:value-type="string" office:string-value="Other" calcext:value-type="string">
            <text:p>Other</text:p>
          </table:table-cell>
          <table:table-cell table:style-name="ce12" table:formula="of:=VLOOKUP([.$A16];[$T_Others.$A:.$H];3)" office:value-type="string" office:string-value="PowerBox" calcext:value-type="string">
            <text:p>PowerBox</text:p>
          </table:table-cell>
          <table:table-cell table:style-name="ce12" table:formula="of:=VLOOKUP([.$A16];[$T_Others.$A:.$H];4)" office:value-type="string" office:string-value="Switch Vehicle Battery" calcext:value-type="string">
            <text:p>Switch Vehicle Battery</text:p>
          </table:table-cell>
          <table:table-cell table:style-name="ce12" table:formula="of:=VLOOKUP([.$A16];[$T_Others.$A:.$H];7)" office:value-type="string" office:string-value="TODO" calcext:value-type="string">
            <text:p>TODO</text:p>
          </table:table-cell>
          <table:table-cell table:style-name="ce12" table:formula="of:=VLOOKUP([.$A16];[$T_Others.$A:.$H];8)" office:value-type="string" office:string-value="Change with Magetotoermico" calcext:value-type="string">
            <text:p>Change with Magetotoermico</text:p>
          </table:table-cell>
        </table:table-row>
        <table:table-row table:style-name="ro1">
          <table:table-cell table:style-name="ce9" office:value-type="string" calcext:value-type="string">
            <text:p>Pow_W00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PowerBox" calcext:value-type="string">
            <text:p>PowerBox</text:p>
          </table:table-cell>
          <table:table-cell table:style-name="ce12" table:formula="of:=VLOOKUP([.$A17];[$T_Wires.$A:.$P];4)" office:value-type="string" office:string-value="Pow_D2 - IoT_D1 (Serial)" calcext:value-type="string">
            <text:p>Pow_D2 - IoT_D1 (Serial)</text:p>
          </table:table-cell>
          <table:table-cell table:style-name="ce12" table:formula="of:=VLOOKUP([.$A17];[$T_Wires.$A:.$P];15)" office:value-type="string" office:string-value="OK" calcext:value-type="string">
            <text:p>OK</text:p>
          </table:table-cell>
          <table:table-cell table:style-name="ce12" table:formula="of:=VLOOKUP([.$A1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1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PowerBox" calcext:value-type="string">
            <text:p>PowerBox</text:p>
          </table:table-cell>
          <table:table-cell table:style-name="ce12" table:formula="of:=VLOOKUP([.$A18];[$T_Wires.$A:.$P];4)" office:value-type="string" office:string-value="Pow_BB1 - Pow_SW1 (+)" calcext:value-type="string">
            <text:p>Pow_BB1 - Pow_SW1 (+)</text:p>
          </table:table-cell>
          <table:table-cell table:style-name="ce12" table:formula="of:=VLOOKUP([.$A18];[$T_Wires.$A:.$P];15)" office:value-type="string" office:string-value="OK" calcext:value-type="string">
            <text:p>OK</text:p>
          </table:table-cell>
          <table:table-cell table:style-name="ce12" table:formula="of:=VLOOKUP([.$A1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2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PowerBox" calcext:value-type="string">
            <text:p>PowerBox</text:p>
          </table:table-cell>
          <table:table-cell table:style-name="ce12" table:formula="of:=VLOOKUP([.$A19];[$T_Wires.$A:.$P];4)" office:value-type="string" office:string-value="Pow_SW1 - Pow_C1 (+)" calcext:value-type="string">
            <text:p>Pow_SW1 - Pow_C1 (+)</text:p>
          </table:table-cell>
          <table:table-cell table:style-name="ce12" table:formula="of:=VLOOKUP([.$A19];[$T_Wires.$A:.$P];15)" office:value-type="string" office:string-value="OK" calcext:value-type="string">
            <text:p>OK</text:p>
          </table:table-cell>
          <table:table-cell table:style-name="ce12" table:formula="of:=VLOOKUP([.$A1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3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PowerBox" calcext:value-type="string">
            <text:p>PowerBox</text:p>
          </table:table-cell>
          <table:table-cell table:style-name="ce12" table:formula="of:=VLOOKUP([.$A20];[$T_Wires.$A:.$P];4)" office:value-type="string" office:string-value="Pow_BB1 - Pow_C1 (-)" calcext:value-type="string">
            <text:p>Pow_BB1 - Pow_C1 (-)</text:p>
          </table:table-cell>
          <table:table-cell table:style-name="ce12" table:formula="of:=VLOOKUP([.$A20];[$T_Wires.$A:.$P];15)" office:value-type="string" office:string-value="OK" calcext:value-type="string">
            <text:p>OK</text:p>
          </table:table-cell>
          <table:table-cell table:style-name="ce12" table:formula="of:=VLOOKUP([.$A2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4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PowerBox" calcext:value-type="string">
            <text:p>PowerBox</text:p>
          </table:table-cell>
          <table:table-cell table:style-name="ce12" table:formula="of:=VLOOKUP([.$A21];[$T_Wires.$A:.$P];4)" office:value-type="string" office:string-value="Pow_BB1 - Pow_F2 (+)" calcext:value-type="string">
            <text:p>Pow_BB1 - Pow_F2 (+)</text:p>
          </table:table-cell>
          <table:table-cell table:style-name="ce12" table:formula="of:=VLOOKUP([.$A21];[$T_Wires.$A:.$P];15)" office:value-type="string" office:string-value="OK" calcext:value-type="string">
            <text:p>OK</text:p>
          </table:table-cell>
          <table:table-cell table:style-name="ce12" table:formula="of:=VLOOKUP([.$A2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5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PowerBox" calcext:value-type="string">
            <text:p>PowerBox</text:p>
          </table:table-cell>
          <table:table-cell table:style-name="ce12" table:formula="of:=VLOOKUP([.$A22];[$T_Wires.$A:.$P];4)" office:value-type="string" office:string-value="Pow_F2 - Pow_D2 (+)" calcext:value-type="string">
            <text:p>Pow_F2 - Pow_D2 (+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6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PowerBox" calcext:value-type="string">
            <text:p>PowerBox</text:p>
          </table:table-cell>
          <table:table-cell table:style-name="ce12" table:formula="of:=VLOOKUP([.$A23];[$T_Wires.$A:.$P];4)" office:value-type="string" office:string-value="Pow_BB1 - Pow_D2 (-)" calcext:value-type="string">
            <text:p>Pow_BB1 - Pow_D2 (-)</text:p>
          </table:table-cell>
          <table:table-cell table:style-name="ce12" table:formula="of:=VLOOKUP([.$A23];[$T_Wires.$A:.$P];15)" office:value-type="string" office:string-value="OK" calcext:value-type="string">
            <text:p>OK</text:p>
          </table:table-cell>
          <table:table-cell table:style-name="ce12" table:formula="of:=VLOOKUP([.$A2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7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PowerBox" calcext:value-type="string">
            <text:p>PowerBox</text:p>
          </table:table-cell>
          <table:table-cell table:style-name="ce12" table:formula="of:=VLOOKUP([.$A24];[$T_Wires.$A:.$P];4)" office:value-type="string" office:string-value="Pow_D2 - Pow_SW2 (+)" calcext:value-type="string">
            <text:p>Pow_D2 - Pow_SW2 (+)</text:p>
          </table:table-cell>
          <table:table-cell table:style-name="ce12" table:formula="of:=VLOOKUP([.$A24];[$T_Wires.$A:.$P];15)" office:value-type="string" office:string-value="OK" calcext:value-type="string">
            <text:p>OK</text:p>
          </table:table-cell>
          <table:table-cell table:style-name="ce12" table:formula="of:=VLOOKUP([.$A2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8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PowerBox" calcext:value-type="string">
            <text:p>PowerBox</text:p>
          </table:table-cell>
          <table:table-cell table:style-name="ce12" table:formula="of:=VLOOKUP([.$A25];[$T_Wires.$A:.$P];4)" office:value-type="string" office:string-value="Pow_SW2 - Pow_C2 (+)" calcext:value-type="string">
            <text:p>Pow_SW2 - Pow_C2 (+)</text:p>
          </table:table-cell>
          <table:table-cell table:style-name="ce12" table:formula="of:=VLOOKUP([.$A25];[$T_Wires.$A:.$P];15)" office:value-type="string" office:string-value="OK" calcext:value-type="string">
            <text:p>OK</text:p>
          </table:table-cell>
          <table:table-cell table:style-name="ce12" table:formula="of:=VLOOKUP([.$A2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09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PowerBox" calcext:value-type="string">
            <text:p>PowerBox</text:p>
          </table:table-cell>
          <table:table-cell table:style-name="ce12" table:formula="of:=VLOOKUP([.$A26];[$T_Wires.$A:.$P];4)" office:value-type="string" office:string-value="Pow_D2 - Pow_C2 (-)" calcext:value-type="string">
            <text:p>Pow_D2 - Pow_C2 (-)</text:p>
          </table:table-cell>
          <table:table-cell table:style-name="ce12" table:formula="of:=VLOOKUP([.$A26];[$T_Wires.$A:.$P];15)" office:value-type="string" office:string-value="OK" calcext:value-type="string">
            <text:p>OK</text:p>
          </table:table-cell>
          <table:table-cell table:style-name="ce12" table:formula="of:=VLOOKUP([.$A2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0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PowerBox" calcext:value-type="string">
            <text:p>PowerBox</text:p>
          </table:table-cell>
          <table:table-cell table:style-name="ce12" table:formula="of:=VLOOKUP([.$A27];[$T_Wires.$A:.$P];4)" office:value-type="string" office:string-value="Pow_D2 - Int_F0 (+)" calcext:value-type="string">
            <text:p>Pow_D2 - Int_F0 (+)</text:p>
          </table:table-cell>
          <table:table-cell table:style-name="ce12" table:formula="of:=VLOOKUP([.$A27];[$T_Wires.$A:.$P];15)" office:value-type="string" office:string-value="OK" calcext:value-type="string">
            <text:p>OK</text:p>
          </table:table-cell>
          <table:table-cell table:style-name="ce12" table:formula="of:=VLOOKUP([.$A2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1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PowerBox" calcext:value-type="string">
            <text:p>PowerBox</text:p>
          </table:table-cell>
          <table:table-cell table:style-name="ce12" table:formula="of:=VLOOKUP([.$A28];[$T_Wires.$A:.$P];4)" office:value-type="string" office:string-value="Pow_D2 - Int_FB0 (-)" calcext:value-type="string">
            <text:p>Pow_D2 - Int_FB0 (-)</text:p>
          </table:table-cell>
          <table:table-cell table:style-name="ce12" table:formula="of:=VLOOKUP([.$A28];[$T_Wires.$A:.$P];15)" office:value-type="string" office:string-value="OK" calcext:value-type="string">
            <text:p>OK</text:p>
          </table:table-cell>
          <table:table-cell table:style-name="ce12" table:formula="of:=VLOOKUP([.$A2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2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PowerBox" calcext:value-type="string">
            <text:p>PowerBox</text:p>
          </table:table-cell>
          <table:table-cell table:style-name="ce12" table:formula="of:=VLOOKUP([.$A29];[$T_Wires.$A:.$P];4)" office:value-type="string" office:string-value="Pow_BB1 - Pow_F3 (+)" calcext:value-type="string">
            <text:p>Pow_BB1 - Pow_F3 (+)</text:p>
          </table:table-cell>
          <table:table-cell table:style-name="ce12" table:formula="of:=VLOOKUP([.$A29];[$T_Wires.$A:.$P];15)" office:value-type="string" office:string-value="OK" calcext:value-type="string">
            <text:p>OK</text:p>
          </table:table-cell>
          <table:table-cell table:style-name="ce12" table:formula="of:=VLOOKUP([.$A2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3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PowerBox" calcext:value-type="string">
            <text:p>PowerBox</text:p>
          </table:table-cell>
          <table:table-cell table:style-name="ce12" table:formula="of:=VLOOKUP([.$A30];[$T_Wires.$A:.$P];4)" office:value-type="string" office:string-value="Pow_F3 - Pow_D3 (+)" calcext:value-type="string">
            <text:p>Pow_F3 - Pow_D3 (+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4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PowerBox" calcext:value-type="string">
            <text:p>PowerBox</text:p>
          </table:table-cell>
          <table:table-cell table:style-name="ce12" table:formula="of:=VLOOKUP([.$A31];[$T_Wires.$A:.$P];4)" office:value-type="string" office:string-value="Pow_BB1 - Pow_D3 (-)" calcext:value-type="string">
            <text:p>Pow_BB1 - Pow_D3 (-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5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PowerBox" calcext:value-type="string">
            <text:p>PowerBox</text:p>
          </table:table-cell>
          <table:table-cell table:style-name="ce12" table:formula="of:=VLOOKUP([.$A32];[$T_Wires.$A:.$P];4)" office:value-type="string" office:string-value="Pow_D3 - Pow_SW3 (+)" calcext:value-type="string">
            <text:p>Pow_D3 - Pow_SW3 (+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6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PowerBox" calcext:value-type="string">
            <text:p>PowerBox</text:p>
          </table:table-cell>
          <table:table-cell table:style-name="ce12" table:formula="of:=VLOOKUP([.$A33];[$T_Wires.$A:.$P];4)" office:value-type="string" office:string-value="Pow_SW3 - Pow_C3 (+)" calcext:value-type="string">
            <text:p>Pow_SW3 - Pow_C3 (+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7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PowerBox" calcext:value-type="string">
            <text:p>PowerBox</text:p>
          </table:table-cell>
          <table:table-cell table:style-name="ce12" table:formula="of:=VLOOKUP([.$A34];[$T_Wires.$A:.$P];4)" office:value-type="string" office:string-value="Pow_BB1 - Pow_C3 (-)" calcext:value-type="string">
            <text:p>Pow_BB1 - Pow_C3 (-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</table:table-row>
        <table:table-row table:style-name="ro1">
          <table:table-cell table:style-name="ce10" office:value-type="string" calcext:value-type="string">
            <text:p>Pow_W17.b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PowerBox" calcext:value-type="string">
            <text:p>PowerBox</text:p>
          </table:table-cell>
          <table:table-cell table:style-name="ce12" table:formula="of:=VLOOKUP([.$A35];[$T_Wires.$A:.$P];4)" office:value-type="string" office:string-value="Pow_D3 - Pow_C3 (-)" calcext:value-type="string">
            <text:p>Pow_D3 - Pow_C3 (-)</text:p>
          </table:table-cell>
          <table:table-cell table:style-name="ce12" table:formula="of:=VLOOKUP([.$A35];[$T_Wires.$A:.$P];15)" office:value-type="string" office:string-value="NA" calcext:value-type="string">
            <text:p>NA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8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PowerBox" calcext:value-type="string">
            <text:p>PowerBox</text:p>
          </table:table-cell>
          <table:table-cell table:style-name="ce12" table:formula="of:=VLOOKUP([.$A36];[$T_Wires.$A:.$P];4)" office:value-type="string" office:string-value="Pow_BB1 - Pow_F1 (+)" calcext:value-type="string">
            <text:p>Pow_BB1 - Pow_F1 (+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19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PowerBox" calcext:value-type="string">
            <text:p>PowerBox</text:p>
          </table:table-cell>
          <table:table-cell table:style-name="ce12" table:formula="of:=VLOOKUP([.$A37];[$T_Wires.$A:.$P];4)" office:value-type="string" office:string-value="Pow_F1 - Pow_D1 (+)" calcext:value-type="string">
            <text:p>Pow_F1 - Pow_D1 (+)</text:p>
          </table:table-cell>
          <table:table-cell table:style-name="ce12" table:formula="of:=VLOOKUP([.$A37];[$T_Wires.$A:.$P];15)" office:value-type="string" office:string-value="OK" calcext:value-type="string">
            <text:p>OK</text:p>
          </table:table-cell>
          <table:table-cell table:style-name="ce12" table:formula="of:=VLOOKUP([.$A3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0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PowerBox" calcext:value-type="string">
            <text:p>PowerBox</text:p>
          </table:table-cell>
          <table:table-cell table:style-name="ce12" table:formula="of:=VLOOKUP([.$A38];[$T_Wires.$A:.$P];4)" office:value-type="string" office:string-value="Pow_BB1 - Pow_D1 (-)" calcext:value-type="string">
            <text:p>Pow_BB1 - Pow_D1 (-)</text:p>
          </table:table-cell>
          <table:table-cell table:style-name="ce12" table:formula="of:=VLOOKUP([.$A38];[$T_Wires.$A:.$P];15)" office:value-type="string" office:string-value="OK" calcext:value-type="string">
            <text:p>OK</text:p>
          </table:table-cell>
          <table:table-cell table:style-name="ce12" table:formula="of:=VLOOKUP([.$A3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1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PowerBox" calcext:value-type="string">
            <text:p>PowerBox</text:p>
          </table:table-cell>
          <table:table-cell table:style-name="ce12" table:formula="of:=VLOOKUP([.$A39];[$T_Wires.$A:.$P];4)" office:value-type="string" office:string-value="Pow_BB1 - Pow_F4 (+)" calcext:value-type="string">
            <text:p>Pow_BB1 - Pow_F4 (+)</text:p>
          </table:table-cell>
          <table:table-cell table:style-name="ce12" table:formula="of:=VLOOKUP([.$A39];[$T_Wires.$A:.$P];15)" office:value-type="string" office:string-value="OK" calcext:value-type="string">
            <text:p>OK</text:p>
          </table:table-cell>
          <table:table-cell table:style-name="ce12" table:formula="of:=VLOOKUP([.$A3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2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PowerBox" calcext:value-type="string">
            <text:p>PowerBox</text:p>
          </table:table-cell>
          <table:table-cell table:style-name="ce12" table:formula="of:=VLOOKUP([.$A40];[$T_Wires.$A:.$P];4)" office:value-type="string" office:string-value="Pow_F4 - Pow_D4 (+)" calcext:value-type="string">
            <text:p>Pow_F4 - Pow_D4 (+)</text:p>
          </table:table-cell>
          <table:table-cell table:style-name="ce12" table:formula="of:=VLOOKUP([.$A40];[$T_Wires.$A:.$P];15)" office:value-type="string" office:string-value="OK" calcext:value-type="string">
            <text:p>OK</text:p>
          </table:table-cell>
          <table:table-cell table:style-name="ce12" table:formula="of:=VLOOKUP([.$A4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Pow_W23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PowerBox" calcext:value-type="string">
            <text:p>PowerBox</text:p>
          </table:table-cell>
          <table:table-cell table:style-name="ce12" table:formula="of:=VLOOKUP([.$A41];[$T_Wires.$A:.$P];4)" office:value-type="string" office:string-value="Pow_BB1 - Pow_D4 (-)" calcext:value-type="string">
            <text:p>Pow_BB1 - Pow_D4 (-)</text:p>
          </table:table-cell>
          <table:table-cell table:style-name="ce12" table:formula="of:=VLOOKUP([.$A41];[$T_Wires.$A:.$P];15)" office:value-type="string" office:string-value="OK" calcext:value-type="string">
            <text:p>OK</text:p>
          </table:table-cell>
          <table:table-cell table:style-name="ce12" table:formula="of:=VLOOKUP([.$A41];[$T_Wires.$A:.$P];16)" office:value-type="float" office:value="0" calcext:value-type="float">
            <text:p/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Integration" table:style-name="ta1"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Int_C01</text:p>
          </table:table-cell>
          <table:table-cell table:style-name="ce12" table:formula="of:=VLOOKUP([.$A2];[$T_Connectors.$A:.$H];2)" office:value-type="string" office:string-value="Conn" calcext:value-type="string">
            <text:p>Conn</text:p>
          </table:table-cell>
          <table:table-cell table:style-name="ce12" table:formula="of:=VLOOKUP([.$A2];[$T_Connectors.$A:.$H];3)" office:value-type="string" office:string-value="IntBox" calcext:value-type="string">
            <text:p>IntBox</text:p>
          </table:table-cell>
          <table:table-cell table:style-name="ce12" table:formula="of:=VLOOKUP([.$A2];[$T_Connectors.$A:.$H];4)" office:value-type="string" office:string-value="Connector for Light 1 (2x1)" calcext:value-type="string">
            <text:p>Connector for Light 1 (2x1)</text:p>
          </table:table-cell>
          <table:table-cell table:style-name="ce12" table:formula="of:=VLOOKUP([.$A2];[$T_Connectors.$A:.$H];7)" office:value-type="string" office:string-value="TODO" calcext:value-type="string">
            <text:p>TODO</text:p>
          </table:table-cell>
          <table:table-cell table:style-name="ce12" table:formula="of:=VLOOKUP([.$A2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2</text:p>
          </table:table-cell>
          <table:table-cell table:style-name="ce12" table:formula="of:=VLOOKUP([.$A3];[$T_Connectors.$A:.$H];2)" office:value-type="string" office:string-value="Conn" calcext:value-type="string">
            <text:p>Conn</text:p>
          </table:table-cell>
          <table:table-cell table:style-name="ce12" table:formula="of:=VLOOKUP([.$A3];[$T_Connectors.$A:.$H];3)" office:value-type="string" office:string-value="IntBox" calcext:value-type="string">
            <text:p>IntBox</text:p>
          </table:table-cell>
          <table:table-cell table:style-name="ce12" table:formula="of:=VLOOKUP([.$A3];[$T_Connectors.$A:.$H];4)" office:value-type="string" office:string-value="Connector for Light 2 (2x1)" calcext:value-type="string">
            <text:p>Connector for Light 2 (2x1)</text:p>
          </table:table-cell>
          <table:table-cell table:style-name="ce12" table:formula="of:=VLOOKUP([.$A3];[$T_Connectors.$A:.$H];7)" office:value-type="string" office:string-value="TODO" calcext:value-type="string">
            <text:p>TODO</text:p>
          </table:table-cell>
          <table:table-cell table:style-name="ce12" table:formula="of:=VLOOKUP([.$A3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3</text:p>
          </table:table-cell>
          <table:table-cell table:style-name="ce12" table:formula="of:=VLOOKUP([.$A4];[$T_Connectors.$A:.$H];2)" office:value-type="string" office:string-value="Conn" calcext:value-type="string">
            <text:p>Conn</text:p>
          </table:table-cell>
          <table:table-cell table:style-name="ce12" table:formula="of:=VLOOKUP([.$A4];[$T_Connectors.$A:.$H];3)" office:value-type="string" office:string-value="IntBox" calcext:value-type="string">
            <text:p>IntBox</text:p>
          </table:table-cell>
          <table:table-cell table:style-name="ce12" table:formula="of:=VLOOKUP([.$A4];[$T_Connectors.$A:.$H];4)" office:value-type="string" office:string-value="Connector for Fan 1 (2x1)" calcext:value-type="string">
            <text:p>Connector for Fan 1 (2x1)</text:p>
          </table:table-cell>
          <table:table-cell table:style-name="ce12" table:formula="of:=VLOOKUP([.$A4];[$T_Connectors.$A:.$H];7)" office:value-type="string" office:string-value="TODO" calcext:value-type="string">
            <text:p>TODO</text:p>
          </table:table-cell>
          <table:table-cell table:style-name="ce12" table:formula="of:=VLOOKUP([.$A4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4</text:p>
          </table:table-cell>
          <table:table-cell table:style-name="ce12" table:formula="of:=VLOOKUP([.$A5];[$T_Connectors.$A:.$H];2)" office:value-type="string" office:string-value="Conn" calcext:value-type="string">
            <text:p>Conn</text:p>
          </table:table-cell>
          <table:table-cell table:style-name="ce12" table:formula="of:=VLOOKUP([.$A5];[$T_Connectors.$A:.$H];3)" office:value-type="string" office:string-value="IntBox" calcext:value-type="string">
            <text:p>IntBox</text:p>
          </table:table-cell>
          <table:table-cell table:style-name="ce12" table:formula="of:=VLOOKUP([.$A5];[$T_Connectors.$A:.$H];4)" office:value-type="string" office:string-value="Connector for Fan 2 (2x1)" calcext:value-type="string">
            <text:p>Connector for Fan 2 (2x1)</text:p>
          </table:table-cell>
          <table:table-cell table:style-name="ce12" table:formula="of:=VLOOKUP([.$A5];[$T_Connectors.$A:.$H];7)" office:value-type="string" office:string-value="TODO" calcext:value-type="string">
            <text:p>TODO</text:p>
          </table:table-cell>
          <table:table-cell table:style-name="ce12" table:formula="of:=VLOOKUP([.$A5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5</text:p>
          </table:table-cell>
          <table:table-cell table:style-name="ce12" table:formula="of:=VLOOKUP([.$A6];[$T_Connectors.$A:.$H];2)" office:value-type="string" office:string-value="Conn" calcext:value-type="string">
            <text:p>Conn</text:p>
          </table:table-cell>
          <table:table-cell table:style-name="ce12" table:formula="of:=VLOOKUP([.$A6];[$T_Connectors.$A:.$H];3)" office:value-type="string" office:string-value="IntBox" calcext:value-type="string">
            <text:p>IntBox</text:p>
          </table:table-cell>
          <table:table-cell table:style-name="ce12" table:formula="of:=VLOOKUP([.$A6];[$T_Connectors.$A:.$H];4)" office:value-type="string" office:string-value="Connector for Fridge (2x1)" calcext:value-type="string">
            <text:p>Connector for Fridge (2x1)</text:p>
          </table:table-cell>
          <table:table-cell table:style-name="ce12" table:formula="of:=VLOOKUP([.$A6];[$T_Connectors.$A:.$H];7)" office:value-type="string" office:string-value="TODO" calcext:value-type="string">
            <text:p>TODO</text:p>
          </table:table-cell>
          <table:table-cell table:style-name="ce12" table:formula="of:=VLOOKUP([.$A6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6</text:p>
          </table:table-cell>
          <table:table-cell table:style-name="ce12" table:formula="of:=VLOOKUP([.$A7];[$T_Connectors.$A:.$H];2)" office:value-type="string" office:string-value="Conn" calcext:value-type="string">
            <text:p>Conn</text:p>
          </table:table-cell>
          <table:table-cell table:style-name="ce12" table:formula="of:=VLOOKUP([.$A7];[$T_Connectors.$A:.$H];3)" office:value-type="string" office:string-value="IntBox" calcext:value-type="string">
            <text:p>IntBox</text:p>
          </table:table-cell>
          <table:table-cell table:style-name="ce12" table:formula="of:=VLOOKUP([.$A7];[$T_Connectors.$A:.$H];4)" office:value-type="string" office:string-value="Connector for Heating (2x1)" calcext:value-type="string">
            <text:p>Connector for Heating (2x1)</text:p>
          </table:table-cell>
          <table:table-cell table:style-name="ce12" table:formula="of:=VLOOKUP([.$A7];[$T_Connectors.$A:.$H];7)" office:value-type="string" office:string-value="TODO" calcext:value-type="string">
            <text:p>TODO</text:p>
          </table:table-cell>
          <table:table-cell table:style-name="ce12" table:formula="of:=VLOOKUP([.$A7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7</text:p>
          </table:table-cell>
          <table:table-cell table:style-name="ce12" table:formula="of:=VLOOKUP([.$A8];[$T_Connectors.$A:.$H];2)" office:value-type="string" office:string-value="Conn" calcext:value-type="string">
            <text:p>Conn</text:p>
          </table:table-cell>
          <table:table-cell table:style-name="ce12" table:formula="of:=VLOOKUP([.$A8];[$T_Connectors.$A:.$H];3)" office:value-type="string" office:string-value="IntBox" calcext:value-type="string">
            <text:p>IntBox</text:p>
          </table:table-cell>
          <table:table-cell table:style-name="ce12" table:formula="of:=VLOOKUP([.$A8];[$T_Connectors.$A:.$H];4)" office:value-type="string" office:string-value="Connector for Motor 1 - UP (2x1)" calcext:value-type="string">
            <text:p>Connector for Motor 1 - UP (2x1)</text:p>
          </table:table-cell>
          <table:table-cell table:style-name="ce12" table:formula="of:=VLOOKUP([.$A8];[$T_Connectors.$A:.$H];7)" office:value-type="string" office:string-value="TODO" calcext:value-type="string">
            <text:p>TODO</text:p>
          </table:table-cell>
          <table:table-cell table:style-name="ce12" table:formula="of:=VLOOKUP([.$A8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C08</text:p>
          </table:table-cell>
          <table:table-cell table:style-name="ce12" table:formula="of:=VLOOKUP([.$A9];[$T_Connectors.$A:.$H];2)" office:value-type="string" office:string-value="Conn" calcext:value-type="string">
            <text:p>Conn</text:p>
          </table:table-cell>
          <table:table-cell table:style-name="ce12" table:formula="of:=VLOOKUP([.$A9];[$T_Connectors.$A:.$H];3)" office:value-type="string" office:string-value="IntBox" calcext:value-type="string">
            <text:p>IntBox</text:p>
          </table:table-cell>
          <table:table-cell table:style-name="ce12" table:formula="of:=VLOOKUP([.$A9];[$T_Connectors.$A:.$H];4)" office:value-type="string" office:string-value="Connector for Motor 1 – DOWN (2x1)" calcext:value-type="string">
            <text:p>Connector for Motor 1 – DOWN (2x1)</text:p>
          </table:table-cell>
          <table:table-cell table:style-name="ce12" table:formula="of:=VLOOKUP([.$A9];[$T_Connectors.$A:.$H];7)" office:value-type="string" office:string-value="TODO" calcext:value-type="string">
            <text:p>TODO</text:p>
          </table:table-cell>
          <table:table-cell table:style-name="ce12" table:formula="of:=VLOOKUP([.$A9];[$T_Connectors.$A:.$H];8)" office:value-type="string" office:string-value="Find good connector" calcext:value-type="string">
            <text:p>Find good connector</text:p>
          </table:table-cell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12" table:formula="of:=VLOOKUP([.$A10];[$T_Devices.$A:.$H];2)" office:value-type="string" office:string-value="Device" calcext:value-type="string">
            <text:p>Device</text:p>
          </table:table-cell>
          <table:table-cell table:style-name="ce12" table:formula="of:=VLOOKUP([.$A10];[$T_Devices.$A:.$H];3)" office:value-type="string" office:string-value="IntBox" calcext:value-type="string">
            <text:p>IntBox</text:p>
          </table:table-cell>
          <table:table-cell table:style-name="ce12" table:formula="of:=VLOOKUP([.$A10];[$T_Devices.$A:.$H];4)" office:value-type="string" office:string-value="Fuses Box (x12 poles)" calcext:value-type="string">
            <text:p>Fuses Box (x12 poles)</text:p>
          </table:table-cell>
          <table:table-cell table:style-name="ce12" table:formula="of:=VLOOKUP([.$A10];[$T_Devices.$A:.$H];7)" office:value-type="string" office:string-value="OK" calcext:value-type="string">
            <text:p>OK</text:p>
          </table:table-cell>
          <table:table-cell table:style-name="ce12" table:formula="of:=VLOOKUP([.$A10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12" table:formula="of:=VLOOKUP([.$A11];[$T_Devices.$A:.$H];2)" office:value-type="string" office:string-value="Device" calcext:value-type="string">
            <text:p>Device</text:p>
          </table:table-cell>
          <table:table-cell table:style-name="ce12" table:formula="of:=VLOOKUP([.$A11];[$T_Devices.$A:.$H];3)" office:value-type="string" office:string-value="IntBox" calcext:value-type="string">
            <text:p>IntBox</text:p>
          </table:table-cell>
          <table:table-cell table:style-name="ce12" table:formula="of:=VLOOKUP([.$A11];[$T_Devices.$A:.$H];4)" office:value-type="string" office:string-value="GPIO Expansion" calcext:value-type="string">
            <text:p>GPIO Expansion</text:p>
          </table:table-cell>
          <table:table-cell table:style-name="ce12" table:formula="of:=VLOOKUP([.$A11];[$T_Devices.$A:.$H];7)" office:value-type="string" office:string-value="OK" calcext:value-type="string">
            <text:p>OK</text:p>
          </table:table-cell>
          <table:table-cell table:style-name="ce12" table:formula="of:=VLOOKUP([.$A11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12" table:formula="of:=VLOOKUP([.$A12];[$T_Devices.$A:.$H];2)" office:value-type="string" office:string-value="Device" calcext:value-type="string">
            <text:p>Device</text:p>
          </table:table-cell>
          <table:table-cell table:style-name="ce12" table:formula="of:=VLOOKUP([.$A12];[$T_Devices.$A:.$H];3)" office:value-type="string" office:string-value="IntBox" calcext:value-type="string">
            <text:p>IntBox</text:p>
          </table:table-cell>
          <table:table-cell table:style-name="ce12" table:formula="of:=VLOOKUP([.$A12];[$T_Devices.$A:.$H];4)" office:value-type="string" office:string-value="Relays Module (x8)" calcext:value-type="string">
            <text:p>Relays Module (x8)</text:p>
          </table:table-cell>
          <table:table-cell table:style-name="ce12" table:formula="of:=VLOOKUP([.$A12];[$T_Devices.$A:.$H];7)" office:value-type="string" office:string-value="TODO" calcext:value-type="string">
            <text:p>TODO</text:p>
          </table:table-cell>
          <table:table-cell table:style-name="ce12" table:formula="of:=VLOOKUP([.$A12];[$T_Devices.$A:.$H];8)" office:value-type="string" office:string-value="Find how to connect 2mm2 cables" calcext:value-type="string">
            <text:p>Find how to connect 2mm2 cables</text:p>
          </table:table-cell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12" table:formula="of:=VLOOKUP([.$A13];[$T_Devices.$A:.$H];2)" office:value-type="string" office:string-value="Device" calcext:value-type="string">
            <text:p>Device</text:p>
          </table:table-cell>
          <table:table-cell table:style-name="ce12" table:formula="of:=VLOOKUP([.$A13];[$T_Devices.$A:.$H];3)" office:value-type="string" office:string-value="IntBox" calcext:value-type="string">
            <text:p>IntBox</text:p>
          </table:table-cell>
          <table:table-cell table:style-name="ce12" table:formula="of:=VLOOKUP([.$A13];[$T_Devices.$A:.$H];4)" office:value-type="string" office:string-value="Buttons Box (x8)" calcext:value-type="string">
            <text:p>Buttons Box (x8)</text:p>
          </table:table-cell>
          <table:table-cell table:style-name="ce12" table:formula="of:=VLOOKUP([.$A13];[$T_Devices.$A:.$H];7)" office:value-type="string" office:string-value="OK" calcext:value-type="string">
            <text:p>OK</text:p>
          </table:table-cell>
          <table:table-cell table:style-name="ce12" table:formula="of:=VLOOKUP([.$A1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0</text:p>
          </table:table-cell>
          <table:table-cell table:style-name="ce12" table:formula="of:=VLOOKUP([.$A14];[$T_Fuses.$A:.$H];2)" office:value-type="string" office:string-value="Fuse" calcext:value-type="string">
            <text:p>Fuse</text:p>
          </table:table-cell>
          <table:table-cell table:style-name="ce12" table:formula="of:=VLOOKUP([.$A14];[$T_Fuses.$A:.$H];3)" office:value-type="string" office:string-value="IntBox" calcext:value-type="string">
            <text:p>IntBox</text:p>
          </table:table-cell>
          <table:table-cell table:style-name="ce12" table:formula="of:=VLOOKUP([.$A14];[$T_Fuses.$A:.$H];4)" office:value-type="string" office:string-value="Fuse Integration Box" calcext:value-type="string">
            <text:p>Fuse Integration Box</text:p>
          </table:table-cell>
          <table:table-cell table:style-name="ce12" table:formula="of:=VLOOKUP([.$A14];[$T_Fuses.$A:.$H];7)" office:value-type="string" office:string-value="OK" calcext:value-type="string">
            <text:p>OK</text:p>
          </table:table-cell>
          <table:table-cell table:style-name="ce12" table:formula="of:=VLOOKUP([.$A14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1</text:p>
          </table:table-cell>
          <table:table-cell table:style-name="ce12" table:formula="of:=VLOOKUP([.$A15];[$T_Fuses.$A:.$H];2)" office:value-type="string" office:string-value="Fuse" calcext:value-type="string">
            <text:p>Fuse</text:p>
          </table:table-cell>
          <table:table-cell table:style-name="ce12" table:formula="of:=VLOOKUP([.$A15];[$T_Fuses.$A:.$H];3)" office:value-type="string" office:string-value="IntBox" calcext:value-type="string">
            <text:p>IntBox</text:p>
          </table:table-cell>
          <table:table-cell table:style-name="ce12" table:formula="of:=VLOOKUP([.$A15];[$T_Fuses.$A:.$H];4)" office:value-type="string" office:string-value="Fuse DC/DC for RaspberryPi" calcext:value-type="string">
            <text:p>Fuse DC/DC for RaspberryPi</text:p>
          </table:table-cell>
          <table:table-cell table:style-name="ce12" table:formula="of:=VLOOKUP([.$A15];[$T_Fuses.$A:.$H];7)" office:value-type="string" office:string-value="OK" calcext:value-type="string">
            <text:p>OK</text:p>
          </table:table-cell>
          <table:table-cell table:style-name="ce12" table:formula="of:=VLOOKUP([.$A15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2</text:p>
          </table:table-cell>
          <table:table-cell table:style-name="ce12" table:formula="of:=VLOOKUP([.$A16];[$T_Fuses.$A:.$H];2)" office:value-type="string" office:string-value="Fuse" calcext:value-type="string">
            <text:p>Fuse</text:p>
          </table:table-cell>
          <table:table-cell table:style-name="ce12" table:formula="of:=VLOOKUP([.$A16];[$T_Fuses.$A:.$H];3)" office:value-type="string" office:string-value="IntBox" calcext:value-type="string">
            <text:p>IntBox</text:p>
          </table:table-cell>
          <table:table-cell table:style-name="ce12" table:formula="of:=VLOOKUP([.$A16];[$T_Fuses.$A:.$H];4)" office:value-type="string" office:string-value="Fuse Light 1" calcext:value-type="string">
            <text:p>Fuse Light 1</text:p>
          </table:table-cell>
          <table:table-cell table:style-name="ce12" table:formula="of:=VLOOKUP([.$A16];[$T_Fuses.$A:.$H];7)" office:value-type="string" office:string-value="OK" calcext:value-type="string">
            <text:p>OK</text:p>
          </table:table-cell>
          <table:table-cell table:style-name="ce12" table:formula="of:=VLOOKUP([.$A1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3</text:p>
          </table:table-cell>
          <table:table-cell table:style-name="ce12" table:formula="of:=VLOOKUP([.$A17];[$T_Fuses.$A:.$H];2)" office:value-type="string" office:string-value="Fuse" calcext:value-type="string">
            <text:p>Fuse</text:p>
          </table:table-cell>
          <table:table-cell table:style-name="ce12" table:formula="of:=VLOOKUP([.$A17];[$T_Fuses.$A:.$H];3)" office:value-type="string" office:string-value="IntBox" calcext:value-type="string">
            <text:p>IntBox</text:p>
          </table:table-cell>
          <table:table-cell table:style-name="ce12" table:formula="of:=VLOOKUP([.$A17];[$T_Fuses.$A:.$H];4)" office:value-type="string" office:string-value="Fuse Light 2" calcext:value-type="string">
            <text:p>Fuse Light 2</text:p>
          </table:table-cell>
          <table:table-cell table:style-name="ce12" table:formula="of:=VLOOKUP([.$A17];[$T_Fuses.$A:.$H];7)" office:value-type="string" office:string-value="OK" calcext:value-type="string">
            <text:p>OK</text:p>
          </table:table-cell>
          <table:table-cell table:style-name="ce12" table:formula="of:=VLOOKUP([.$A1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4</text:p>
          </table:table-cell>
          <table:table-cell table:style-name="ce12" table:formula="of:=VLOOKUP([.$A18];[$T_Fuses.$A:.$H];2)" office:value-type="string" office:string-value="Fuse" calcext:value-type="string">
            <text:p>Fuse</text:p>
          </table:table-cell>
          <table:table-cell table:style-name="ce12" table:formula="of:=VLOOKUP([.$A18];[$T_Fuses.$A:.$H];3)" office:value-type="string" office:string-value="IntBox" calcext:value-type="string">
            <text:p>IntBox</text:p>
          </table:table-cell>
          <table:table-cell table:style-name="ce12" table:formula="of:=VLOOKUP([.$A18];[$T_Fuses.$A:.$H];4)" office:value-type="string" office:string-value="Fuse Fan 1" calcext:value-type="string">
            <text:p>Fuse Fan 1</text:p>
          </table:table-cell>
          <table:table-cell table:style-name="ce12" table:formula="of:=VLOOKUP([.$A18];[$T_Fuses.$A:.$H];7)" office:value-type="string" office:string-value="OK" calcext:value-type="string">
            <text:p>OK</text:p>
          </table:table-cell>
          <table:table-cell table:style-name="ce12" table:formula="of:=VLOOKUP([.$A18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5</text:p>
          </table:table-cell>
          <table:table-cell table:style-name="ce12" table:formula="of:=VLOOKUP([.$A19];[$T_Fuses.$A:.$H];2)" office:value-type="string" office:string-value="Fuse" calcext:value-type="string">
            <text:p>Fuse</text:p>
          </table:table-cell>
          <table:table-cell table:style-name="ce12" table:formula="of:=VLOOKUP([.$A19];[$T_Fuses.$A:.$H];3)" office:value-type="string" office:string-value="IntBox" calcext:value-type="string">
            <text:p>IntBox</text:p>
          </table:table-cell>
          <table:table-cell table:style-name="ce12" table:formula="of:=VLOOKUP([.$A19];[$T_Fuses.$A:.$H];4)" office:value-type="string" office:string-value="Fuse Fan 2" calcext:value-type="string">
            <text:p>Fuse Fan 2</text:p>
          </table:table-cell>
          <table:table-cell table:style-name="ce12" table:formula="of:=VLOOKUP([.$A19];[$T_Fuses.$A:.$H];7)" office:value-type="string" office:string-value="OK" calcext:value-type="string">
            <text:p>OK</text:p>
          </table:table-cell>
          <table:table-cell table:style-name="ce12" table:formula="of:=VLOOKUP([.$A19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6</text:p>
          </table:table-cell>
          <table:table-cell table:style-name="ce12" table:formula="of:=VLOOKUP([.$A20];[$T_Fuses.$A:.$H];2)" office:value-type="string" office:string-value="Fuse" calcext:value-type="string">
            <text:p>Fuse</text:p>
          </table:table-cell>
          <table:table-cell table:style-name="ce12" table:formula="of:=VLOOKUP([.$A20];[$T_Fuses.$A:.$H];3)" office:value-type="string" office:string-value="IntBox" calcext:value-type="string">
            <text:p>IntBox</text:p>
          </table:table-cell>
          <table:table-cell table:style-name="ce12" table:formula="of:=VLOOKUP([.$A20];[$T_Fuses.$A:.$H];4)" office:value-type="string" office:string-value="Fuse Fridge" calcext:value-type="string">
            <text:p>Fuse Fridge</text:p>
          </table:table-cell>
          <table:table-cell table:style-name="ce12" table:formula="of:=VLOOKUP([.$A20];[$T_Fuses.$A:.$H];7)" office:value-type="string" office:string-value="OK" calcext:value-type="string">
            <text:p>OK</text:p>
          </table:table-cell>
          <table:table-cell table:style-name="ce12" table:formula="of:=VLOOKUP([.$A20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7</text:p>
          </table:table-cell>
          <table:table-cell table:style-name="ce12" table:formula="of:=VLOOKUP([.$A21];[$T_Fuses.$A:.$H];2)" office:value-type="string" office:string-value="Fuse" calcext:value-type="string">
            <text:p>Fuse</text:p>
          </table:table-cell>
          <table:table-cell table:style-name="ce12" table:formula="of:=VLOOKUP([.$A21];[$T_Fuses.$A:.$H];3)" office:value-type="string" office:string-value="IntBox" calcext:value-type="string">
            <text:p>IntBox</text:p>
          </table:table-cell>
          <table:table-cell table:style-name="ce12" table:formula="of:=VLOOKUP([.$A21];[$T_Fuses.$A:.$H];4)" office:value-type="string" office:string-value="Fuse Heating" calcext:value-type="string">
            <text:p>Fuse Heating</text:p>
          </table:table-cell>
          <table:table-cell table:style-name="ce12" table:formula="of:=VLOOKUP([.$A21];[$T_Fuses.$A:.$H];7)" office:value-type="string" office:string-value="OK" calcext:value-type="string">
            <text:p>OK</text:p>
          </table:table-cell>
          <table:table-cell table:style-name="ce12" table:formula="of:=VLOOKUP([.$A21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8</text:p>
          </table:table-cell>
          <table:table-cell table:style-name="ce12" table:formula="of:=VLOOKUP([.$A22];[$T_Fuses.$A:.$H];2)" office:value-type="string" office:string-value="Fuse" calcext:value-type="string">
            <text:p>Fuse</text:p>
          </table:table-cell>
          <table:table-cell table:style-name="ce12" table:formula="of:=VLOOKUP([.$A22];[$T_Fuses.$A:.$H];3)" office:value-type="string" office:string-value="IntBox" calcext:value-type="string">
            <text:p>IntBox</text:p>
          </table:table-cell>
          <table:table-cell table:style-name="ce12" table:formula="of:=VLOOKUP([.$A22];[$T_Fuses.$A:.$H];4)" office:value-type="string" office:string-value="Fuse Motor 1 – UP" calcext:value-type="string">
            <text:p>Fuse Motor 1 – UP</text:p>
          </table:table-cell>
          <table:table-cell table:style-name="ce12" table:formula="of:=VLOOKUP([.$A22];[$T_Fuses.$A:.$H];7)" office:value-type="string" office:string-value="OK" calcext:value-type="string">
            <text:p>OK</text:p>
          </table:table-cell>
          <table:table-cell table:style-name="ce12" table:formula="of:=VLOOKUP([.$A22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09</text:p>
          </table:table-cell>
          <table:table-cell table:style-name="ce12" table:formula="of:=VLOOKUP([.$A23];[$T_Fuses.$A:.$H];2)" office:value-type="string" office:string-value="Fuse" calcext:value-type="string">
            <text:p>Fuse</text:p>
          </table:table-cell>
          <table:table-cell table:style-name="ce12" table:formula="of:=VLOOKUP([.$A23];[$T_Fuses.$A:.$H];3)" office:value-type="string" office:string-value="IntBox" calcext:value-type="string">
            <text:p>IntBox</text:p>
          </table:table-cell>
          <table:table-cell table:style-name="ce12" table:formula="of:=VLOOKUP([.$A23];[$T_Fuses.$A:.$H];4)" office:value-type="string" office:string-value="Fuse Motor 1 – DOWN" calcext:value-type="string">
            <text:p>Fuse Motor 1 – DOWN</text:p>
          </table:table-cell>
          <table:table-cell table:style-name="ce12" table:formula="of:=VLOOKUP([.$A23];[$T_Fuses.$A:.$H];7)" office:value-type="string" office:string-value="OK" calcext:value-type="string">
            <text:p>OK</text:p>
          </table:table-cell>
          <table:table-cell table:style-name="ce12" table:formula="of:=VLOOKUP([.$A23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0</text:p>
          </table:table-cell>
          <table:table-cell table:style-name="ce12" table:formula="of:=VLOOKUP([.$A24];[$T_Fuses.$A:.$H];2)" office:value-type="string" office:string-value="Fuse" calcext:value-type="string">
            <text:p>Fuse</text:p>
          </table:table-cell>
          <table:table-cell table:style-name="ce12" table:formula="of:=VLOOKUP([.$A24];[$T_Fuses.$A:.$H];3)" office:value-type="string" office:string-value="IntBox" calcext:value-type="string">
            <text:p>IntBox</text:p>
          </table:table-cell>
          <table:table-cell table:style-name="ce12" table:formula="of:=VLOOKUP([.$A24];[$T_Fuses.$A:.$H];4)" office:value-type="string" office:string-value="FREE" calcext:value-type="string">
            <text:p>FREE</text:p>
          </table:table-cell>
          <table:table-cell table:style-name="ce12" table:formula="of:=VLOOKUP([.$A24];[$T_Fuses.$A:.$H];7)" office:value-type="string" office:string-value="OK" calcext:value-type="string">
            <text:p>OK</text:p>
          </table:table-cell>
          <table:table-cell table:style-name="ce12" table:formula="of:=VLOOKUP([.$A24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1</text:p>
          </table:table-cell>
          <table:table-cell table:style-name="ce12" table:formula="of:=VLOOKUP([.$A25];[$T_Fuses.$A:.$H];2)" office:value-type="string" office:string-value="Fuse" calcext:value-type="string">
            <text:p>Fuse</text:p>
          </table:table-cell>
          <table:table-cell table:style-name="ce12" table:formula="of:=VLOOKUP([.$A25];[$T_Fuses.$A:.$H];3)" office:value-type="string" office:string-value="IntBox" calcext:value-type="string">
            <text:p>IntBox</text:p>
          </table:table-cell>
          <table:table-cell table:style-name="ce12" table:formula="of:=VLOOKUP([.$A25];[$T_Fuses.$A:.$H];4)" office:value-type="string" office:string-value="FREE" calcext:value-type="string">
            <text:p>FREE</text:p>
          </table:table-cell>
          <table:table-cell table:style-name="ce12" table:formula="of:=VLOOKUP([.$A25];[$T_Fuses.$A:.$H];7)" office:value-type="string" office:string-value="OK" calcext:value-type="string">
            <text:p>OK</text:p>
          </table:table-cell>
          <table:table-cell table:style-name="ce12" table:formula="of:=VLOOKUP([.$A25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12</text:p>
          </table:table-cell>
          <table:table-cell table:style-name="ce12" table:formula="of:=VLOOKUP([.$A26];[$T_Fuses.$A:.$H];2)" office:value-type="string" office:string-value="Fuse" calcext:value-type="string">
            <text:p>Fuse</text:p>
          </table:table-cell>
          <table:table-cell table:style-name="ce12" table:formula="of:=VLOOKUP([.$A26];[$T_Fuses.$A:.$H];3)" office:value-type="string" office:string-value="IntBox" calcext:value-type="string">
            <text:p>IntBox</text:p>
          </table:table-cell>
          <table:table-cell table:style-name="ce12" table:formula="of:=VLOOKUP([.$A26];[$T_Fuses.$A:.$H];4)" office:value-type="string" office:string-value="FREE" calcext:value-type="string">
            <text:p>FREE</text:p>
          </table:table-cell>
          <table:table-cell table:style-name="ce12" table:formula="of:=VLOOKUP([.$A26];[$T_Fuses.$A:.$H];7)" office:value-type="string" office:string-value="OK" calcext:value-type="string">
            <text:p>OK</text:p>
          </table:table-cell>
          <table:table-cell table:style-name="ce12" table:formula="of:=VLOOKUP([.$A26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FB00</text:p>
          </table:table-cell>
          <table:table-cell table:style-name="ce12" table:formula="of:=VLOOKUP([.$A27];[$T_Fuses.$A:.$H];2)" office:value-type="string" office:string-value="Fuse" calcext:value-type="string">
            <text:p>Fuse</text:p>
          </table:table-cell>
          <table:table-cell table:style-name="ce12" table:formula="of:=VLOOKUP([.$A27];[$T_Fuses.$A:.$H];3)" office:value-type="string" office:string-value="IntBox" calcext:value-type="string">
            <text:p>IntBox</text:p>
          </table:table-cell>
          <table:table-cell table:style-name="ce12" table:formula="of:=VLOOKUP([.$A27];[$T_Fuses.$A:.$H];4)" office:value-type="string" office:string-value="FREE" calcext:value-type="string">
            <text:p>FREE</text:p>
          </table:table-cell>
          <table:table-cell table:style-name="ce12" table:formula="of:=VLOOKUP([.$A27];[$T_Fuses.$A:.$H];7)" office:value-type="string" office:string-value="OK" calcext:value-type="string">
            <text:p>OK</text:p>
          </table:table-cell>
          <table:table-cell table:style-name="ce12" table:formula="of:=VLOOKUP([.$A27];[$T_Fus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1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IntBox" calcext:value-type="string">
            <text:p>IntBox</text:p>
          </table:table-cell>
          <table:table-cell table:style-name="ce12" table:formula="of:=VLOOKUP([.$A28];[$T_Wires.$A:.$P];4)" office:value-type="string" office:string-value="Int_F0 - Int_FB0 (+)" calcext:value-type="string">
            <text:p>Int_F0 - Int_FB0 (+)</text:p>
          </table:table-cell>
          <table:table-cell table:style-name="ce12" table:formula="of:=VLOOKUP([.$A28];[$T_Wires.$A:.$P];15)" office:value-type="string" office:string-value="OK" calcext:value-type="string">
            <text:p>OK</text:p>
          </table:table-cell>
          <table:table-cell table:style-name="ce12" table:formula="of:=VLOOKUP([.$A2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02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IntBox" calcext:value-type="string">
            <text:p>IntBox</text:p>
          </table:table-cell>
          <table:table-cell table:style-name="ce12" table:formula="of:=VLOOKUP([.$A29];[$T_Wires.$A:.$P];4)" office:value-type="string" office:string-value="Int_FB0 (1) - IoT_D2 (+)" calcext:value-type="string">
            <text:p>Int_FB0 (1) - IoT_D2 (+)</text:p>
          </table:table-cell>
          <table:table-cell table:style-name="ce12" table:formula="of:=VLOOKUP([.$A29];[$T_Wires.$A:.$P];15)" office:value-type="string" office:string-value="TODO" calcext:value-type="string">
            <text:p>TODO</text:p>
          </table:table-cell>
          <table:table-cell table:style-name="ce12" table:formula="of:=VLOOKUP([.$A29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3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ntBox" calcext:value-type="string">
            <text:p>IntBox</text:p>
          </table:table-cell>
          <table:table-cell table:style-name="ce12" table:formula="of:=VLOOKUP([.$A30];[$T_Wires.$A:.$P];4)" office:value-type="string" office:string-value="Int_FB0 (1) - IoT_D2 (-)" calcext:value-type="string">
            <text:p>Int_FB0 (1) - IoT_D2 (-)</text:p>
          </table:table-cell>
          <table:table-cell table:style-name="ce12" table:formula="of:=VLOOKUP([.$A30];[$T_Wires.$A:.$P];15)" office:value-type="string" office:string-value="TODO" calcext:value-type="string">
            <text:p>TODO</text:p>
          </table:table-cell>
          <table:table-cell table:style-name="ce12" table:formula="of:=VLOOKUP([.$A30];[$T_Wires.$A:.$P];16)" office:value-type="string" office:string-value="Create wire FusesBox to DC/DC" calcext:value-type="string">
            <text:p>Create wire FusesBox to DC/DC</text:p>
          </table:table-cell>
        </table:table-row>
        <table:table-row table:style-name="ro1">
          <table:table-cell table:style-name="ce9" office:value-type="string" calcext:value-type="string">
            <text:p>Int_W04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ntBox" calcext:value-type="string">
            <text:p>IntBox</text:p>
          </table:table-cell>
          <table:table-cell table:style-name="ce12" table:formula="of:=VLOOKUP([.$A31];[$T_Wires.$A:.$P];4)" office:value-type="string" office:string-value="Int_FB0 (2) - Int_D2 (1) (+)" calcext:value-type="string">
            <text:p>Int_FB0 (2) - Int_D2 (1) (+)</text:p>
          </table:table-cell>
          <table:table-cell table:style-name="ce12" table:formula="of:=VLOOKUP([.$A31];[$T_Wires.$A:.$P];15)" office:value-type="string" office:string-value="TODO" calcext:value-type="string">
            <text:p>TODO</text:p>
          </table:table-cell>
          <table:table-cell table:style-name="ce12" table:formula="of:=VLOOKUP([.$A31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5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ntBox" calcext:value-type="string">
            <text:p>IntBox</text:p>
          </table:table-cell>
          <table:table-cell table:style-name="ce12" table:formula="of:=VLOOKUP([.$A32];[$T_Wires.$A:.$P];4)" office:value-type="string" office:string-value="Int_D2 (1) - Int_C1 (+)" calcext:value-type="string">
            <text:p>Int_D2 (1) - Int_C1 (+)</text:p>
          </table:table-cell>
          <table:table-cell table:style-name="ce12" table:formula="of:=VLOOKUP([.$A32];[$T_Wires.$A:.$P];15)" office:value-type="string" office:string-value="TODO" calcext:value-type="string">
            <text:p>TODO</text:p>
          </table:table-cell>
          <table:table-cell table:style-name="ce12" table:formula="of:=VLOOKUP([.$A32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6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ntBox" calcext:value-type="string">
            <text:p>IntBox</text:p>
          </table:table-cell>
          <table:table-cell table:style-name="ce12" table:formula="of:=VLOOKUP([.$A33];[$T_Wires.$A:.$P];4)" office:value-type="string" office:string-value="Int_FB0 (2) - Int_C1 (-)" calcext:value-type="string">
            <text:p>Int_FB0 (2) - Int_C1 (-)</text:p>
          </table:table-cell>
          <table:table-cell table:style-name="ce12" table:formula="of:=VLOOKUP([.$A33];[$T_Wires.$A:.$P];15)" office:value-type="string" office:string-value="TODO" calcext:value-type="string">
            <text:p>TODO</text:p>
          </table:table-cell>
          <table:table-cell table:style-name="ce12" table:formula="of:=VLOOKUP([.$A33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07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ntBox" calcext:value-type="string">
            <text:p>IntBox</text:p>
          </table:table-cell>
          <table:table-cell table:style-name="ce12" table:formula="of:=VLOOKUP([.$A34];[$T_Wires.$A:.$P];4)" office:value-type="string" office:string-value="Int_FB0 (3) - Int_D2 (2) (+)" calcext:value-type="string">
            <text:p>Int_FB0 (3) - Int_D2 (2) (+)</text:p>
          </table:table-cell>
          <table:table-cell table:style-name="ce12" table:formula="of:=VLOOKUP([.$A34];[$T_Wires.$A:.$P];15)" office:value-type="string" office:string-value="TODO" calcext:value-type="string">
            <text:p>TODO</text:p>
          </table:table-cell>
          <table:table-cell table:style-name="ce12" table:formula="of:=VLOOKUP([.$A34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08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ntBox" calcext:value-type="string">
            <text:p>IntBox</text:p>
          </table:table-cell>
          <table:table-cell table:style-name="ce12" table:formula="of:=VLOOKUP([.$A35];[$T_Wires.$A:.$P];4)" office:value-type="string" office:string-value="Int_D2 (2) - Int_C2 (+)" calcext:value-type="string">
            <text:p>Int_D2 (2) - Int_C2 (+)</text:p>
          </table:table-cell>
          <table:table-cell table:style-name="ce12" table:formula="of:=VLOOKUP([.$A35];[$T_Wires.$A:.$P];15)" office:value-type="string" office:string-value="TODO" calcext:value-type="string">
            <text:p>TODO</text:p>
          </table:table-cell>
          <table:table-cell table:style-name="ce12" table:formula="of:=VLOOKUP([.$A35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09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ntBox" calcext:value-type="string">
            <text:p>IntBox</text:p>
          </table:table-cell>
          <table:table-cell table:style-name="ce12" table:formula="of:=VLOOKUP([.$A36];[$T_Wires.$A:.$P];4)" office:value-type="string" office:string-value="Int_FB0 (3) - Int_C2 (-)" calcext:value-type="string">
            <text:p>Int_FB0 (3) - Int_C2 (-)</text:p>
          </table:table-cell>
          <table:table-cell table:style-name="ce12" table:formula="of:=VLOOKUP([.$A36];[$T_Wires.$A:.$P];15)" office:value-type="string" office:string-value="TODO" calcext:value-type="string">
            <text:p>TODO</text:p>
          </table:table-cell>
          <table:table-cell table:style-name="ce12" table:formula="of:=VLOOKUP([.$A36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0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ntBox" calcext:value-type="string">
            <text:p>IntBox</text:p>
          </table:table-cell>
          <table:table-cell table:style-name="ce12" table:formula="of:=VLOOKUP([.$A37];[$T_Wires.$A:.$P];4)" office:value-type="string" office:string-value="Int_FB0 (4) - Int_D2 (3) (+)" calcext:value-type="string">
            <text:p>Int_FB0 (4) - Int_D2 (3) (+)</text:p>
          </table:table-cell>
          <table:table-cell table:style-name="ce12" table:formula="of:=VLOOKUP([.$A37];[$T_Wires.$A:.$P];15)" office:value-type="string" office:string-value="TODO" calcext:value-type="string">
            <text:p>TODO</text:p>
          </table:table-cell>
          <table:table-cell table:style-name="ce12" table:formula="of:=VLOOKUP([.$A37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1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ntBox" calcext:value-type="string">
            <text:p>IntBox</text:p>
          </table:table-cell>
          <table:table-cell table:style-name="ce12" table:formula="of:=VLOOKUP([.$A38];[$T_Wires.$A:.$P];4)" office:value-type="string" office:string-value="Int_D2 (3) - Int_C3 (+)" calcext:value-type="string">
            <text:p>Int_D2 (3) - Int_C3 (+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2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ntBox" calcext:value-type="string">
            <text:p>IntBox</text:p>
          </table:table-cell>
          <table:table-cell table:style-name="ce12" table:formula="of:=VLOOKUP([.$A39];[$T_Wires.$A:.$P];4)" office:value-type="string" office:string-value="Int_FB0 (4) - Int_C3 (-)" calcext:value-type="string">
            <text:p>Int_FB0 (4) - Int_C3 (-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3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ntBox" calcext:value-type="string">
            <text:p>IntBox</text:p>
          </table:table-cell>
          <table:table-cell table:style-name="ce12" table:formula="of:=VLOOKUP([.$A40];[$T_Wires.$A:.$P];4)" office:value-type="string" office:string-value="Int_FB0 (5) - Int_D2 (4) (+)" calcext:value-type="string">
            <text:p>Int_FB0 (5) - Int_D2 (4) (+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4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ntBox" calcext:value-type="string">
            <text:p>IntBox</text:p>
          </table:table-cell>
          <table:table-cell table:style-name="ce12" table:formula="of:=VLOOKUP([.$A41];[$T_Wires.$A:.$P];4)" office:value-type="string" office:string-value="Int_D2 (4) - Int_C4 (+)" calcext:value-type="string">
            <text:p>Int_D2 (4) - Int_C4 (+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5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ntBox" calcext:value-type="string">
            <text:p>IntBox</text:p>
          </table:table-cell>
          <table:table-cell table:style-name="ce12" table:formula="of:=VLOOKUP([.$A42];[$T_Wires.$A:.$P];4)" office:value-type="string" office:string-value="Int_FB0 (5) - Int_C4 (-)" calcext:value-type="string">
            <text:p>Int_FB0 (5) - Int_C4 (-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6</text:p>
          </table:table-cell>
          <table:table-cell table:style-name="ce12" table:formula="of:=VLOOKUP([.$A43];[$T_Wires.$A:.$P];2)" office:value-type="string" office:string-value="Wire" calcext:value-type="string">
            <text:p>Wire</text:p>
          </table:table-cell>
          <table:table-cell table:style-name="ce12" table:formula="of:=VLOOKUP([.$A43];[$T_Wires.$A:.$P];3)" office:value-type="string" office:string-value="IntBox" calcext:value-type="string">
            <text:p>IntBox</text:p>
          </table:table-cell>
          <table:table-cell table:style-name="ce12" table:formula="of:=VLOOKUP([.$A43];[$T_Wires.$A:.$P];4)" office:value-type="string" office:string-value="Int_FB0 (6) - Int_D2 (5) (+)" calcext:value-type="string">
            <text:p>Int_FB0 (6) - Int_D2 (5) (+)</text:p>
          </table:table-cell>
          <table:table-cell table:style-name="ce12" table:formula="of:=VLOOKUP([.$A43];[$T_Wires.$A:.$P];15)" office:value-type="string" office:string-value="TODO" calcext:value-type="string">
            <text:p>TODO</text:p>
          </table:table-cell>
          <table:table-cell table:style-name="ce12" table:formula="of:=VLOOKUP([.$A43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17</text:p>
          </table:table-cell>
          <table:table-cell table:style-name="ce12" table:formula="of:=VLOOKUP([.$A44];[$T_Wires.$A:.$P];2)" office:value-type="string" office:string-value="Wire" calcext:value-type="string">
            <text:p>Wire</text:p>
          </table:table-cell>
          <table:table-cell table:style-name="ce12" table:formula="of:=VLOOKUP([.$A44];[$T_Wires.$A:.$P];3)" office:value-type="string" office:string-value="IntBox" calcext:value-type="string">
            <text:p>IntBox</text:p>
          </table:table-cell>
          <table:table-cell table:style-name="ce12" table:formula="of:=VLOOKUP([.$A44];[$T_Wires.$A:.$P];4)" office:value-type="string" office:string-value="Int_D2 (5) - Int_C5 (+)" calcext:value-type="string">
            <text:p>Int_D2 (5) - Int_C5 (+)</text:p>
          </table:table-cell>
          <table:table-cell table:style-name="ce12" table:formula="of:=VLOOKUP([.$A44];[$T_Wires.$A:.$P];15)" office:value-type="string" office:string-value="TODO" calcext:value-type="string">
            <text:p>TODO</text:p>
          </table:table-cell>
          <table:table-cell table:style-name="ce12" table:formula="of:=VLOOKUP([.$A44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18</text:p>
          </table:table-cell>
          <table:table-cell table:style-name="ce12" table:formula="of:=VLOOKUP([.$A45];[$T_Wires.$A:.$P];2)" office:value-type="string" office:string-value="Wire" calcext:value-type="string">
            <text:p>Wire</text:p>
          </table:table-cell>
          <table:table-cell table:style-name="ce12" table:formula="of:=VLOOKUP([.$A45];[$T_Wires.$A:.$P];3)" office:value-type="string" office:string-value="IntBox" calcext:value-type="string">
            <text:p>IntBox</text:p>
          </table:table-cell>
          <table:table-cell table:style-name="ce12" table:formula="of:=VLOOKUP([.$A45];[$T_Wires.$A:.$P];4)" office:value-type="string" office:string-value="Int_FB0 (6) - Int_C5 (-)" calcext:value-type="string">
            <text:p>Int_FB0 (6) - Int_C5 (-)</text:p>
          </table:table-cell>
          <table:table-cell table:style-name="ce12" table:formula="of:=VLOOKUP([.$A45];[$T_Wires.$A:.$P];15)" office:value-type="string" office:string-value="TODO" calcext:value-type="string">
            <text:p>TODO</text:p>
          </table:table-cell>
          <table:table-cell table:style-name="ce12" table:formula="of:=VLOOKUP([.$A45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19</text:p>
          </table:table-cell>
          <table:table-cell table:style-name="ce12" table:formula="of:=VLOOKUP([.$A46];[$T_Wires.$A:.$P];2)" office:value-type="string" office:string-value="Wire" calcext:value-type="string">
            <text:p>Wire</text:p>
          </table:table-cell>
          <table:table-cell table:style-name="ce12" table:formula="of:=VLOOKUP([.$A46];[$T_Wires.$A:.$P];3)" office:value-type="string" office:string-value="IntBox" calcext:value-type="string">
            <text:p>IntBox</text:p>
          </table:table-cell>
          <table:table-cell table:style-name="ce12" table:formula="of:=VLOOKUP([.$A46];[$T_Wires.$A:.$P];4)" office:value-type="string" office:string-value="Int_FB0 (7) - Int_D2 (6) (+)" calcext:value-type="string">
            <text:p>Int_FB0 (7) - Int_D2 (6) (+)</text:p>
          </table:table-cell>
          <table:table-cell table:style-name="ce12" table:formula="of:=VLOOKUP([.$A46];[$T_Wires.$A:.$P];15)" office:value-type="string" office:string-value="TODO" calcext:value-type="string">
            <text:p>TODO</text:p>
          </table:table-cell>
          <table:table-cell table:style-name="ce12" table:formula="of:=VLOOKUP([.$A46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0</text:p>
          </table:table-cell>
          <table:table-cell table:style-name="ce12" table:formula="of:=VLOOKUP([.$A47];[$T_Wires.$A:.$P];2)" office:value-type="string" office:string-value="Wire" calcext:value-type="string">
            <text:p>Wire</text:p>
          </table:table-cell>
          <table:table-cell table:style-name="ce12" table:formula="of:=VLOOKUP([.$A47];[$T_Wires.$A:.$P];3)" office:value-type="string" office:string-value="IntBox" calcext:value-type="string">
            <text:p>IntBox</text:p>
          </table:table-cell>
          <table:table-cell table:style-name="ce12" table:formula="of:=VLOOKUP([.$A47];[$T_Wires.$A:.$P];4)" office:value-type="string" office:string-value="Int_D2 (6) - Int_C6 (+)" calcext:value-type="string">
            <text:p>Int_D2 (6) - Int_C6 (+)</text:p>
          </table:table-cell>
          <table:table-cell table:style-name="ce12" table:formula="of:=VLOOKUP([.$A47];[$T_Wires.$A:.$P];15)" office:value-type="string" office:string-value="TODO" calcext:value-type="string">
            <text:p>TODO</text:p>
          </table:table-cell>
          <table:table-cell table:style-name="ce12" table:formula="of:=VLOOKUP([.$A47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1</text:p>
          </table:table-cell>
          <table:table-cell table:style-name="ce12" table:formula="of:=VLOOKUP([.$A48];[$T_Wires.$A:.$P];2)" office:value-type="string" office:string-value="Wire" calcext:value-type="string">
            <text:p>Wire</text:p>
          </table:table-cell>
          <table:table-cell table:style-name="ce12" table:formula="of:=VLOOKUP([.$A48];[$T_Wires.$A:.$P];3)" office:value-type="string" office:string-value="IntBox" calcext:value-type="string">
            <text:p>IntBox</text:p>
          </table:table-cell>
          <table:table-cell table:style-name="ce12" table:formula="of:=VLOOKUP([.$A48];[$T_Wires.$A:.$P];4)" office:value-type="string" office:string-value="Int_FB0 (7) - Int_C6 (-)" calcext:value-type="string">
            <text:p>Int_FB0 (7) - Int_C6 (-)</text:p>
          </table:table-cell>
          <table:table-cell table:style-name="ce12" table:formula="of:=VLOOKUP([.$A48];[$T_Wires.$A:.$P];15)" office:value-type="string" office:string-value="TODO" calcext:value-type="string">
            <text:p>TODO</text:p>
          </table:table-cell>
          <table:table-cell table:style-name="ce12" table:formula="of:=VLOOKUP([.$A48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2</text:p>
          </table:table-cell>
          <table:table-cell table:style-name="ce12" table:formula="of:=VLOOKUP([.$A49];[$T_Wires.$A:.$P];2)" office:value-type="string" office:string-value="Wire" calcext:value-type="string">
            <text:p>Wire</text:p>
          </table:table-cell>
          <table:table-cell table:style-name="ce12" table:formula="of:=VLOOKUP([.$A49];[$T_Wires.$A:.$P];3)" office:value-type="string" office:string-value="IntBox" calcext:value-type="string">
            <text:p>IntBox</text:p>
          </table:table-cell>
          <table:table-cell table:style-name="ce12" table:formula="of:=VLOOKUP([.$A49];[$T_Wires.$A:.$P];4)" office:value-type="string" office:string-value="Int_FB0 (8) - Int_D2 (7) (+)" calcext:value-type="string">
            <text:p>Int_FB0 (8) - Int_D2 (7) (+)</text:p>
          </table:table-cell>
          <table:table-cell table:style-name="ce12" table:formula="of:=VLOOKUP([.$A49];[$T_Wires.$A:.$P];15)" office:value-type="string" office:string-value="TODO" calcext:value-type="string">
            <text:p>TODO</text:p>
          </table:table-cell>
          <table:table-cell table:style-name="ce12" table:formula="of:=VLOOKUP([.$A49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3</text:p>
          </table:table-cell>
          <table:table-cell table:style-name="ce12" table:formula="of:=VLOOKUP([.$A50];[$T_Wires.$A:.$P];2)" office:value-type="string" office:string-value="Wire" calcext:value-type="string">
            <text:p>Wire</text:p>
          </table:table-cell>
          <table:table-cell table:style-name="ce12" table:formula="of:=VLOOKUP([.$A50];[$T_Wires.$A:.$P];3)" office:value-type="string" office:string-value="IntBox" calcext:value-type="string">
            <text:p>IntBox</text:p>
          </table:table-cell>
          <table:table-cell table:style-name="ce12" table:formula="of:=VLOOKUP([.$A50];[$T_Wires.$A:.$P];4)" office:value-type="string" office:string-value="Int_D2 (7) - Int_C7 (+)" calcext:value-type="string">
            <text:p>Int_D2 (7) - Int_C7 (+)</text:p>
          </table:table-cell>
          <table:table-cell table:style-name="ce12" table:formula="of:=VLOOKUP([.$A50];[$T_Wires.$A:.$P];15)" office:value-type="string" office:string-value="TODO" calcext:value-type="string">
            <text:p>TODO</text:p>
          </table:table-cell>
          <table:table-cell table:style-name="ce12" table:formula="of:=VLOOKUP([.$A50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4</text:p>
          </table:table-cell>
          <table:table-cell table:style-name="ce12" table:formula="of:=VLOOKUP([.$A51];[$T_Wires.$A:.$P];2)" office:value-type="string" office:string-value="Wire" calcext:value-type="string">
            <text:p>Wire</text:p>
          </table:table-cell>
          <table:table-cell table:style-name="ce12" table:formula="of:=VLOOKUP([.$A51];[$T_Wires.$A:.$P];3)" office:value-type="string" office:string-value="IntBox" calcext:value-type="string">
            <text:p>IntBox</text:p>
          </table:table-cell>
          <table:table-cell table:style-name="ce12" table:formula="of:=VLOOKUP([.$A51];[$T_Wires.$A:.$P];4)" office:value-type="string" office:string-value="Int_FB0 (8) - Int_C7 (-)" calcext:value-type="string">
            <text:p>Int_FB0 (8) - Int_C7 (-)</text:p>
          </table:table-cell>
          <table:table-cell table:style-name="ce12" table:formula="of:=VLOOKUP([.$A51];[$T_Wires.$A:.$P];15)" office:value-type="string" office:string-value="TODO" calcext:value-type="string">
            <text:p>TODO</text:p>
          </table:table-cell>
          <table:table-cell table:style-name="ce12" table:formula="of:=VLOOKUP([.$A51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5</text:p>
          </table:table-cell>
          <table:table-cell table:style-name="ce12" table:formula="of:=VLOOKUP([.$A52];[$T_Wires.$A:.$P];2)" office:value-type="string" office:string-value="Wire" calcext:value-type="string">
            <text:p>Wire</text:p>
          </table:table-cell>
          <table:table-cell table:style-name="ce12" table:formula="of:=VLOOKUP([.$A52];[$T_Wires.$A:.$P];3)" office:value-type="string" office:string-value="IntBox" calcext:value-type="string">
            <text:p>IntBox</text:p>
          </table:table-cell>
          <table:table-cell table:style-name="ce12" table:formula="of:=VLOOKUP([.$A52];[$T_Wires.$A:.$P];4)" office:value-type="string" office:string-value="Int_FB0 (9) - Int_D2 (8) (+)" calcext:value-type="string">
            <text:p>Int_FB0 (9) - Int_D2 (8) (+)</text:p>
          </table:table-cell>
          <table:table-cell table:style-name="ce12" table:formula="of:=VLOOKUP([.$A52];[$T_Wires.$A:.$P];15)" office:value-type="string" office:string-value="TODO" calcext:value-type="string">
            <text:p>TODO</text:p>
          </table:table-cell>
          <table:table-cell table:style-name="ce12" table:formula="of:=VLOOKUP([.$A52];[$T_Wires.$A:.$P];16)" office:value-type="string" office:string-value="Create wire FusesBox to Relay" calcext:value-type="string">
            <text:p>Create wire FusesBox to Relay</text:p>
          </table:table-cell>
        </table:table-row>
        <table:table-row table:style-name="ro1">
          <table:table-cell table:style-name="ce9" office:value-type="string" calcext:value-type="string">
            <text:p>Int_W26</text:p>
          </table:table-cell>
          <table:table-cell table:style-name="ce12" table:formula="of:=VLOOKUP([.$A53];[$T_Wires.$A:.$P];2)" office:value-type="string" office:string-value="Wire" calcext:value-type="string">
            <text:p>Wire</text:p>
          </table:table-cell>
          <table:table-cell table:style-name="ce12" table:formula="of:=VLOOKUP([.$A53];[$T_Wires.$A:.$P];3)" office:value-type="string" office:string-value="IntBox" calcext:value-type="string">
            <text:p>IntBox</text:p>
          </table:table-cell>
          <table:table-cell table:style-name="ce12" table:formula="of:=VLOOKUP([.$A53];[$T_Wires.$A:.$P];4)" office:value-type="string" office:string-value="Int_D2 (8) - Int_C8 (+)" calcext:value-type="string">
            <text:p>Int_D2 (8) - Int_C8 (+)</text:p>
          </table:table-cell>
          <table:table-cell table:style-name="ce12" table:formula="of:=VLOOKUP([.$A53];[$T_Wires.$A:.$P];15)" office:value-type="string" office:string-value="TODO" calcext:value-type="string">
            <text:p>TODO</text:p>
          </table:table-cell>
          <table:table-cell table:style-name="ce12" table:formula="of:=VLOOKUP([.$A53];[$T_Wires.$A:.$P];16)" office:value-type="string" office:string-value="Create wire Relay to Service Connector" calcext:value-type="string">
            <text:p>Create wire Relay to Service Connector</text:p>
          </table:table-cell>
        </table:table-row>
        <table:table-row table:style-name="ro1">
          <table:table-cell table:style-name="ce9" office:value-type="string" calcext:value-type="string">
            <text:p>Int_W27</text:p>
          </table:table-cell>
          <table:table-cell table:style-name="ce12" table:formula="of:=VLOOKUP([.$A54];[$T_Wires.$A:.$P];2)" office:value-type="string" office:string-value="Wire" calcext:value-type="string">
            <text:p>Wire</text:p>
          </table:table-cell>
          <table:table-cell table:style-name="ce12" table:formula="of:=VLOOKUP([.$A54];[$T_Wires.$A:.$P];3)" office:value-type="string" office:string-value="IntBox" calcext:value-type="string">
            <text:p>IntBox</text:p>
          </table:table-cell>
          <table:table-cell table:style-name="ce12" table:formula="of:=VLOOKUP([.$A54];[$T_Wires.$A:.$P];4)" office:value-type="string" office:string-value="Int_FB0 (9) - Int_C8 (-)" calcext:value-type="string">
            <text:p>Int_FB0 (9) - Int_C8 (-)</text:p>
          </table:table-cell>
          <table:table-cell table:style-name="ce12" table:formula="of:=VLOOKUP([.$A54];[$T_Wires.$A:.$P];15)" office:value-type="string" office:string-value="TODO" calcext:value-type="string">
            <text:p>TODO</text:p>
          </table:table-cell>
          <table:table-cell table:style-name="ce12" table:formula="of:=VLOOKUP([.$A54];[$T_Wires.$A:.$P];16)" office:value-type="string" office:string-value="Create wire FusesBox to Service Connector" calcext:value-type="string">
            <text:p>Create wire FusesBox to Service Connector</text:p>
          </table:table-cell>
        </table:table-row>
        <table:table-row table:style-name="ro1">
          <table:table-cell table:style-name="ce9" office:value-type="string" calcext:value-type="string">
            <text:p>Int_W28</text:p>
          </table:table-cell>
          <table:table-cell table:style-name="ce12" table:formula="of:=VLOOKUP([.$A55];[$T_Wires.$A:.$P];2)" office:value-type="string" office:string-value="Wire" calcext:value-type="string">
            <text:p>Wire</text:p>
          </table:table-cell>
          <table:table-cell table:style-name="ce12" table:formula="of:=VLOOKUP([.$A55];[$T_Wires.$A:.$P];3)" office:value-type="string" office:string-value="IntBox" calcext:value-type="string">
            <text:p>IntBox</text:p>
          </table:table-cell>
          <table:table-cell table:style-name="ce12" table:formula="of:=VLOOKUP([.$A55];[$T_Wires.$A:.$P];4)" office:value-type="string" office:string-value="Int_D1 - Int_D2 (+)" calcext:value-type="string">
            <text:p>Int_D1 - Int_D2 (+)</text:p>
          </table:table-cell>
          <table:table-cell table:style-name="ce12" table:formula="of:=VLOOKUP([.$A55];[$T_Wires.$A:.$P];15)" office:value-type="string" office:string-value="OK" calcext:value-type="string">
            <text:p>OK</text:p>
          </table:table-cell>
          <table:table-cell table:style-name="ce12" table:formula="of:=VLOOKUP([.$A5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29</text:p>
          </table:table-cell>
          <table:table-cell table:style-name="ce12" table:formula="of:=VLOOKUP([.$A56];[$T_Wires.$A:.$P];2)" office:value-type="string" office:string-value="Wire" calcext:value-type="string">
            <text:p>Wire</text:p>
          </table:table-cell>
          <table:table-cell table:style-name="ce12" table:formula="of:=VLOOKUP([.$A56];[$T_Wires.$A:.$P];3)" office:value-type="string" office:string-value="IntBox" calcext:value-type="string">
            <text:p>IntBox</text:p>
          </table:table-cell>
          <table:table-cell table:style-name="ce12" table:formula="of:=VLOOKUP([.$A56];[$T_Wires.$A:.$P];4)" office:value-type="string" office:string-value="Int_D1 - Int_D2 (-)" calcext:value-type="string">
            <text:p>Int_D1 - Int_D2 (-)</text:p>
          </table:table-cell>
          <table:table-cell table:style-name="ce12" table:formula="of:=VLOOKUP([.$A56];[$T_Wires.$A:.$P];15)" office:value-type="string" office:string-value="OK" calcext:value-type="string">
            <text:p>OK</text:p>
          </table:table-cell>
          <table:table-cell table:style-name="ce12" table:formula="of:=VLOOKUP([.$A5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0</text:p>
          </table:table-cell>
          <table:table-cell table:style-name="ce12" table:formula="of:=VLOOKUP([.$A57];[$T_Wires.$A:.$P];2)" office:value-type="string" office:string-value="Wire" calcext:value-type="string">
            <text:p>Wire</text:p>
          </table:table-cell>
          <table:table-cell table:style-name="ce12" table:formula="of:=VLOOKUP([.$A57];[$T_Wires.$A:.$P];3)" office:value-type="string" office:string-value="IntBox" calcext:value-type="string">
            <text:p>IntBox</text:p>
          </table:table-cell>
          <table:table-cell table:style-name="ce12" table:formula="of:=VLOOKUP([.$A57];[$T_Wires.$A:.$P];4)" office:value-type="string" office:string-value="Int_D1 - Int_D2 (D1)" calcext:value-type="string">
            <text:p>Int_D1 - Int_D2 (D1)</text:p>
          </table:table-cell>
          <table:table-cell table:style-name="ce12" table:formula="of:=VLOOKUP([.$A57];[$T_Wires.$A:.$P];15)" office:value-type="string" office:string-value="OK" calcext:value-type="string">
            <text:p>OK</text:p>
          </table:table-cell>
          <table:table-cell table:style-name="ce12" table:formula="of:=VLOOKUP([.$A5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1</text:p>
          </table:table-cell>
          <table:table-cell table:style-name="ce12" table:formula="of:=VLOOKUP([.$A58];[$T_Wires.$A:.$P];2)" office:value-type="string" office:string-value="Wire" calcext:value-type="string">
            <text:p>Wire</text:p>
          </table:table-cell>
          <table:table-cell table:style-name="ce12" table:formula="of:=VLOOKUP([.$A58];[$T_Wires.$A:.$P];3)" office:value-type="string" office:string-value="IntBox" calcext:value-type="string">
            <text:p>IntBox</text:p>
          </table:table-cell>
          <table:table-cell table:style-name="ce12" table:formula="of:=VLOOKUP([.$A58];[$T_Wires.$A:.$P];4)" office:value-type="string" office:string-value="Int_D1 - Int_D2 (D2)" calcext:value-type="string">
            <text:p>Int_D1 - Int_D2 (D2)</text:p>
          </table:table-cell>
          <table:table-cell table:style-name="ce12" table:formula="of:=VLOOKUP([.$A58];[$T_Wires.$A:.$P];15)" office:value-type="string" office:string-value="OK" calcext:value-type="string">
            <text:p>OK</text:p>
          </table:table-cell>
          <table:table-cell table:style-name="ce12" table:formula="of:=VLOOKUP([.$A5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2</text:p>
          </table:table-cell>
          <table:table-cell table:style-name="ce12" table:formula="of:=VLOOKUP([.$A59];[$T_Wires.$A:.$P];2)" office:value-type="string" office:string-value="Wire" calcext:value-type="string">
            <text:p>Wire</text:p>
          </table:table-cell>
          <table:table-cell table:style-name="ce12" table:formula="of:=VLOOKUP([.$A59];[$T_Wires.$A:.$P];3)" office:value-type="string" office:string-value="IntBox" calcext:value-type="string">
            <text:p>IntBox</text:p>
          </table:table-cell>
          <table:table-cell table:style-name="ce12" table:formula="of:=VLOOKUP([.$A59];[$T_Wires.$A:.$P];4)" office:value-type="string" office:string-value="Int_D1 - Int_D2 (D3)" calcext:value-type="string">
            <text:p>Int_D1 - Int_D2 (D3)</text:p>
          </table:table-cell>
          <table:table-cell table:style-name="ce12" table:formula="of:=VLOOKUP([.$A59];[$T_Wires.$A:.$P];15)" office:value-type="string" office:string-value="OK" calcext:value-type="string">
            <text:p>OK</text:p>
          </table:table-cell>
          <table:table-cell table:style-name="ce12" table:formula="of:=VLOOKUP([.$A5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3</text:p>
          </table:table-cell>
          <table:table-cell table:style-name="ce12" table:formula="of:=VLOOKUP([.$A60];[$T_Wires.$A:.$P];2)" office:value-type="string" office:string-value="Wire" calcext:value-type="string">
            <text:p>Wire</text:p>
          </table:table-cell>
          <table:table-cell table:style-name="ce12" table:formula="of:=VLOOKUP([.$A60];[$T_Wires.$A:.$P];3)" office:value-type="string" office:string-value="IntBox" calcext:value-type="string">
            <text:p>IntBox</text:p>
          </table:table-cell>
          <table:table-cell table:style-name="ce12" table:formula="of:=VLOOKUP([.$A60];[$T_Wires.$A:.$P];4)" office:value-type="string" office:string-value="Int_D1 - Int_D2 (D4)" calcext:value-type="string">
            <text:p>Int_D1 - Int_D2 (D4)</text:p>
          </table:table-cell>
          <table:table-cell table:style-name="ce12" table:formula="of:=VLOOKUP([.$A60];[$T_Wires.$A:.$P];15)" office:value-type="string" office:string-value="OK" calcext:value-type="string">
            <text:p>OK</text:p>
          </table:table-cell>
          <table:table-cell table:style-name="ce12" table:formula="of:=VLOOKUP([.$A6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4</text:p>
          </table:table-cell>
          <table:table-cell table:style-name="ce12" table:formula="of:=VLOOKUP([.$A61];[$T_Wires.$A:.$P];2)" office:value-type="string" office:string-value="Wire" calcext:value-type="string">
            <text:p>Wire</text:p>
          </table:table-cell>
          <table:table-cell table:style-name="ce12" table:formula="of:=VLOOKUP([.$A61];[$T_Wires.$A:.$P];3)" office:value-type="string" office:string-value="IntBox" calcext:value-type="string">
            <text:p>IntBox</text:p>
          </table:table-cell>
          <table:table-cell table:style-name="ce12" table:formula="of:=VLOOKUP([.$A61];[$T_Wires.$A:.$P];4)" office:value-type="string" office:string-value="Int_D1 - Int_D2 (D5)" calcext:value-type="string">
            <text:p>Int_D1 - Int_D2 (D5)</text:p>
          </table:table-cell>
          <table:table-cell table:style-name="ce12" table:formula="of:=VLOOKUP([.$A61];[$T_Wires.$A:.$P];15)" office:value-type="string" office:string-value="OK" calcext:value-type="string">
            <text:p>OK</text:p>
          </table:table-cell>
          <table:table-cell table:style-name="ce12" table:formula="of:=VLOOKUP([.$A6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5</text:p>
          </table:table-cell>
          <table:table-cell table:style-name="ce12" table:formula="of:=VLOOKUP([.$A62];[$T_Wires.$A:.$P];2)" office:value-type="string" office:string-value="Wire" calcext:value-type="string">
            <text:p>Wire</text:p>
          </table:table-cell>
          <table:table-cell table:style-name="ce12" table:formula="of:=VLOOKUP([.$A62];[$T_Wires.$A:.$P];3)" office:value-type="string" office:string-value="IntBox" calcext:value-type="string">
            <text:p>IntBox</text:p>
          </table:table-cell>
          <table:table-cell table:style-name="ce12" table:formula="of:=VLOOKUP([.$A62];[$T_Wires.$A:.$P];4)" office:value-type="string" office:string-value="Int_D1 - Int_D2 (D6)" calcext:value-type="string">
            <text:p>Int_D1 - Int_D2 (D6)</text:p>
          </table:table-cell>
          <table:table-cell table:style-name="ce12" table:formula="of:=VLOOKUP([.$A62];[$T_Wires.$A:.$P];15)" office:value-type="string" office:string-value="OK" calcext:value-type="string">
            <text:p>OK</text:p>
          </table:table-cell>
          <table:table-cell table:style-name="ce12" table:formula="of:=VLOOKUP([.$A6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6</text:p>
          </table:table-cell>
          <table:table-cell table:style-name="ce12" table:formula="of:=VLOOKUP([.$A63];[$T_Wires.$A:.$P];2)" office:value-type="string" office:string-value="Wire" calcext:value-type="string">
            <text:p>Wire</text:p>
          </table:table-cell>
          <table:table-cell table:style-name="ce12" table:formula="of:=VLOOKUP([.$A63];[$T_Wires.$A:.$P];3)" office:value-type="string" office:string-value="IntBox" calcext:value-type="string">
            <text:p>IntBox</text:p>
          </table:table-cell>
          <table:table-cell table:style-name="ce12" table:formula="of:=VLOOKUP([.$A63];[$T_Wires.$A:.$P];4)" office:value-type="string" office:string-value="Int_D1 - Int_D2 (D7)" calcext:value-type="string">
            <text:p>Int_D1 - Int_D2 (D7)</text:p>
          </table:table-cell>
          <table:table-cell table:style-name="ce12" table:formula="of:=VLOOKUP([.$A63];[$T_Wires.$A:.$P];15)" office:value-type="string" office:string-value="OK" calcext:value-type="string">
            <text:p>OK</text:p>
          </table:table-cell>
          <table:table-cell table:style-name="ce12" table:formula="of:=VLOOKUP([.$A6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7</text:p>
          </table:table-cell>
          <table:table-cell table:style-name="ce12" table:formula="of:=VLOOKUP([.$A64];[$T_Wires.$A:.$P];2)" office:value-type="string" office:string-value="Wire" calcext:value-type="string">
            <text:p>Wire</text:p>
          </table:table-cell>
          <table:table-cell table:style-name="ce12" table:formula="of:=VLOOKUP([.$A64];[$T_Wires.$A:.$P];3)" office:value-type="string" office:string-value="IntBox" calcext:value-type="string">
            <text:p>IntBox</text:p>
          </table:table-cell>
          <table:table-cell table:style-name="ce12" table:formula="of:=VLOOKUP([.$A64];[$T_Wires.$A:.$P];4)" office:value-type="string" office:string-value="Int_D1 - Int_D2 (D8)" calcext:value-type="string">
            <text:p>Int_D1 - Int_D2 (D8)</text:p>
          </table:table-cell>
          <table:table-cell table:style-name="ce12" table:formula="of:=VLOOKUP([.$A64];[$T_Wires.$A:.$P];15)" office:value-type="string" office:string-value="OK" calcext:value-type="string">
            <text:p>OK</text:p>
          </table:table-cell>
          <table:table-cell table:style-name="ce12" table:formula="of:=VLOOKUP([.$A6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8</text:p>
          </table:table-cell>
          <table:table-cell table:style-name="ce12" table:formula="of:=VLOOKUP([.$A65];[$T_Wires.$A:.$P];2)" office:value-type="string" office:string-value="Wire" calcext:value-type="string">
            <text:p>Wire</text:p>
          </table:table-cell>
          <table:table-cell table:style-name="ce12" table:formula="of:=VLOOKUP([.$A65];[$T_Wires.$A:.$P];3)" office:value-type="string" office:string-value="IntBox" calcext:value-type="string">
            <text:p>IntBox</text:p>
          </table:table-cell>
          <table:table-cell table:style-name="ce12" table:formula="of:=VLOOKUP([.$A65];[$T_Wires.$A:.$P];4)" office:value-type="string" office:string-value="Int_D1 - Int_D3 (D1)" calcext:value-type="string">
            <text:p>Int_D1 - Int_D3 (D1)</text:p>
          </table:table-cell>
          <table:table-cell table:style-name="ce12" table:formula="of:=VLOOKUP([.$A65];[$T_Wires.$A:.$P];15)" office:value-type="string" office:string-value="OK" calcext:value-type="string">
            <text:p>OK</text:p>
          </table:table-cell>
          <table:table-cell table:style-name="ce12" table:formula="of:=VLOOKUP([.$A6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39</text:p>
          </table:table-cell>
          <table:table-cell table:style-name="ce12" table:formula="of:=VLOOKUP([.$A66];[$T_Wires.$A:.$P];2)" office:value-type="string" office:string-value="Wire" calcext:value-type="string">
            <text:p>Wire</text:p>
          </table:table-cell>
          <table:table-cell table:style-name="ce12" table:formula="of:=VLOOKUP([.$A66];[$T_Wires.$A:.$P];3)" office:value-type="string" office:string-value="IntBox" calcext:value-type="string">
            <text:p>IntBox</text:p>
          </table:table-cell>
          <table:table-cell table:style-name="ce12" table:formula="of:=VLOOKUP([.$A66];[$T_Wires.$A:.$P];4)" office:value-type="string" office:string-value="Int_D1 - Int_D3 (D2)" calcext:value-type="string">
            <text:p>Int_D1 - Int_D3 (D2)</text:p>
          </table:table-cell>
          <table:table-cell table:style-name="ce12" table:formula="of:=VLOOKUP([.$A66];[$T_Wires.$A:.$P];15)" office:value-type="string" office:string-value="OK" calcext:value-type="string">
            <text:p>OK</text:p>
          </table:table-cell>
          <table:table-cell table:style-name="ce12" table:formula="of:=VLOOKUP([.$A6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0</text:p>
          </table:table-cell>
          <table:table-cell table:style-name="ce12" table:formula="of:=VLOOKUP([.$A67];[$T_Wires.$A:.$P];2)" office:value-type="string" office:string-value="Wire" calcext:value-type="string">
            <text:p>Wire</text:p>
          </table:table-cell>
          <table:table-cell table:style-name="ce12" table:formula="of:=VLOOKUP([.$A67];[$T_Wires.$A:.$P];3)" office:value-type="string" office:string-value="IntBox" calcext:value-type="string">
            <text:p>IntBox</text:p>
          </table:table-cell>
          <table:table-cell table:style-name="ce12" table:formula="of:=VLOOKUP([.$A67];[$T_Wires.$A:.$P];4)" office:value-type="string" office:string-value="Int_D1 - Int_D3 (D3)" calcext:value-type="string">
            <text:p>Int_D1 - Int_D3 (D3)</text:p>
          </table:table-cell>
          <table:table-cell table:style-name="ce12" table:formula="of:=VLOOKUP([.$A67];[$T_Wires.$A:.$P];15)" office:value-type="string" office:string-value="OK" calcext:value-type="string">
            <text:p>OK</text:p>
          </table:table-cell>
          <table:table-cell table:style-name="ce12" table:formula="of:=VLOOKUP([.$A67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1</text:p>
          </table:table-cell>
          <table:table-cell table:style-name="ce12" table:formula="of:=VLOOKUP([.$A68];[$T_Wires.$A:.$P];2)" office:value-type="string" office:string-value="Wire" calcext:value-type="string">
            <text:p>Wire</text:p>
          </table:table-cell>
          <table:table-cell table:style-name="ce12" table:formula="of:=VLOOKUP([.$A68];[$T_Wires.$A:.$P];3)" office:value-type="string" office:string-value="IntBox" calcext:value-type="string">
            <text:p>IntBox</text:p>
          </table:table-cell>
          <table:table-cell table:style-name="ce12" table:formula="of:=VLOOKUP([.$A68];[$T_Wires.$A:.$P];4)" office:value-type="string" office:string-value="Int_D1 - Int_D3 (D4)" calcext:value-type="string">
            <text:p>Int_D1 - Int_D3 (D4)</text:p>
          </table:table-cell>
          <table:table-cell table:style-name="ce12" table:formula="of:=VLOOKUP([.$A68];[$T_Wires.$A:.$P];15)" office:value-type="string" office:string-value="OK" calcext:value-type="string">
            <text:p>OK</text:p>
          </table:table-cell>
          <table:table-cell table:style-name="ce12" table:formula="of:=VLOOKUP([.$A68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2</text:p>
          </table:table-cell>
          <table:table-cell table:style-name="ce12" table:formula="of:=VLOOKUP([.$A69];[$T_Wires.$A:.$P];2)" office:value-type="string" office:string-value="Wire" calcext:value-type="string">
            <text:p>Wire</text:p>
          </table:table-cell>
          <table:table-cell table:style-name="ce12" table:formula="of:=VLOOKUP([.$A69];[$T_Wires.$A:.$P];3)" office:value-type="string" office:string-value="IntBox" calcext:value-type="string">
            <text:p>IntBox</text:p>
          </table:table-cell>
          <table:table-cell table:style-name="ce12" table:formula="of:=VLOOKUP([.$A69];[$T_Wires.$A:.$P];4)" office:value-type="string" office:string-value="Int_D1 - Int_D3 (D5)" calcext:value-type="string">
            <text:p>Int_D1 - Int_D3 (D5)</text:p>
          </table:table-cell>
          <table:table-cell table:style-name="ce12" table:formula="of:=VLOOKUP([.$A69];[$T_Wires.$A:.$P];15)" office:value-type="string" office:string-value="OK" calcext:value-type="string">
            <text:p>OK</text:p>
          </table:table-cell>
          <table:table-cell table:style-name="ce12" table:formula="of:=VLOOKUP([.$A6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3</text:p>
          </table:table-cell>
          <table:table-cell table:style-name="ce12" table:formula="of:=VLOOKUP([.$A70];[$T_Wires.$A:.$P];2)" office:value-type="string" office:string-value="Wire" calcext:value-type="string">
            <text:p>Wire</text:p>
          </table:table-cell>
          <table:table-cell table:style-name="ce12" table:formula="of:=VLOOKUP([.$A70];[$T_Wires.$A:.$P];3)" office:value-type="string" office:string-value="IntBox" calcext:value-type="string">
            <text:p>IntBox</text:p>
          </table:table-cell>
          <table:table-cell table:style-name="ce12" table:formula="of:=VLOOKUP([.$A70];[$T_Wires.$A:.$P];4)" office:value-type="string" office:string-value="Int_D1 - Int_D3 (D6)" calcext:value-type="string">
            <text:p>Int_D1 - Int_D3 (D6)</text:p>
          </table:table-cell>
          <table:table-cell table:style-name="ce12" table:formula="of:=VLOOKUP([.$A70];[$T_Wires.$A:.$P];15)" office:value-type="string" office:string-value="OK" calcext:value-type="string">
            <text:p>OK</text:p>
          </table:table-cell>
          <table:table-cell table:style-name="ce12" table:formula="of:=VLOOKUP([.$A7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4</text:p>
          </table:table-cell>
          <table:table-cell table:style-name="ce12" table:formula="of:=VLOOKUP([.$A71];[$T_Wires.$A:.$P];2)" office:value-type="string" office:string-value="Wire" calcext:value-type="string">
            <text:p>Wire</text:p>
          </table:table-cell>
          <table:table-cell table:style-name="ce12" table:formula="of:=VLOOKUP([.$A71];[$T_Wires.$A:.$P];3)" office:value-type="string" office:string-value="IntBox" calcext:value-type="string">
            <text:p>IntBox</text:p>
          </table:table-cell>
          <table:table-cell table:style-name="ce12" table:formula="of:=VLOOKUP([.$A71];[$T_Wires.$A:.$P];4)" office:value-type="string" office:string-value="Int_D1 - Int_D3 (D7)" calcext:value-type="string">
            <text:p>Int_D1 - Int_D3 (D7)</text:p>
          </table:table-cell>
          <table:table-cell table:style-name="ce12" table:formula="of:=VLOOKUP([.$A71];[$T_Wires.$A:.$P];15)" office:value-type="string" office:string-value="OK" calcext:value-type="string">
            <text:p>OK</text:p>
          </table:table-cell>
          <table:table-cell table:style-name="ce12" table:formula="of:=VLOOKUP([.$A7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nt_W45</text:p>
          </table:table-cell>
          <table:table-cell table:style-name="ce12" table:formula="of:=VLOOKUP([.$A72];[$T_Wires.$A:.$P];2)" office:value-type="string" office:string-value="Wire" calcext:value-type="string">
            <text:p>Wire</text:p>
          </table:table-cell>
          <table:table-cell table:style-name="ce12" table:formula="of:=VLOOKUP([.$A72];[$T_Wires.$A:.$P];3)" office:value-type="string" office:string-value="IntBox" calcext:value-type="string">
            <text:p>IntBox</text:p>
          </table:table-cell>
          <table:table-cell table:style-name="ce12" table:formula="of:=VLOOKUP([.$A72];[$T_Wires.$A:.$P];4)" office:value-type="string" office:string-value="Int_D1 - Int_D3 (D8)" calcext:value-type="string">
            <text:p>Int_D1 - Int_D3 (D8)</text:p>
          </table:table-cell>
          <table:table-cell table:style-name="ce12" table:formula="of:=VLOOKUP([.$A72];[$T_Wires.$A:.$P];15)" office:value-type="string" office:string-value="OK" calcext:value-type="string">
            <text:p>OK</text:p>
          </table:table-cell>
          <table:table-cell table:style-name="ce12" table:formula="of:=VLOOKUP([.$A72];[$T_Wires.$A:.$P];16)" office:value-type="float" office:value="0" calcext:value-type="float">
            <text:p/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x_IoT" table:style-name="ta1"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12" table:formula="of:=VLOOKUP([.$A2];[$T_Devices.$A:.$H];2)" office:value-type="string" office:string-value="Device" calcext:value-type="string">
            <text:p>Device</text:p>
          </table:table-cell>
          <table:table-cell table:style-name="ce12" table:formula="of:=VLOOKUP([.$A2];[$T_Devices.$A:.$H];3)" office:value-type="string" office:string-value="IoTBox" calcext:value-type="string">
            <text:p>IoTBox</text:p>
          </table:table-cell>
          <table:table-cell table:style-name="ce12" table:formula="of:=VLOOKUP([.$A2];[$T_Devices.$A:.$H];4)" office:value-type="string" office:string-value="RaspberryPi" calcext:value-type="string">
            <text:p>RaspberryPi</text:p>
          </table:table-cell>
          <table:table-cell table:style-name="ce12" table:formula="of:=VLOOKUP([.$A2];[$T_Devices.$A:.$H];7)" office:value-type="string" office:string-value="OK" calcext:value-type="string">
            <text:p>OK</text:p>
          </table:table-cell>
          <table:table-cell table:style-name="ce12" table:formula="of:=VLOOKUP([.$A2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12" table:formula="of:=VLOOKUP([.$A3];[$T_Devices.$A:.$H];2)" office:value-type="string" office:string-value="Device" calcext:value-type="string">
            <text:p>Device</text:p>
          </table:table-cell>
          <table:table-cell table:style-name="ce12" table:formula="of:=VLOOKUP([.$A3];[$T_Devices.$A:.$H];3)" office:value-type="string" office:string-value="IoTBox" calcext:value-type="string">
            <text:p>IoTBox</text:p>
          </table:table-cell>
          <table:table-cell table:style-name="ce12" table:formula="of:=VLOOKUP([.$A3];[$T_Devices.$A:.$H];4)" office:value-type="string" office:string-value="DC/DC for RaspberryPi" calcext:value-type="string">
            <text:p>DC/DC for RaspberryPi</text:p>
          </table:table-cell>
          <table:table-cell table:style-name="ce12" table:formula="of:=VLOOKUP([.$A3];[$T_Devices.$A:.$H];7)" office:value-type="string" office:string-value="OK" calcext:value-type="string">
            <text:p>OK</text:p>
          </table:table-cell>
          <table:table-cell table:style-name="ce12" table:formula="of:=VLOOKUP([.$A3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12" table:formula="of:=VLOOKUP([.$A4];[$T_Devices.$A:.$H];2)" office:value-type="string" office:string-value="Device" calcext:value-type="string">
            <text:p>Device</text:p>
          </table:table-cell>
          <table:table-cell table:style-name="ce12" table:formula="of:=VLOOKUP([.$A4];[$T_Devices.$A:.$H];3)" office:value-type="string" office:string-value="IoTBox" calcext:value-type="string">
            <text:p>IoTBox</text:p>
          </table:table-cell>
          <table:table-cell table:style-name="ce12" table:formula="of:=VLOOKUP([.$A4];[$T_Devices.$A:.$H];4)" office:value-type="string" office:string-value="UPS Pack" calcext:value-type="string">
            <text:p>UPS Pack</text:p>
          </table:table-cell>
          <table:table-cell table:style-name="ce12" table:formula="of:=VLOOKUP([.$A4];[$T_Devices.$A:.$H];7)" office:value-type="string" office:string-value="OK" calcext:value-type="string">
            <text:p>OK</text:p>
          </table:table-cell>
          <table:table-cell table:style-name="ce12" table:formula="of:=VLOOKUP([.$A4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12" table:formula="of:=VLOOKUP([.$A5];[$T_Devices.$A:.$H];2)" office:value-type="string" office:string-value="Device" calcext:value-type="string">
            <text:p>Device</text:p>
          </table:table-cell>
          <table:table-cell table:style-name="ce12" table:formula="of:=VLOOKUP([.$A5];[$T_Devices.$A:.$H];3)" office:value-type="string" office:string-value="IoTBox" calcext:value-type="string">
            <text:p>IoTBox</text:p>
          </table:table-cell>
          <table:table-cell table:style-name="ce12" table:formula="of:=VLOOKUP([.$A5];[$T_Devices.$A:.$H];4)" office:value-type="string" office:string-value="UPS Battery" calcext:value-type="string">
            <text:p>UPS Battery</text:p>
          </table:table-cell>
          <table:table-cell table:style-name="ce12" table:formula="of:=VLOOKUP([.$A5];[$T_Devices.$A:.$H];7)" office:value-type="string" office:string-value="OK" calcext:value-type="string">
            <text:p>OK</text:p>
          </table:table-cell>
          <table:table-cell table:style-name="ce12" table:formula="of:=VLOOKUP([.$A5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12" table:formula="of:=VLOOKUP([.$A6];[$T_Devices.$A:.$H];2)" office:value-type="string" office:string-value="Device" calcext:value-type="string">
            <text:p>Device</text:p>
          </table:table-cell>
          <table:table-cell table:style-name="ce12" table:formula="of:=VLOOKUP([.$A6];[$T_Devices.$A:.$H];3)" office:value-type="string" office:string-value="IoTBox" calcext:value-type="string">
            <text:p>IoTBox</text:p>
          </table:table-cell>
          <table:table-cell table:style-name="ce12" table:formula="of:=VLOOKUP([.$A6];[$T_Devices.$A:.$H];4)" office:value-type="string" office:string-value="SIM7600E-H" calcext:value-type="string">
            <text:p>SIM7600E-H</text:p>
          </table:table-cell>
          <table:table-cell table:style-name="ce12" table:formula="of:=VLOOKUP([.$A6];[$T_Devices.$A:.$H];7)" office:value-type="string" office:string-value="OK" calcext:value-type="string">
            <text:p>OK</text:p>
          </table:table-cell>
          <table:table-cell table:style-name="ce12" table:formula="of:=VLOOKUP([.$A6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12" table:formula="of:=VLOOKUP([.$A7];[$T_Devices.$A:.$H];2)" office:value-type="string" office:string-value="Device" calcext:value-type="string">
            <text:p>Device</text:p>
          </table:table-cell>
          <table:table-cell table:style-name="ce12" table:formula="of:=VLOOKUP([.$A7];[$T_Devices.$A:.$H];3)" office:value-type="string" office:string-value="IoTBox" calcext:value-type="string">
            <text:p>IoTBox</text:p>
          </table:table-cell>
          <table:table-cell table:style-name="ce12" table:formula="of:=VLOOKUP([.$A7];[$T_Devices.$A:.$H];4)" office:value-type="string" office:string-value="Sense Hat (c)" calcext:value-type="string">
            <text:p>Sense Hat (c)</text:p>
          </table:table-cell>
          <table:table-cell table:style-name="ce12" table:formula="of:=VLOOKUP([.$A7];[$T_Devices.$A:.$H];7)" office:value-type="string" office:string-value="OK" calcext:value-type="string">
            <text:p>OK</text:p>
          </table:table-cell>
          <table:table-cell table:style-name="ce12" table:formula="of:=VLOOKUP([.$A7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12" table:formula="of:=VLOOKUP([.$A8];[$T_Devices.$A:.$H];2)" office:value-type="string" office:string-value="Device" calcext:value-type="string">
            <text:p>Device</text:p>
          </table:table-cell>
          <table:table-cell table:style-name="ce12" table:formula="of:=VLOOKUP([.$A8];[$T_Devices.$A:.$H];3)" office:value-type="string" office:string-value="IoTBox" calcext:value-type="string">
            <text:p>IoTBox</text:p>
          </table:table-cell>
          <table:table-cell table:style-name="ce12" table:formula="of:=VLOOKUP([.$A8];[$T_Devices.$A:.$H];4)" office:value-type="string" office:string-value="Custom Board" calcext:value-type="string">
            <text:p>Custom Board</text:p>
          </table:table-cell>
          <table:table-cell table:style-name="ce12" table:formula="of:=VLOOKUP([.$A8];[$T_Devices.$A:.$H];7)" office:value-type="string" office:string-value="TODO" calcext:value-type="string">
            <text:p>TODO</text:p>
          </table:table-cell>
          <table:table-cell table:style-name="ce12" table:formula="of:=VLOOKUP([.$A8];[$T_Devices.$A:.$H];8)" office:value-type="string" office:string-value="Design, print and assemble PCB" calcext:value-type="string">
            <text:p>Design, print and assemble PCB</text:p>
          </table:table-cell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12" table:formula="of:=VLOOKUP([.$A9];[$T_Devices.$A:.$H];2)" office:value-type="string" office:string-value="Device" calcext:value-type="string">
            <text:p>Device</text:p>
          </table:table-cell>
          <table:table-cell table:style-name="ce12" table:formula="of:=VLOOKUP([.$A9];[$T_Devices.$A:.$H];3)" office:value-type="string" office:string-value="IoTBox" calcext:value-type="string">
            <text:p>IoTBox</text:p>
          </table:table-cell>
          <table:table-cell table:style-name="ce12" table:formula="of:=VLOOKUP([.$A9];[$T_Devices.$A:.$H];4)" office:value-type="string" office:string-value="Weight sensor" calcext:value-type="string">
            <text:p>Weight sensor</text:p>
          </table:table-cell>
          <table:table-cell table:style-name="ce12" table:formula="of:=VLOOKUP([.$A9];[$T_Devices.$A:.$H];7)" office:value-type="string" office:string-value="TODO" calcext:value-type="string">
            <text:p>TODO</text:p>
          </table:table-cell>
          <table:table-cell table:style-name="ce12" table:formula="of:=VLOOKUP([.$A9];[$T_Devices.$A:.$H];8)" office:value-type="string" office:string-value="Create tank platform" calcext:value-type="string">
            <text:p>Create tank platform</text:p>
          </table:table-cell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12" table:formula="of:=VLOOKUP([.$A10];[$T_Devices.$A:.$H];2)" office:value-type="string" office:string-value="Device" calcext:value-type="string">
            <text:p>Device</text:p>
          </table:table-cell>
          <table:table-cell table:style-name="ce12" table:formula="of:=VLOOKUP([.$A10];[$T_Devices.$A:.$H];3)" office:value-type="string" office:string-value="IoTBox" calcext:value-type="string">
            <text:p>IoTBox</text:p>
          </table:table-cell>
          <table:table-cell table:style-name="ce12" table:formula="of:=VLOOKUP([.$A10];[$T_Devices.$A:.$H];4)" office:value-type="string" office:string-value="Gas MQ-2 Propane Sensor" calcext:value-type="string">
            <text:p>Gas MQ-2 Propane Sensor</text:p>
          </table:table-cell>
          <table:table-cell table:style-name="ce12" table:formula="of:=VLOOKUP([.$A10];[$T_Devices.$A:.$H];7)" office:value-type="string" office:string-value="OK" calcext:value-type="string">
            <text:p>OK</text:p>
          </table:table-cell>
          <table:table-cell table:style-name="ce12" table:formula="of:=VLOOKUP([.$A10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12" table:formula="of:=VLOOKUP([.$A11];[$T_Devices.$A:.$H];2)" office:value-type="string" office:string-value="Device" calcext:value-type="string">
            <text:p>Device</text:p>
          </table:table-cell>
          <table:table-cell table:style-name="ce12" table:formula="of:=VLOOKUP([.$A11];[$T_Devices.$A:.$H];3)" office:value-type="string" office:string-value="IoTBox" calcext:value-type="string">
            <text:p>IoTBox</text:p>
          </table:table-cell>
          <table:table-cell table:style-name="ce12" table:formula="of:=VLOOKUP([.$A11];[$T_Devices.$A:.$H];4)" office:value-type="string" office:string-value="Gas MQ-7 CO2 Sensor" calcext:value-type="string">
            <text:p>Gas MQ-7 CO2 Sensor</text:p>
          </table:table-cell>
          <table:table-cell table:style-name="ce12" table:formula="of:=VLOOKUP([.$A11];[$T_Devices.$A:.$H];7)" office:value-type="string" office:string-value="OK" calcext:value-type="string">
            <text:p>OK</text:p>
          </table:table-cell>
          <table:table-cell table:style-name="ce12" table:formula="of:=VLOOKUP([.$A11];[$T_Devices.$A:.$H];8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00</text:p>
          </table:table-cell>
          <table:table-cell table:style-name="ce12" table:formula="of:=VLOOKUP([.$A12];[$T_Wires.$A:.$P];2)" office:value-type="string" office:string-value="Wire" calcext:value-type="string">
            <text:p>Wire</text:p>
          </table:table-cell>
          <table:table-cell table:style-name="ce12" table:formula="of:=VLOOKUP([.$A12];[$T_Wires.$A:.$P];3)" office:value-type="string" office:string-value="IoTBox" calcext:value-type="string">
            <text:p>IoTBox</text:p>
          </table:table-cell>
          <table:table-cell table:style-name="ce12" table:formula="of:=VLOOKUP([.$A12];[$T_Wires.$A:.$P];4)" office:value-type="string" office:string-value="IoT_D1 - IoT_D7 (40 PIN)" calcext:value-type="string">
            <text:p>IoT_D1 - IoT_D7 (40 PIN)</text:p>
          </table:table-cell>
          <table:table-cell table:style-name="ce12" table:formula="of:=VLOOKUP([.$A12];[$T_Wires.$A:.$P];15)" office:value-type="string" office:string-value="TODO" calcext:value-type="string">
            <text:p>TODO</text:p>
          </table:table-cell>
          <table:table-cell table:style-name="ce12" table:formula="of:=VLOOKUP([.$A12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1</text:p>
          </table:table-cell>
          <table:table-cell table:style-name="ce12" table:formula="of:=VLOOKUP([.$A13];[$T_Wires.$A:.$P];2)" office:value-type="string" office:string-value="Wire" calcext:value-type="string">
            <text:p>Wire</text:p>
          </table:table-cell>
          <table:table-cell table:style-name="ce12" table:formula="of:=VLOOKUP([.$A13];[$T_Wires.$A:.$P];3)" office:value-type="string" office:string-value="IoTBox" calcext:value-type="string">
            <text:p>IoTBox</text:p>
          </table:table-cell>
          <table:table-cell table:style-name="ce12" table:formula="of:=VLOOKUP([.$A13];[$T_Wires.$A:.$P];4)" office:value-type="string" office:string-value="IoT_D2 - IoT_D7 (+)" calcext:value-type="string">
            <text:p>IoT_D2 - IoT_D7 (+)</text:p>
          </table:table-cell>
          <table:table-cell table:style-name="ce12" table:formula="of:=VLOOKUP([.$A13];[$T_Wires.$A:.$P];15)" office:value-type="string" office:string-value="TODO" calcext:value-type="string">
            <text:p>TODO</text:p>
          </table:table-cell>
          <table:table-cell table:style-name="ce12" table:formula="of:=VLOOKUP([.$A13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2</text:p>
          </table:table-cell>
          <table:table-cell table:style-name="ce12" table:formula="of:=VLOOKUP([.$A14];[$T_Wires.$A:.$P];2)" office:value-type="string" office:string-value="Wire" calcext:value-type="string">
            <text:p>Wire</text:p>
          </table:table-cell>
          <table:table-cell table:style-name="ce12" table:formula="of:=VLOOKUP([.$A14];[$T_Wires.$A:.$P];3)" office:value-type="string" office:string-value="IoTBox" calcext:value-type="string">
            <text:p>IoTBox</text:p>
          </table:table-cell>
          <table:table-cell table:style-name="ce12" table:formula="of:=VLOOKUP([.$A14];[$T_Wires.$A:.$P];4)" office:value-type="string" office:string-value="IoT_D2 - IoT_D7 (-)" calcext:value-type="string">
            <text:p>IoT_D2 - IoT_D7 (-)</text:p>
          </table:table-cell>
          <table:table-cell table:style-name="ce12" table:formula="of:=VLOOKUP([.$A14];[$T_Wires.$A:.$P];15)" office:value-type="string" office:string-value="TODO" calcext:value-type="string">
            <text:p>TODO</text:p>
          </table:table-cell>
          <table:table-cell table:style-name="ce12" table:formula="of:=VLOOKUP([.$A14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3</text:p>
          </table:table-cell>
          <table:table-cell table:style-name="ce12" table:formula="of:=VLOOKUP([.$A15];[$T_Wires.$A:.$P];2)" office:value-type="string" office:string-value="Wire" calcext:value-type="string">
            <text:p>Wire</text:p>
          </table:table-cell>
          <table:table-cell table:style-name="ce12" table:formula="of:=VLOOKUP([.$A15];[$T_Wires.$A:.$P];3)" office:value-type="string" office:string-value="IoTBox" calcext:value-type="string">
            <text:p>IoTBox</text:p>
          </table:table-cell>
          <table:table-cell table:style-name="ce12" table:formula="of:=VLOOKUP([.$A15];[$T_Wires.$A:.$P];4)" office:value-type="string" office:string-value="IoT_D7 - IoT_D3 (USB)" calcext:value-type="string">
            <text:p>IoT_D7 - IoT_D3 (USB)</text:p>
          </table:table-cell>
          <table:table-cell table:style-name="ce12" table:formula="of:=VLOOKUP([.$A15];[$T_Wires.$A:.$P];15)" office:value-type="string" office:string-value="TODO" calcext:value-type="string">
            <text:p>TODO</text:p>
          </table:table-cell>
          <table:table-cell table:style-name="ce12" table:formula="of:=VLOOKUP([.$A15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4</text:p>
          </table:table-cell>
          <table:table-cell table:style-name="ce12" table:formula="of:=VLOOKUP([.$A16];[$T_Wires.$A:.$P];2)" office:value-type="string" office:string-value="Wire" calcext:value-type="string">
            <text:p>Wire</text:p>
          </table:table-cell>
          <table:table-cell table:style-name="ce12" table:formula="of:=VLOOKUP([.$A16];[$T_Wires.$A:.$P];3)" office:value-type="string" office:string-value="IoTBox" calcext:value-type="string">
            <text:p>IoTBox</text:p>
          </table:table-cell>
          <table:table-cell table:style-name="ce12" table:formula="of:=VLOOKUP([.$A16];[$T_Wires.$A:.$P];4)" office:value-type="string" office:string-value="IoT_D3 - IoT_D7 (+)" calcext:value-type="string">
            <text:p>IoT_D3 - IoT_D7 (+)</text:p>
          </table:table-cell>
          <table:table-cell table:style-name="ce12" table:formula="of:=VLOOKUP([.$A16];[$T_Wires.$A:.$P];15)" office:value-type="string" office:string-value="TODO" calcext:value-type="string">
            <text:p>TODO</text:p>
          </table:table-cell>
          <table:table-cell table:style-name="ce12" table:formula="of:=VLOOKUP([.$A16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5</text:p>
          </table:table-cell>
          <table:table-cell table:style-name="ce12" table:formula="of:=VLOOKUP([.$A17];[$T_Wires.$A:.$P];2)" office:value-type="string" office:string-value="Wire" calcext:value-type="string">
            <text:p>Wire</text:p>
          </table:table-cell>
          <table:table-cell table:style-name="ce12" table:formula="of:=VLOOKUP([.$A17];[$T_Wires.$A:.$P];3)" office:value-type="string" office:string-value="IoTBox" calcext:value-type="string">
            <text:p>IoTBox</text:p>
          </table:table-cell>
          <table:table-cell table:style-name="ce12" table:formula="of:=VLOOKUP([.$A17];[$T_Wires.$A:.$P];4)" office:value-type="string" office:string-value="IoT_D3 - IoT_D7 (-)" calcext:value-type="string">
            <text:p>IoT_D3 - IoT_D7 (-)</text:p>
          </table:table-cell>
          <table:table-cell table:style-name="ce12" table:formula="of:=VLOOKUP([.$A17];[$T_Wires.$A:.$P];15)" office:value-type="string" office:string-value="TODO" calcext:value-type="string">
            <text:p>TODO</text:p>
          </table:table-cell>
          <table:table-cell table:style-name="ce12" table:formula="of:=VLOOKUP([.$A17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6</text:p>
          </table:table-cell>
          <table:table-cell table:style-name="ce12" table:formula="of:=VLOOKUP([.$A18];[$T_Wires.$A:.$P];2)" office:value-type="string" office:string-value="Wire" calcext:value-type="string">
            <text:p>Wire</text:p>
          </table:table-cell>
          <table:table-cell table:style-name="ce12" table:formula="of:=VLOOKUP([.$A18];[$T_Wires.$A:.$P];3)" office:value-type="string" office:string-value="IoTBox" calcext:value-type="string">
            <text:p>IoTBox</text:p>
          </table:table-cell>
          <table:table-cell table:style-name="ce12" table:formula="of:=VLOOKUP([.$A18];[$T_Wires.$A:.$P];4)" office:value-type="string" office:string-value="IoT_D3 - IoT_D7 (Tx)" calcext:value-type="string">
            <text:p>IoT_D3 - IoT_D7 (Tx)</text:p>
          </table:table-cell>
          <table:table-cell table:style-name="ce12" table:formula="of:=VLOOKUP([.$A18];[$T_Wires.$A:.$P];15)" office:value-type="string" office:string-value="TODO" calcext:value-type="string">
            <text:p>TODO</text:p>
          </table:table-cell>
          <table:table-cell table:style-name="ce12" table:formula="of:=VLOOKUP([.$A18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7</text:p>
          </table:table-cell>
          <table:table-cell table:style-name="ce12" table:formula="of:=VLOOKUP([.$A19];[$T_Wires.$A:.$P];2)" office:value-type="string" office:string-value="Wire" calcext:value-type="string">
            <text:p>Wire</text:p>
          </table:table-cell>
          <table:table-cell table:style-name="ce12" table:formula="of:=VLOOKUP([.$A19];[$T_Wires.$A:.$P];3)" office:value-type="string" office:string-value="IoTBox" calcext:value-type="string">
            <text:p>IoTBox</text:p>
          </table:table-cell>
          <table:table-cell table:style-name="ce12" table:formula="of:=VLOOKUP([.$A19];[$T_Wires.$A:.$P];4)" office:value-type="string" office:string-value="IoT_D3 - IoT_D7 (Rx)" calcext:value-type="string">
            <text:p>IoT_D3 - IoT_D7 (Rx)</text:p>
          </table:table-cell>
          <table:table-cell table:style-name="ce12" table:formula="of:=VLOOKUP([.$A19];[$T_Wires.$A:.$P];15)" office:value-type="string" office:string-value="TODO" calcext:value-type="string">
            <text:p>TODO</text:p>
          </table:table-cell>
          <table:table-cell table:style-name="ce12" table:formula="of:=VLOOKUP([.$A19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8</text:p>
          </table:table-cell>
          <table:table-cell table:style-name="ce12" table:formula="of:=VLOOKUP([.$A20];[$T_Wires.$A:.$P];2)" office:value-type="string" office:string-value="Wire" calcext:value-type="string">
            <text:p>Wire</text:p>
          </table:table-cell>
          <table:table-cell table:style-name="ce12" table:formula="of:=VLOOKUP([.$A20];[$T_Wires.$A:.$P];3)" office:value-type="string" office:string-value="IoTBox" calcext:value-type="string">
            <text:p>IoTBox</text:p>
          </table:table-cell>
          <table:table-cell table:style-name="ce12" table:formula="of:=VLOOKUP([.$A20];[$T_Wires.$A:.$P];4)" office:value-type="string" office:string-value="IoT_D3 - IoT_D7 (STA)" calcext:value-type="string">
            <text:p>IoT_D3 - IoT_D7 (STA)</text:p>
          </table:table-cell>
          <table:table-cell table:style-name="ce12" table:formula="of:=VLOOKUP([.$A20];[$T_Wires.$A:.$P];15)" office:value-type="string" office:string-value="TODO" calcext:value-type="string">
            <text:p>TODO</text:p>
          </table:table-cell>
          <table:table-cell table:style-name="ce12" table:formula="of:=VLOOKUP([.$A20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09</text:p>
          </table:table-cell>
          <table:table-cell table:style-name="ce12" table:formula="of:=VLOOKUP([.$A21];[$T_Wires.$A:.$P];2)" office:value-type="string" office:string-value="Wire" calcext:value-type="string">
            <text:p>Wire</text:p>
          </table:table-cell>
          <table:table-cell table:style-name="ce12" table:formula="of:=VLOOKUP([.$A21];[$T_Wires.$A:.$P];3)" office:value-type="string" office:string-value="IoTBox" calcext:value-type="string">
            <text:p>IoTBox</text:p>
          </table:table-cell>
          <table:table-cell table:style-name="ce12" table:formula="of:=VLOOKUP([.$A21];[$T_Wires.$A:.$P];4)" office:value-type="string" office:string-value="IoT_D3 - IoT_D4 (+)" calcext:value-type="string">
            <text:p>IoT_D3 - IoT_D4 (+)</text:p>
          </table:table-cell>
          <table:table-cell table:style-name="ce12" table:formula="of:=VLOOKUP([.$A21];[$T_Wires.$A:.$P];15)" office:value-type="string" office:string-value="OK" calcext:value-type="string">
            <text:p>OK</text:p>
          </table:table-cell>
          <table:table-cell table:style-name="ce12" table:formula="of:=VLOOKUP([.$A2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10</text:p>
          </table:table-cell>
          <table:table-cell table:style-name="ce12" table:formula="of:=VLOOKUP([.$A22];[$T_Wires.$A:.$P];2)" office:value-type="string" office:string-value="Wire" calcext:value-type="string">
            <text:p>Wire</text:p>
          </table:table-cell>
          <table:table-cell table:style-name="ce12" table:formula="of:=VLOOKUP([.$A22];[$T_Wires.$A:.$P];3)" office:value-type="string" office:string-value="IoTBox" calcext:value-type="string">
            <text:p>IoTBox</text:p>
          </table:table-cell>
          <table:table-cell table:style-name="ce12" table:formula="of:=VLOOKUP([.$A22];[$T_Wires.$A:.$P];4)" office:value-type="string" office:string-value="IoT_D3 - IoT_D4 (-)" calcext:value-type="string">
            <text:p>IoT_D3 - IoT_D4 (-)</text:p>
          </table:table-cell>
          <table:table-cell table:style-name="ce12" table:formula="of:=VLOOKUP([.$A22];[$T_Wires.$A:.$P];15)" office:value-type="string" office:string-value="OK" calcext:value-type="string">
            <text:p>OK</text:p>
          </table:table-cell>
          <table:table-cell table:style-name="ce12" table:formula="of:=VLOOKUP([.$A2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11</text:p>
          </table:table-cell>
          <table:table-cell table:style-name="ce12" table:formula="of:=VLOOKUP([.$A23];[$T_Wires.$A:.$P];2)" office:value-type="string" office:string-value="Wire" calcext:value-type="string">
            <text:p>Wire</text:p>
          </table:table-cell>
          <table:table-cell table:style-name="ce12" table:formula="of:=VLOOKUP([.$A23];[$T_Wires.$A:.$P];3)" office:value-type="string" office:string-value="IoTBox" calcext:value-type="string">
            <text:p>IoTBox</text:p>
          </table:table-cell>
          <table:table-cell table:style-name="ce12" table:formula="of:=VLOOKUP([.$A23];[$T_Wires.$A:.$P];4)" office:value-type="string" office:string-value="IoT_D5 - IoT_D7 (40 PIN)" calcext:value-type="string">
            <text:p>IoT_D5 - IoT_D7 (40 PIN)</text:p>
          </table:table-cell>
          <table:table-cell table:style-name="ce12" table:formula="of:=VLOOKUP([.$A23];[$T_Wires.$A:.$P];15)" office:value-type="string" office:string-value="TODO" calcext:value-type="string">
            <text:p>TODO</text:p>
          </table:table-cell>
          <table:table-cell table:style-name="ce12" table:formula="of:=VLOOKUP([.$A23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2</text:p>
          </table:table-cell>
          <table:table-cell table:style-name="ce12" table:formula="of:=VLOOKUP([.$A24];[$T_Wires.$A:.$P];2)" office:value-type="string" office:string-value="Wire" calcext:value-type="string">
            <text:p>Wire</text:p>
          </table:table-cell>
          <table:table-cell table:style-name="ce12" table:formula="of:=VLOOKUP([.$A24];[$T_Wires.$A:.$P];3)" office:value-type="string" office:string-value="IoTBox" calcext:value-type="string">
            <text:p>IoTBox</text:p>
          </table:table-cell>
          <table:table-cell table:style-name="ce12" table:formula="of:=VLOOKUP([.$A24];[$T_Wires.$A:.$P];4)" office:value-type="string" office:string-value="IoT_D6 - IoT_D7 (40 PIN)" calcext:value-type="string">
            <text:p>IoT_D6 - IoT_D7 (40 PIN)</text:p>
          </table:table-cell>
          <table:table-cell table:style-name="ce12" table:formula="of:=VLOOKUP([.$A24];[$T_Wires.$A:.$P];15)" office:value-type="string" office:string-value="TODO" calcext:value-type="string">
            <text:p>TODO</text:p>
          </table:table-cell>
          <table:table-cell table:style-name="ce12" table:formula="of:=VLOOKUP([.$A24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3</text:p>
          </table:table-cell>
          <table:table-cell table:style-name="ce12" table:formula="of:=VLOOKUP([.$A25];[$T_Wires.$A:.$P];2)" office:value-type="string" office:string-value="Wire" calcext:value-type="string">
            <text:p>Wire</text:p>
          </table:table-cell>
          <table:table-cell table:style-name="ce12" table:formula="of:=VLOOKUP([.$A25];[$T_Wires.$A:.$P];3)" office:value-type="string" office:string-value="IoTBox" calcext:value-type="string">
            <text:p>IoTBox</text:p>
          </table:table-cell>
          <table:table-cell table:style-name="ce12" table:formula="of:=VLOOKUP([.$A25];[$T_Wires.$A:.$P];4)" office:value-type="string" office:string-value="IoT_D8 - IoT_D7 (+)" calcext:value-type="string">
            <text:p>IoT_D8 - IoT_D7 (+)</text:p>
          </table:table-cell>
          <table:table-cell table:style-name="ce12" table:formula="of:=VLOOKUP([.$A25];[$T_Wires.$A:.$P];15)" office:value-type="string" office:string-value="TODO" calcext:value-type="string">
            <text:p>TODO</text:p>
          </table:table-cell>
          <table:table-cell table:style-name="ce12" table:formula="of:=VLOOKUP([.$A25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4</text:p>
          </table:table-cell>
          <table:table-cell table:style-name="ce12" table:formula="of:=VLOOKUP([.$A26];[$T_Wires.$A:.$P];2)" office:value-type="string" office:string-value="Wire" calcext:value-type="string">
            <text:p>Wire</text:p>
          </table:table-cell>
          <table:table-cell table:style-name="ce12" table:formula="of:=VLOOKUP([.$A26];[$T_Wires.$A:.$P];3)" office:value-type="string" office:string-value="IoTBox" calcext:value-type="string">
            <text:p>IoTBox</text:p>
          </table:table-cell>
          <table:table-cell table:style-name="ce12" table:formula="of:=VLOOKUP([.$A26];[$T_Wires.$A:.$P];4)" office:value-type="string" office:string-value="IoT_D8 - IoT_D7 (-)" calcext:value-type="string">
            <text:p>IoT_D8 - IoT_D7 (-)</text:p>
          </table:table-cell>
          <table:table-cell table:style-name="ce12" table:formula="of:=VLOOKUP([.$A26];[$T_Wires.$A:.$P];15)" office:value-type="string" office:string-value="TODO" calcext:value-type="string">
            <text:p>TODO</text:p>
          </table:table-cell>
          <table:table-cell table:style-name="ce12" table:formula="of:=VLOOKUP([.$A26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5</text:p>
          </table:table-cell>
          <table:table-cell table:style-name="ce12" table:formula="of:=VLOOKUP([.$A27];[$T_Wires.$A:.$P];2)" office:value-type="string" office:string-value="Wire" calcext:value-type="string">
            <text:p>Wire</text:p>
          </table:table-cell>
          <table:table-cell table:style-name="ce12" table:formula="of:=VLOOKUP([.$A27];[$T_Wires.$A:.$P];3)" office:value-type="string" office:string-value="IoTBox" calcext:value-type="string">
            <text:p>IoTBox</text:p>
          </table:table-cell>
          <table:table-cell table:style-name="ce12" table:formula="of:=VLOOKUP([.$A27];[$T_Wires.$A:.$P];4)" office:value-type="string" office:string-value="IoT_D8 - IoT_D7 (SCK)" calcext:value-type="string">
            <text:p>IoT_D8 - IoT_D7 (SCK)</text:p>
          </table:table-cell>
          <table:table-cell table:style-name="ce12" table:formula="of:=VLOOKUP([.$A27];[$T_Wires.$A:.$P];15)" office:value-type="string" office:string-value="TODO" calcext:value-type="string">
            <text:p>TODO</text:p>
          </table:table-cell>
          <table:table-cell table:style-name="ce12" table:formula="of:=VLOOKUP([.$A27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6</text:p>
          </table:table-cell>
          <table:table-cell table:style-name="ce12" table:formula="of:=VLOOKUP([.$A28];[$T_Wires.$A:.$P];2)" office:value-type="string" office:string-value="Wire" calcext:value-type="string">
            <text:p>Wire</text:p>
          </table:table-cell>
          <table:table-cell table:style-name="ce12" table:formula="of:=VLOOKUP([.$A28];[$T_Wires.$A:.$P];3)" office:value-type="string" office:string-value="IoTBox" calcext:value-type="string">
            <text:p>IoTBox</text:p>
          </table:table-cell>
          <table:table-cell table:style-name="ce12" table:formula="of:=VLOOKUP([.$A28];[$T_Wires.$A:.$P];4)" office:value-type="string" office:string-value="IoT_D8 - IoT_D7 (DT)" calcext:value-type="string">
            <text:p>IoT_D8 - IoT_D7 (DT)</text:p>
          </table:table-cell>
          <table:table-cell table:style-name="ce12" table:formula="of:=VLOOKUP([.$A28];[$T_Wires.$A:.$P];15)" office:value-type="string" office:string-value="TODO" calcext:value-type="string">
            <text:p>TODO</text:p>
          </table:table-cell>
          <table:table-cell table:style-name="ce12" table:formula="of:=VLOOKUP([.$A28];[$T_Wires.$A:.$P];16)" office:value-type="string" office:string-value="Custom Board" calcext:value-type="string">
            <text:p>Custom Board</text:p>
          </table:table-cell>
        </table:table-row>
        <table:table-row table:style-name="ro1">
          <table:table-cell table:style-name="ce9" office:value-type="string" calcext:value-type="string">
            <text:p>IoT_W17</text:p>
          </table:table-cell>
          <table:table-cell table:style-name="ce12" table:formula="of:=VLOOKUP([.$A29];[$T_Wires.$A:.$P];2)" office:value-type="string" office:string-value="Wire" calcext:value-type="string">
            <text:p>Wire</text:p>
          </table:table-cell>
          <table:table-cell table:style-name="ce12" table:formula="of:=VLOOKUP([.$A29];[$T_Wires.$A:.$P];3)" office:value-type="string" office:string-value="IoTBox" calcext:value-type="string">
            <text:p>IoTBox</text:p>
          </table:table-cell>
          <table:table-cell table:style-name="ce12" table:formula="of:=VLOOKUP([.$A29];[$T_Wires.$A:.$P];4)" office:value-type="string" office:string-value="IoT_D9 - IoT_D6 (+)" calcext:value-type="string">
            <text:p>IoT_D9 - IoT_D6 (+)</text:p>
          </table:table-cell>
          <table:table-cell table:style-name="ce12" table:formula="of:=VLOOKUP([.$A29];[$T_Wires.$A:.$P];15)" office:value-type="string" office:string-value="OK" calcext:value-type="string">
            <text:p>OK</text:p>
          </table:table-cell>
          <table:table-cell table:style-name="ce12" table:formula="of:=VLOOKUP([.$A29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18</text:p>
          </table:table-cell>
          <table:table-cell table:style-name="ce12" table:formula="of:=VLOOKUP([.$A30];[$T_Wires.$A:.$P];2)" office:value-type="string" office:string-value="Wire" calcext:value-type="string">
            <text:p>Wire</text:p>
          </table:table-cell>
          <table:table-cell table:style-name="ce12" table:formula="of:=VLOOKUP([.$A30];[$T_Wires.$A:.$P];3)" office:value-type="string" office:string-value="IoTBox" calcext:value-type="string">
            <text:p>IoTBox</text:p>
          </table:table-cell>
          <table:table-cell table:style-name="ce12" table:formula="of:=VLOOKUP([.$A30];[$T_Wires.$A:.$P];4)" office:value-type="string" office:string-value="IoT_D9 - IoT_D6 (-)" calcext:value-type="string">
            <text:p>IoT_D9 - IoT_D6 (-)</text:p>
          </table:table-cell>
          <table:table-cell table:style-name="ce12" table:formula="of:=VLOOKUP([.$A30];[$T_Wires.$A:.$P];15)" office:value-type="string" office:string-value="OK" calcext:value-type="string">
            <text:p>OK</text:p>
          </table:table-cell>
          <table:table-cell table:style-name="ce12" table:formula="of:=VLOOKUP([.$A30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19</text:p>
          </table:table-cell>
          <table:table-cell table:style-name="ce12" table:formula="of:=VLOOKUP([.$A31];[$T_Wires.$A:.$P];2)" office:value-type="string" office:string-value="Wire" calcext:value-type="string">
            <text:p>Wire</text:p>
          </table:table-cell>
          <table:table-cell table:style-name="ce12" table:formula="of:=VLOOKUP([.$A31];[$T_Wires.$A:.$P];3)" office:value-type="string" office:string-value="IoTBox" calcext:value-type="string">
            <text:p>IoTBox</text:p>
          </table:table-cell>
          <table:table-cell table:style-name="ce12" table:formula="of:=VLOOKUP([.$A31];[$T_Wires.$A:.$P];4)" office:value-type="string" office:string-value="IoT_D9 - IoT_D6 (AOUT)" calcext:value-type="string">
            <text:p>IoT_D9 - IoT_D6 (AOUT)</text:p>
          </table:table-cell>
          <table:table-cell table:style-name="ce12" table:formula="of:=VLOOKUP([.$A31];[$T_Wires.$A:.$P];15)" office:value-type="string" office:string-value="OK" calcext:value-type="string">
            <text:p>OK</text:p>
          </table:table-cell>
          <table:table-cell table:style-name="ce12" table:formula="of:=VLOOKUP([.$A31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0</text:p>
          </table:table-cell>
          <table:table-cell table:style-name="ce12" table:formula="of:=VLOOKUP([.$A32];[$T_Wires.$A:.$P];2)" office:value-type="string" office:string-value="Wire" calcext:value-type="string">
            <text:p>Wire</text:p>
          </table:table-cell>
          <table:table-cell table:style-name="ce12" table:formula="of:=VLOOKUP([.$A32];[$T_Wires.$A:.$P];3)" office:value-type="string" office:string-value="IoTBox" calcext:value-type="string">
            <text:p>IoTBox</text:p>
          </table:table-cell>
          <table:table-cell table:style-name="ce12" table:formula="of:=VLOOKUP([.$A32];[$T_Wires.$A:.$P];4)" office:value-type="string" office:string-value="IoT_D9 - IoT_D6 (DOUT)" calcext:value-type="string">
            <text:p>IoT_D9 - IoT_D6 (DOUT)</text:p>
          </table:table-cell>
          <table:table-cell table:style-name="ce12" table:formula="of:=VLOOKUP([.$A32];[$T_Wires.$A:.$P];15)" office:value-type="string" office:string-value="OK" calcext:value-type="string">
            <text:p>OK</text:p>
          </table:table-cell>
          <table:table-cell table:style-name="ce12" table:formula="of:=VLOOKUP([.$A32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1</text:p>
          </table:table-cell>
          <table:table-cell table:style-name="ce12" table:formula="of:=VLOOKUP([.$A33];[$T_Wires.$A:.$P];2)" office:value-type="string" office:string-value="Wire" calcext:value-type="string">
            <text:p>Wire</text:p>
          </table:table-cell>
          <table:table-cell table:style-name="ce12" table:formula="of:=VLOOKUP([.$A33];[$T_Wires.$A:.$P];3)" office:value-type="string" office:string-value="IoTBox" calcext:value-type="string">
            <text:p>IoTBox</text:p>
          </table:table-cell>
          <table:table-cell table:style-name="ce12" table:formula="of:=VLOOKUP([.$A33];[$T_Wires.$A:.$P];4)" office:value-type="string" office:string-value="IoT_D10 - IoT_D6 (+)" calcext:value-type="string">
            <text:p>IoT_D10 - IoT_D6 (+)</text:p>
          </table:table-cell>
          <table:table-cell table:style-name="ce12" table:formula="of:=VLOOKUP([.$A33];[$T_Wires.$A:.$P];15)" office:value-type="string" office:string-value="OK" calcext:value-type="string">
            <text:p>OK</text:p>
          </table:table-cell>
          <table:table-cell table:style-name="ce12" table:formula="of:=VLOOKUP([.$A33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2</text:p>
          </table:table-cell>
          <table:table-cell table:style-name="ce12" table:formula="of:=VLOOKUP([.$A34];[$T_Wires.$A:.$P];2)" office:value-type="string" office:string-value="Wire" calcext:value-type="string">
            <text:p>Wire</text:p>
          </table:table-cell>
          <table:table-cell table:style-name="ce12" table:formula="of:=VLOOKUP([.$A34];[$T_Wires.$A:.$P];3)" office:value-type="string" office:string-value="IoTBox" calcext:value-type="string">
            <text:p>IoTBox</text:p>
          </table:table-cell>
          <table:table-cell table:style-name="ce12" table:formula="of:=VLOOKUP([.$A34];[$T_Wires.$A:.$P];4)" office:value-type="string" office:string-value="IoT_D10 - IoT_D6 (-)" calcext:value-type="string">
            <text:p>IoT_D10 - IoT_D6 (-)</text:p>
          </table:table-cell>
          <table:table-cell table:style-name="ce12" table:formula="of:=VLOOKUP([.$A34];[$T_Wires.$A:.$P];15)" office:value-type="string" office:string-value="OK" calcext:value-type="string">
            <text:p>OK</text:p>
          </table:table-cell>
          <table:table-cell table:style-name="ce12" table:formula="of:=VLOOKUP([.$A34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3</text:p>
          </table:table-cell>
          <table:table-cell table:style-name="ce12" table:formula="of:=VLOOKUP([.$A35];[$T_Wires.$A:.$P];2)" office:value-type="string" office:string-value="Wire" calcext:value-type="string">
            <text:p>Wire</text:p>
          </table:table-cell>
          <table:table-cell table:style-name="ce12" table:formula="of:=VLOOKUP([.$A35];[$T_Wires.$A:.$P];3)" office:value-type="string" office:string-value="IoTBox" calcext:value-type="string">
            <text:p>IoTBox</text:p>
          </table:table-cell>
          <table:table-cell table:style-name="ce12" table:formula="of:=VLOOKUP([.$A35];[$T_Wires.$A:.$P];4)" office:value-type="string" office:string-value="IoT_D10 - IoT_D6 (AOUT)" calcext:value-type="string">
            <text:p>IoT_D10 - IoT_D6 (AOUT)</text:p>
          </table:table-cell>
          <table:table-cell table:style-name="ce12" table:formula="of:=VLOOKUP([.$A35];[$T_Wires.$A:.$P];15)" office:value-type="string" office:string-value="OK" calcext:value-type="string">
            <text:p>OK</text:p>
          </table:table-cell>
          <table:table-cell table:style-name="ce12" table:formula="of:=VLOOKUP([.$A35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4</text:p>
          </table:table-cell>
          <table:table-cell table:style-name="ce12" table:formula="of:=VLOOKUP([.$A36];[$T_Wires.$A:.$P];2)" office:value-type="string" office:string-value="Wire" calcext:value-type="string">
            <text:p>Wire</text:p>
          </table:table-cell>
          <table:table-cell table:style-name="ce12" table:formula="of:=VLOOKUP([.$A36];[$T_Wires.$A:.$P];3)" office:value-type="string" office:string-value="IoTBox" calcext:value-type="string">
            <text:p>IoTBox</text:p>
          </table:table-cell>
          <table:table-cell table:style-name="ce12" table:formula="of:=VLOOKUP([.$A36];[$T_Wires.$A:.$P];4)" office:value-type="string" office:string-value="IoT_D10 - IoT_D6 (DOUT)" calcext:value-type="string">
            <text:p>IoT_D10 - IoT_D6 (DOUT)</text:p>
          </table:table-cell>
          <table:table-cell table:style-name="ce12" table:formula="of:=VLOOKUP([.$A36];[$T_Wires.$A:.$P];15)" office:value-type="string" office:string-value="OK" calcext:value-type="string">
            <text:p>OK</text:p>
          </table:table-cell>
          <table:table-cell table:style-name="ce12" table:formula="of:=VLOOKUP([.$A36];[$T_Wires.$A:.$P];16)" office:value-type="float" office:value="0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IoT_W25</text:p>
          </table:table-cell>
          <table:table-cell table:style-name="ce12" table:formula="of:=VLOOKUP([.$A37];[$T_Wires.$A:.$P];2)" office:value-type="string" office:string-value="Wire" calcext:value-type="string">
            <text:p>Wire</text:p>
          </table:table-cell>
          <table:table-cell table:style-name="ce12" table:formula="of:=VLOOKUP([.$A37];[$T_Wires.$A:.$P];3)" office:value-type="string" office:string-value="IoTBox" calcext:value-type="string">
            <text:p>IoTBox</text:p>
          </table:table-cell>
          <table:table-cell table:style-name="ce12" table:formula="of:=VLOOKUP([.$A37];[$T_Wires.$A:.$P];4)" office:value-type="string" office:string-value="IoT_D7 - Int_D1 (+)" calcext:value-type="string">
            <text:p>IoT_D7 - Int_D1 (+)</text:p>
          </table:table-cell>
          <table:table-cell table:style-name="ce12" table:formula="of:=VLOOKUP([.$A37];[$T_Wires.$A:.$P];15)" office:value-type="string" office:string-value="TODO" calcext:value-type="string">
            <text:p>TODO</text:p>
          </table:table-cell>
          <table:table-cell table:style-name="ce12" table:formula="of:=VLOOKUP([.$A37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>
          <table:table-cell table:style-name="ce9" office:value-type="string" calcext:value-type="string">
            <text:p>IoT_W26</text:p>
          </table:table-cell>
          <table:table-cell table:style-name="ce12" table:formula="of:=VLOOKUP([.$A38];[$T_Wires.$A:.$P];2)" office:value-type="string" office:string-value="Wire" calcext:value-type="string">
            <text:p>Wire</text:p>
          </table:table-cell>
          <table:table-cell table:style-name="ce12" table:formula="of:=VLOOKUP([.$A38];[$T_Wires.$A:.$P];3)" office:value-type="string" office:string-value="IoTBox" calcext:value-type="string">
            <text:p>IoTBox</text:p>
          </table:table-cell>
          <table:table-cell table:style-name="ce12" table:formula="of:=VLOOKUP([.$A38];[$T_Wires.$A:.$P];4)" office:value-type="string" office:string-value="IoT_D7 - Int_D1 (-)" calcext:value-type="string">
            <text:p>IoT_D7 - Int_D1 (-)</text:p>
          </table:table-cell>
          <table:table-cell table:style-name="ce12" table:formula="of:=VLOOKUP([.$A38];[$T_Wires.$A:.$P];15)" office:value-type="string" office:string-value="TODO" calcext:value-type="string">
            <text:p>TODO</text:p>
          </table:table-cell>
          <table:table-cell table:style-name="ce12" table:formula="of:=VLOOKUP([.$A38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>
          <table:table-cell table:style-name="ce9" office:value-type="string" calcext:value-type="string">
            <text:p>IoT_W27</text:p>
          </table:table-cell>
          <table:table-cell table:style-name="ce12" table:formula="of:=VLOOKUP([.$A39];[$T_Wires.$A:.$P];2)" office:value-type="string" office:string-value="Wire" calcext:value-type="string">
            <text:p>Wire</text:p>
          </table:table-cell>
          <table:table-cell table:style-name="ce12" table:formula="of:=VLOOKUP([.$A39];[$T_Wires.$A:.$P];3)" office:value-type="string" office:string-value="IoTBox" calcext:value-type="string">
            <text:p>IoTBox</text:p>
          </table:table-cell>
          <table:table-cell table:style-name="ce12" table:formula="of:=VLOOKUP([.$A39];[$T_Wires.$A:.$P];4)" office:value-type="string" office:string-value="IoT_D7 - Int_D1 (SDA)" calcext:value-type="string">
            <text:p>IoT_D7 - Int_D1 (SDA)</text:p>
          </table:table-cell>
          <table:table-cell table:style-name="ce12" table:formula="of:=VLOOKUP([.$A39];[$T_Wires.$A:.$P];15)" office:value-type="string" office:string-value="TODO" calcext:value-type="string">
            <text:p>TODO</text:p>
          </table:table-cell>
          <table:table-cell table:style-name="ce12" table:formula="of:=VLOOKUP([.$A39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>
          <table:table-cell table:style-name="ce9" office:value-type="string" calcext:value-type="string">
            <text:p>IoT_W28</text:p>
          </table:table-cell>
          <table:table-cell table:style-name="ce12" table:formula="of:=VLOOKUP([.$A40];[$T_Wires.$A:.$P];2)" office:value-type="string" office:string-value="Wire" calcext:value-type="string">
            <text:p>Wire</text:p>
          </table:table-cell>
          <table:table-cell table:style-name="ce12" table:formula="of:=VLOOKUP([.$A40];[$T_Wires.$A:.$P];3)" office:value-type="string" office:string-value="IoTBox" calcext:value-type="string">
            <text:p>IoTBox</text:p>
          </table:table-cell>
          <table:table-cell table:style-name="ce12" table:formula="of:=VLOOKUP([.$A40];[$T_Wires.$A:.$P];4)" office:value-type="string" office:string-value="IoT_D7 - Int_D1 (SCL)" calcext:value-type="string">
            <text:p>IoT_D7 - Int_D1 (SCL)</text:p>
          </table:table-cell>
          <table:table-cell table:style-name="ce12" table:formula="of:=VLOOKUP([.$A40];[$T_Wires.$A:.$P];15)" office:value-type="string" office:string-value="TODO" calcext:value-type="string">
            <text:p>TODO</text:p>
          </table:table-cell>
          <table:table-cell table:style-name="ce12" table:formula="of:=VLOOKUP([.$A40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>
          <table:table-cell table:style-name="ce9" office:value-type="string" calcext:value-type="string">
            <text:p>IoT_W29</text:p>
          </table:table-cell>
          <table:table-cell table:style-name="ce12" table:formula="of:=VLOOKUP([.$A41];[$T_Wires.$A:.$P];2)" office:value-type="string" office:string-value="Wire" calcext:value-type="string">
            <text:p>Wire</text:p>
          </table:table-cell>
          <table:table-cell table:style-name="ce12" table:formula="of:=VLOOKUP([.$A41];[$T_Wires.$A:.$P];3)" office:value-type="string" office:string-value="IoTBox" calcext:value-type="string">
            <text:p>IoTBox</text:p>
          </table:table-cell>
          <table:table-cell table:style-name="ce12" table:formula="of:=VLOOKUP([.$A41];[$T_Wires.$A:.$P];4)" office:value-type="string" office:string-value="IoT_D7 - Int_D1 (INT)" calcext:value-type="string">
            <text:p>IoT_D7 - Int_D1 (INT)</text:p>
          </table:table-cell>
          <table:table-cell table:style-name="ce12" table:formula="of:=VLOOKUP([.$A41];[$T_Wires.$A:.$P];15)" office:value-type="string" office:string-value="TODO" calcext:value-type="string">
            <text:p>TODO</text:p>
          </table:table-cell>
          <table:table-cell table:style-name="ce12" table:formula="of:=VLOOKUP([.$A41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>
          <table:table-cell table:style-name="ce9" office:value-type="string" calcext:value-type="string">
            <text:p>IoT_W30</text:p>
          </table:table-cell>
          <table:table-cell table:style-name="ce12" table:formula="of:=VLOOKUP([.$A42];[$T_Wires.$A:.$P];2)" office:value-type="string" office:string-value="Wire" calcext:value-type="string">
            <text:p>Wire</text:p>
          </table:table-cell>
          <table:table-cell table:style-name="ce12" table:formula="of:=VLOOKUP([.$A42];[$T_Wires.$A:.$P];3)" office:value-type="string" office:string-value="IoTBox" calcext:value-type="string">
            <text:p>IoTBox</text:p>
          </table:table-cell>
          <table:table-cell table:style-name="ce12" table:formula="of:=VLOOKUP([.$A42];[$T_Wires.$A:.$P];4)" office:value-type="string" office:string-value="IoT_D7 - Int_D1 (RST)" calcext:value-type="string">
            <text:p>IoT_D7 - Int_D1 (RST)</text:p>
          </table:table-cell>
          <table:table-cell table:style-name="ce12" table:formula="of:=VLOOKUP([.$A42];[$T_Wires.$A:.$P];15)" office:value-type="string" office:string-value="TODO" calcext:value-type="string">
            <text:p>TODO</text:p>
          </table:table-cell>
          <table:table-cell table:style-name="ce12" table:formula="of:=VLOOKUP([.$A42];[$T_Wires.$A:.$P];16)" office:value-type="string" office:string-value="Create wire CustBoard to GPIO" calcext:value-type="string">
            <text:p>Create wire CustBoard to GPIO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_Devices" table:style-name="ta1">
        <table:table-column table:style-name="co2" table:number-columns-repeated="3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7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/>
          <table:table-cell table:style-name="ce19" table:number-columns-repeated="6"/>
        </table:table-row>
        <table:table-row table:style-name="ro1">
          <table:table-cell table:style-name="ce9" office:value-type="string" calcext:value-type="string">
            <text:p>Ex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ervic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Solar Panels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Ex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External</text:p>
          </table:table-cell>
          <table:table-cell table:style-name="ce9" office:value-type="string" calcext:value-type="string">
            <text:p>Vehicle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Fuses Box (x12 poles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GPIO Expansion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n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Relays Module (x8)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Find how to connect 2mm2 cables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n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ntBox</text:p>
          </table:table-cell>
          <table:table-cell table:style-name="ce9" office:value-type="string" calcext:value-type="string">
            <text:p>Buttons Box (x8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DC/DC for RaspberryPi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UPS Pack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4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UPS Battery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5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SIM7600E-H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6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Sense Hat (c)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07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Custom Board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Design, print and assemble PCB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8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Weight sensor</text:p>
          </table:table-cell>
          <table:table-cell table:style-name="ce9" table:number-columns-repeated="2"/>
          <table:table-cell table:style-name="ce9" office:value-type="string" calcext:value-type="string">
            <text:p>TODO</text:p>
          </table:table-cell>
          <table:table-cell table:style-name="ce9" office:value-type="string" calcext:value-type="string">
            <text:p>Create tank platform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oT_D09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Gas MQ-2 Propane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IoT_D10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IoTBox</text:p>
          </table:table-cell>
          <table:table-cell table:style-name="ce9" office:value-type="string" calcext:value-type="string">
            <text:p>Gas MQ-7 CO2 Senso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1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Invert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2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Sola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3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DC/DC or CSB2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9" office:value-type="string" calcext:value-type="string">
            <text:p>Pow_D04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PowerBox</text:p>
          </table:table-cell>
          <table:table-cell table:style-name="ce9" office:value-type="string" calcext:value-type="string">
            <text:p>Power Charger</text:p>
          </table:table-cell>
          <table:table-cell table:style-name="ce9" table:number-columns-repeated="2"/>
          <table:table-cell table:style-name="ce9" office:value-type="string" calcext:value-type="string">
            <text:p>OK</text:p>
          </table:table-cell>
          <table:table-cell table:style-name="ce9"/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_Fuses" table:style-name="ta1">
        <table:table-column table:style-name="co2" table:number-columns-repeated="3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Int_F0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Integration Box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DC/DC for RaspberryPi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Light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3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Light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an 1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an 2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Fridg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7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Heating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8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Motor 1 – UP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09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use Motor 1 – DOWN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F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F0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Inver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Sola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3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Vehicle Battery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w_</text:span>F0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Fuse Power Charge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number-columns-repeated="2" office:value-type="string" calcext:value-type="string">
            <text:p>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Connectors" table:style-name="ta1">
        <table:table-column table:style-name="co2" table:number-columns-repeated="3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Int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Light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Light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an 1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an 2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5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Fridge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Heating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Motor 1 - UP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Int_C0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tBox</text:p>
          </table:table-cell>
          <table:table-cell office:value-type="string" calcext:value-type="string">
            <text:p>Connector for Motor 1 – DOWN (2x1)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Find good connector</text:p>
          </table:table-cell>
        </table:table-row>
        <table:table-row table:style-name="ro1">
          <table:table-cell office:value-type="string" calcext:value-type="string">
            <text:p>Pow_C0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2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>
          <table:table-cell office:value-type="string" calcext:value-type="string">
            <text:p>Pow_C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Connector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real connector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Others" table:style-name="ta1">
        <table:table-column table:style-name="co7" table:default-cell-style-name="ce11"/>
        <table:table-column table:style-name="co2" table:number-columns-repeated="2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Box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pec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Pow_BB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Main Bus Bar</text:p>
          </table:table-cell>
          <table:table-cell table:number-columns-repeated="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SW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Servic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Solar Pane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>
          <table:table-cell office:value-type="string" calcext:value-type="string">
            <text:p><text:span text:style-name="T1">Pow_</text:span>SW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werBox</text:p>
          </table:table-cell>
          <table:table-cell office:value-type="string" calcext:value-type="string">
            <text:p>Switch Vehicle Batt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Change with Magetotoermico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table:number-columns-repeated="3"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pec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_Wires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Type</text:p>
          </table:table-cell>
          <table:table-cell table:number-columns-repeated="2" table:style-name="ce24" office:value-type="string" calcext:value-type="string">
            <text:p>Name</text:p>
          </table:table-cell>
          <table:table-cell table:style-name="ce24" office:value-type="string" calcext:value-type="string">
            <text:p>Border Wire</text:p>
          </table:table-cell>
          <table:table-cell table:style-name="ce24" office:value-type="string" calcext:value-type="string">
            <text:p>Point A</text:p>
          </table:table-cell>
          <table:table-cell table:style-name="ce24" office:value-type="string" calcext:value-type="string">
            <text:p>Point B</text:p>
          </table:table-cell>
          <table:table-cell table:style-name="ce24" office:value-type="string" calcext:value-type="string">
            <text:p>Pos/Neg</text:p>
          </table:table-cell>
          <table:table-cell table:style-name="ce24" office:value-type="string" calcext:value-type="string">
            <text:p>Sub Group</text:p>
          </table:table-cell>
          <table:table-cell table:style-name="ce24" office:value-type="string" calcext:value-type="string">
            <text:p>Size (mm2)</text:p>
          </table:table-cell>
          <table:table-cell table:style-name="ce24" office:value-type="string" calcext:value-type="string">
            <text:p>Length</text:p>
          </table:table-cell>
          <table:table-cell table:style-name="ce24" office:value-type="string" calcext:value-type="string">
            <text:p>Pointer A</text:p>
          </table:table-cell>
          <table:table-cell table:style-name="ce24" office:value-type="string" calcext:value-type="string">
            <text:p>Pointer B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tatus Notes</text:p>
          </table:table-cell>
        </table:table-row>
        <table:table-row table:style-name="ro1">
          <table:table-cell office:value-type="string" calcext:value-type="string">
            <text:p>Ex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2];&quot; - &quot;;[.$G2];&quot; (&quot;;[.$H2];&quot;)&quot;)" office:value-type="string" office:string-value="Ext_D1 - Pow_C1 (+)" calcext:value-type="string">
            <text:p>Ext_D1 - Pow_C1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3];&quot; - &quot;;[.$G3];&quot; (&quot;;[.$H3];&quot;)&quot;)" office:value-type="string" office:string-value="Ext_D1 - Pow_C1 (-)" calcext:value-type="string">
            <text:p>Ext_D1 - Pow_C1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4];&quot; - &quot;;[.$G4];&quot; (&quot;;[.$H4];&quot;)&quot;)" office:value-type="string" office:string-value="Ext_D2 - Pow_C2 (+)" calcext:value-type="string">
            <text:p>Ext_D2 - Pow_C2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5];&quot; - &quot;;[.$G5];&quot; (&quot;;[.$H5];&quot;)&quot;)" office:value-type="string" office:string-value="Ext_D2 - Pow_C2 (-)" calcext:value-type="string">
            <text:p>Ext_D2 - Pow_C2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C-4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Fix Cables</text:p>
          </table:table-cell>
        </table:table-row>
        <table:table-row table:style-name="ro1">
          <table:table-cell office:value-type="string" calcext:value-type="string">
            <text:p>Ex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6];&quot; - &quot;;[.$G6];&quot; (&quot;;[.$H6];&quot;)&quot;)" office:value-type="string" office:string-value="Ext_D3 - Pow_C3 (+)" calcext:value-type="string">
            <text:p>Ext_D3 - Pow_C3 (+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x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xternal</text:p>
          </table:table-cell>
          <table:table-cell table:formula="of:=COM.MICROSOFT.CONCAT([.$F7];&quot; - &quot;;[.$G7];&quot; (&quot;;[.$H7];&quot;)&quot;)" office:value-type="string" office:string-value="Ext_D3 - Pow_C3 (-)" calcext:value-type="string">
            <text:p>Ext_D3 - Pow_C3 (-)</text:p>
          </table:table-cell>
          <table:table-cell office:value-type="string" calcext:value-type="string">
            <text:p>E → P</text:p>
          </table:table-cell>
          <table:table-cell office:value-type="string" calcext:value-type="string">
            <text:p>Ext_D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8];&quot; - &quot;;[.$G8];&quot; (&quot;;[.$H8];&quot;)&quot;)" office:value-type="string" office:string-value="Int_F0 - Int_FB0 (+)" calcext:value-type="string">
            <text:p>Int_F0 - Int_FB0 (+)</text:p>
          </table:table-cell>
          <table:table-cell/>
          <table:table-cell office:value-type="string" calcext:value-type="string">
            <text:p>Int_F0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useBox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9];&quot; - &quot;;[.$G9];&quot; (&quot;;[.$H9];&quot;)&quot;)" office:value-type="string" office:string-value="Int_FB0 (1) - IoT_D2 (+)" calcext:value-type="string">
            <text:p>Int_FB0 (1) - IoT_D2 (+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0];&quot; - &quot;;[.$G10];&quot; (&quot;;[.$H10];&quot;)&quot;)" office:value-type="string" office:string-value="Int_FB0 (1) - IoT_D2 (-)" calcext:value-type="string">
            <text:p>Int_FB0 (1) - IoT_D2 (-)</text:p>
          </table:table-cell>
          <table:table-cell office:value-type="string" calcext:value-type="string">
            <text:p>Int → IoT</text:p>
          </table:table-cell>
          <table:table-cell office:value-type="string" calcext:value-type="string">
            <text:p>Int_FB0 (1)</text:p>
          </table:table-cell>
          <table:table-cell office:value-type="string" calcext:value-type="string">
            <text:p>Io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 for RaspberryP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DC/DC</text:p>
          </table:table-cell>
        </table:table-row>
        <table:table-row table:style-name="ro1">
          <table:table-cell office:value-type="string" calcext:value-type="string">
            <text:p>In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1];&quot; - &quot;;[.$G11];&quot; (&quot;;[.$H11];&quot;)&quot;)" office:value-type="string" office:string-value="Int_FB0 (2) - Int_D2 (1) (+)" calcext:value-type="string">
            <text:p>Int_FB0 (2) - Int_D2 (1) (+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D2 (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2];&quot; - &quot;;[.$G12];&quot; (&quot;;[.$H12];&quot;)&quot;)" office:value-type="string" office:string-value="Int_D2 (1) - Int_C1 (+)" calcext:value-type="string">
            <text:p>Int_D2 (1) - Int_C1 (+)</text:p>
          </table:table-cell>
          <table:table-cell/>
          <table:table-cell office:value-type="string" calcext:value-type="string">
            <text:p>Int_D2 (1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3];&quot; - &quot;;[.$G13];&quot; (&quot;;[.$H13];&quot;)&quot;)" office:value-type="string" office:string-value="Int_FB0 (2) - Int_C1 (-)" calcext:value-type="string">
            <text:p>Int_FB0 (2) - Int_C1 (-)</text:p>
          </table:table-cell>
          <table:table-cell/>
          <table:table-cell office:value-type="string" calcext:value-type="string">
            <text:p>Int_FB0 (2)</text:p>
          </table:table-cell>
          <table:table-cell office:value-type="string" calcext:value-type="string">
            <text:p>Int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4];&quot; - &quot;;[.$G14];&quot; (&quot;;[.$H14];&quot;)&quot;)" office:value-type="string" office:string-value="Int_FB0 (3) - Int_D2 (2) (+)" calcext:value-type="string">
            <text:p>Int_FB0 (3) - Int_D2 (2) (+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D2 (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5];&quot; - &quot;;[.$G15];&quot; (&quot;;[.$H15];&quot;)&quot;)" office:value-type="string" office:string-value="Int_D2 (2) - Int_C2 (+)" calcext:value-type="string">
            <text:p>Int_D2 (2) - Int_C2 (+)</text:p>
          </table:table-cell>
          <table:table-cell/>
          <table:table-cell office:value-type="string" calcext:value-type="string">
            <text:p>Int_D2 (2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6];&quot; - &quot;;[.$G16];&quot; (&quot;;[.$H16];&quot;)&quot;)" office:value-type="string" office:string-value="Int_FB0 (3) - Int_C2 (-)" calcext:value-type="string">
            <text:p>Int_FB0 (3) - Int_C2 (-)</text:p>
          </table:table-cell>
          <table:table-cell/>
          <table:table-cell office:value-type="string" calcext:value-type="string">
            <text:p>Int_FB0 (3)</text:p>
          </table:table-cell>
          <table:table-cell office:value-type="string" calcext:value-type="string">
            <text:p>Int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Light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7];&quot; - &quot;;[.$G17];&quot; (&quot;;[.$H17];&quot;)&quot;)" office:value-type="string" office:string-value="Int_FB0 (4) - Int_D2 (3) (+)" calcext:value-type="string">
            <text:p>Int_FB0 (4) - Int_D2 (3) (+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D2 (3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8];&quot; - &quot;;[.$G18];&quot; (&quot;;[.$H18];&quot;)&quot;)" office:value-type="string" office:string-value="Int_D2 (3) - Int_C3 (+)" calcext:value-type="string">
            <text:p>Int_D2 (3) - Int_C3 (+)</text:p>
          </table:table-cell>
          <table:table-cell/>
          <table:table-cell office:value-type="string" calcext:value-type="string">
            <text:p>Int_D2 (3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19];&quot; - &quot;;[.$G19];&quot; (&quot;;[.$H19];&quot;)&quot;)" office:value-type="string" office:string-value="Int_FB0 (4) - Int_C3 (-)" calcext:value-type="string">
            <text:p>Int_FB0 (4) - Int_C3 (-)</text:p>
          </table:table-cell>
          <table:table-cell/>
          <table:table-cell office:value-type="string" calcext:value-type="string">
            <text:p>Int_FB0 (4)</text:p>
          </table:table-cell>
          <table:table-cell office:value-type="string" calcext:value-type="string">
            <text:p>Int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0];&quot; - &quot;;[.$G20];&quot; (&quot;;[.$H20];&quot;)&quot;)" office:value-type="string" office:string-value="Int_FB0 (5) - Int_D2 (4) (+)" calcext:value-type="string">
            <text:p>Int_FB0 (5) - Int_D2 (4) (+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D2 (4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1];&quot; - &quot;;[.$G21];&quot; (&quot;;[.$H21];&quot;)&quot;)" office:value-type="string" office:string-value="Int_D2 (4) - Int_C4 (+)" calcext:value-type="string">
            <text:p>Int_D2 (4) - Int_C4 (+)</text:p>
          </table:table-cell>
          <table:table-cell/>
          <table:table-cell office:value-type="string" calcext:value-type="string">
            <text:p>Int_D2 (4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2];&quot; - &quot;;[.$G22];&quot; (&quot;;[.$H22];&quot;)&quot;)" office:value-type="string" office:string-value="Int_FB0 (5) - Int_C4 (-)" calcext:value-type="string">
            <text:p>Int_FB0 (5) - Int_C4 (-)</text:p>
          </table:table-cell>
          <table:table-cell/>
          <table:table-cell office:value-type="string" calcext:value-type="string">
            <text:p>Int_FB0 (5)</text:p>
          </table:table-cell>
          <table:table-cell office:value-type="string" calcext:value-type="string">
            <text:p>Int_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an 2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3];&quot; - &quot;;[.$G23];&quot; (&quot;;[.$H23];&quot;)&quot;)" office:value-type="string" office:string-value="Int_FB0 (6) - Int_D2 (5) (+)" calcext:value-type="string">
            <text:p>Int_FB0 (6) - Int_D2 (5) (+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D2 (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4];&quot; - &quot;;[.$G24];&quot; (&quot;;[.$H24];&quot;)&quot;)" office:value-type="string" office:string-value="Int_D2 (5) - Int_C5 (+)" calcext:value-type="string">
            <text:p>Int_D2 (5) - Int_C5 (+)</text:p>
          </table:table-cell>
          <table:table-cell/>
          <table:table-cell office:value-type="string" calcext:value-type="string">
            <text:p>Int_D2 (5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5];&quot; - &quot;;[.$G25];&quot; (&quot;;[.$H25];&quot;)&quot;)" office:value-type="string" office:string-value="Int_FB0 (6) - Int_C5 (-)" calcext:value-type="string">
            <text:p>Int_FB0 (6) - Int_C5 (-)</text:p>
          </table:table-cell>
          <table:table-cell/>
          <table:table-cell office:value-type="string" calcext:value-type="string">
            <text:p>Int_FB0 (6)</text:p>
          </table:table-cell>
          <table:table-cell office:value-type="string" calcext:value-type="string">
            <text:p>Int_C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F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6];&quot; - &quot;;[.$G26];&quot; (&quot;;[.$H26];&quot;)&quot;)" office:value-type="string" office:string-value="Int_FB0 (7) - Int_D2 (6) (+)" calcext:value-type="string">
            <text:p>Int_FB0 (7) - Int_D2 (6) (+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D2 (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7];&quot; - &quot;;[.$G27];&quot; (&quot;;[.$H27];&quot;)&quot;)" office:value-type="string" office:string-value="Int_D2 (6) - Int_C6 (+)" calcext:value-type="string">
            <text:p>Int_D2 (6) - Int_C6 (+)</text:p>
          </table:table-cell>
          <table:table-cell/>
          <table:table-cell office:value-type="string" calcext:value-type="string">
            <text:p>Int_D2 (6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8];&quot; - &quot;;[.$G28];&quot; (&quot;;[.$H28];&quot;)&quot;)" office:value-type="string" office:string-value="Int_FB0 (7) - Int_C6 (-)" calcext:value-type="string">
            <text:p>Int_FB0 (7) - Int_C6 (-)</text:p>
          </table:table-cell>
          <table:table-cell/>
          <table:table-cell office:value-type="string" calcext:value-type="string">
            <text:p>Int_FB0 (7)</text:p>
          </table:table-cell>
          <table:table-cell office:value-type="string" calcext:value-type="string">
            <text:p>Int_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He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29];&quot; - &quot;;[.$G29];&quot; (&quot;;[.$H29];&quot;)&quot;)" office:value-type="string" office:string-value="Int_FB0 (8) - Int_D2 (7) (+)" calcext:value-type="string">
            <text:p>Int_FB0 (8) - Int_D2 (7) (+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D2 (7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0];&quot; - &quot;;[.$G30];&quot; (&quot;;[.$H30];&quot;)&quot;)" office:value-type="string" office:string-value="Int_D2 (7) - Int_C7 (+)" calcext:value-type="string">
            <text:p>Int_D2 (7) - Int_C7 (+)</text:p>
          </table:table-cell>
          <table:table-cell/>
          <table:table-cell office:value-type="string" calcext:value-type="string">
            <text:p>Int_D2 (7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1];&quot; - &quot;;[.$G31];&quot; (&quot;;[.$H31];&quot;)&quot;)" office:value-type="string" office:string-value="Int_FB0 (8) - Int_C7 (-)" calcext:value-type="string">
            <text:p>Int_FB0 (8) - Int_C7 (-)</text:p>
          </table:table-cell>
          <table:table-cell/>
          <table:table-cell office:value-type="string" calcext:value-type="string">
            <text:p>Int_FB0 (8)</text:p>
          </table:table-cell>
          <table:table-cell office:value-type="string" calcext:value-type="string">
            <text:p>Int_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2];&quot; - &quot;;[.$G32];&quot; (&quot;;[.$H32];&quot;)&quot;)" office:value-type="string" office:string-value="Int_FB0 (9) - Int_D2 (8) (+)" calcext:value-type="string">
            <text:p>Int_FB0 (9) - Int_D2 (8) (+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D2 (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Relay</text:p>
          </table:table-cell>
        </table:table-row>
        <table:table-row table:style-name="ro1">
          <table:table-cell office:value-type="string" calcext:value-type="string">
            <text:p>Int_W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3];&quot; - &quot;;[.$G33];&quot; (&quot;;[.$H33];&quot;)&quot;)" office:value-type="string" office:string-value="Int_D2 (8) - Int_C8 (+)" calcext:value-type="string">
            <text:p>Int_D2 (8) - Int_C8 (+)</text:p>
          </table:table-cell>
          <table:table-cell/>
          <table:table-cell office:value-type="string" calcext:value-type="string">
            <text:p>Int_D2 (8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Relay to Service Connector</text:p>
          </table:table-cell>
        </table:table-row>
        <table:table-row table:style-name="ro1">
          <table:table-cell office:value-type="string" calcext:value-type="string">
            <text:p>Int_W2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4];&quot; - &quot;;[.$G34];&quot; (&quot;;[.$H34];&quot;)&quot;)" office:value-type="string" office:string-value="Int_FB0 (9) - Int_C8 (-)" calcext:value-type="string">
            <text:p>Int_FB0 (9) - Int_C8 (-)</text:p>
          </table:table-cell>
          <table:table-cell/>
          <table:table-cell office:value-type="string" calcext:value-type="string">
            <text:p>Int_FB0 (9)</text:p>
          </table:table-cell>
          <table:table-cell office:value-type="string" calcext:value-type="string">
            <text:p>Int_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Motor 1 –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conn_service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FusesBox to Service Connector</text:p>
          </table:table-cell>
        </table:table-row>
        <table:table-row table:style-name="ro1">
          <table:table-cell office:value-type="string" calcext:value-type="string">
            <text:p>Int_W2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5];&quot; - &quot;;[.$G35];&quot; (&quot;;[.$H35];&quot;)&quot;)" office:value-type="string" office:string-value="Int_D1 - Int_D2 (+)" calcext:value-type="string">
            <text:p>Int_D1 - Int_D2 (+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2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6];&quot; - &quot;;[.$G36];&quot; (&quot;;[.$H36];&quot;)&quot;)" office:value-type="string" office:string-value="Int_D1 - Int_D2 (-)" calcext:value-type="string">
            <text:p>Int_D1 - Int_D2 (-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Relays Module (x8)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7];&quot; - &quot;;[.$G37];&quot; (&quot;;[.$H37];&quot;)&quot;)" office:value-type="string" office:string-value="Int_D1 - Int_D2 (D1)" calcext:value-type="string">
            <text:p>Int_D1 - Int_D2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8];&quot; - &quot;;[.$G38];&quot; (&quot;;[.$H38];&quot;)&quot;)" office:value-type="string" office:string-value="Int_D1 - Int_D2 (D2)" calcext:value-type="string">
            <text:p>Int_D1 - Int_D2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39];&quot; - &quot;;[.$G39];&quot; (&quot;;[.$H39];&quot;)&quot;)" office:value-type="string" office:string-value="Int_D1 - Int_D2 (D3)" calcext:value-type="string">
            <text:p>Int_D1 - Int_D2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0];&quot; - &quot;;[.$G40];&quot; (&quot;;[.$H40];&quot;)&quot;)" office:value-type="string" office:string-value="Int_D1 - Int_D2 (D4)" calcext:value-type="string">
            <text:p>Int_D1 - Int_D2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1];&quot; - &quot;;[.$G41];&quot; (&quot;;[.$H41];&quot;)&quot;)" office:value-type="string" office:string-value="Int_D1 - Int_D2 (D5)" calcext:value-type="string">
            <text:p>Int_D1 - Int_D2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2];&quot; - &quot;;[.$G42];&quot; (&quot;;[.$H42];&quot;)&quot;)" office:value-type="string" office:string-value="Int_D1 - Int_D2 (D6)" calcext:value-type="string">
            <text:p>Int_D1 - Int_D2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3];&quot; - &quot;;[.$G43];&quot; (&quot;;[.$H43];&quot;)&quot;)" office:value-type="string" office:string-value="Int_D1 - Int_D2 (D7)" calcext:value-type="string">
            <text:p>Int_D1 - Int_D2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4];&quot; - &quot;;[.$G44];&quot; (&quot;;[.$H44];&quot;)&quot;)" office:value-type="string" office:string-value="Int_D1 - Int_D2 (D8)" calcext:value-type="string">
            <text:p>Int_D1 - Int_D2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Relays Module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relay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5];&quot; - &quot;;[.$G45];&quot; (&quot;;[.$H45];&quot;)&quot;)" office:value-type="string" office:string-value="Int_D1 - Int_D3 (D1)" calcext:value-type="string">
            <text:p>Int_D1 - Int_D3 (D1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3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6];&quot; - &quot;;[.$G46];&quot; (&quot;;[.$H46];&quot;)&quot;)" office:value-type="string" office:string-value="Int_D1 - Int_D3 (D2)" calcext:value-type="string">
            <text:p>Int_D1 - Int_D3 (D2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7];&quot; - &quot;;[.$G47];&quot; (&quot;;[.$H47];&quot;)&quot;)" office:value-type="string" office:string-value="Int_D1 - Int_D3 (D3)" calcext:value-type="string">
            <text:p>Int_D1 - Int_D3 (D3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8];&quot; - &quot;;[.$G48];&quot; (&quot;;[.$H48];&quot;)&quot;)" office:value-type="string" office:string-value="Int_D1 - Int_D3 (D4)" calcext:value-type="string">
            <text:p>Int_D1 - Int_D3 (D4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49];&quot; - &quot;;[.$G49];&quot; (&quot;;[.$H49];&quot;)&quot;)" office:value-type="string" office:string-value="Int_D1 - Int_D3 (D5)" calcext:value-type="string">
            <text:p>Int_D1 - Int_D3 (D5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0];&quot; - &quot;;[.$G50];&quot; (&quot;;[.$H50];&quot;)&quot;)" office:value-type="string" office:string-value="Int_D1 - Int_D3 (D6)" calcext:value-type="string">
            <text:p>Int_D1 - Int_D3 (D6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1];&quot; - &quot;;[.$G51];&quot; (&quot;;[.$H51];&quot;)&quot;)" office:value-type="string" office:string-value="Int_D1 - Int_D3 (D7)" calcext:value-type="string">
            <text:p>Int_D1 - Int_D3 (D7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nt_W4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ntBox</text:p>
          </table:table-cell>
          <table:table-cell table:formula="of:=COM.MICROSOFT.CONCAT([.$F52];&quot; - &quot;;[.$G52];&quot; (&quot;;[.$H52];&quot;)&quot;)" office:value-type="string" office:string-value="Int_D1 - Int_D3 (D8)" calcext:value-type="string">
            <text:p>Int_D1 - Int_D3 (D8)</text:p>
          </table:table-cell>
          <table:table-cell/>
          <table:table-cell office:value-type="string" calcext:value-type="string">
            <text:p>Int_D1</text:p>
          </table:table-cell>
          <table:table-cell office:value-type="string" calcext:value-type="string">
            <text:p>Int_D3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o Buttons Box (x8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gpio</text:p>
          </table:table-cell>
          <table:table-cell office:value-type="string" calcext:value-type="string">
            <text:p>conn_butto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0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3];&quot; - &quot;;[.$G53];&quot; (&quot;;[.$H53];&quot;)&quot;)" office:value-type="string" office:string-value="IoT_D1 - IoT_D7 (40 PIN)" calcext:value-type="string">
            <text:p>IoT_D1 - IoT_D7 (40 PIN)</text:p>
          </table:table-cell>
          <table:table-cell/>
          <table:table-cell office:value-type="string" calcext:value-type="string">
            <text:p>IoT_D1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On CustomBoar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40 PIN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4];&quot; - &quot;;[.$G54];&quot; (&quot;;[.$H54];&quot;)&quot;)" office:value-type="string" office:string-value="IoT_D2 - IoT_D7 (+)" calcext:value-type="string">
            <text:p>IoT_D2 - IoT_D7 (+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5];&quot; - &quot;;[.$G55];&quot; (&quot;;[.$H55];&quot;)&quot;)" office:value-type="string" office:string-value="IoT_D2 - IoT_D7 (-)" calcext:value-type="string">
            <text:p>IoT_D2 - IoT_D7 (-)</text:p>
          </table:table-cell>
          <table:table-cell/>
          <table:table-cell office:value-type="string" calcext:value-type="string">
            <text:p>IoT_D2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P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6];&quot; - &quot;;[.$G56];&quot; (&quot;;[.$H56];&quot;)&quot;)" office:value-type="string" office:string-value="IoT_D7 - IoT_D3 (USB)" calcext:value-type="string">
            <text:p>IoT_D7 - IoT_D3 (USB)</text:p>
          </table:table-cell>
          <table:table-cell/>
          <table:table-cell office:value-type="string" calcext:value-type="string">
            <text:p>IoT_D7</text:p>
          </table:table-cell>
          <table:table-cell office:value-type="string" calcext:value-type="string">
            <text:p>IoT_D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To UPS Pack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USB-C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7];&quot; - &quot;;[.$G57];&quot; (&quot;;[.$H57];&quot;)&quot;)" office:value-type="string" office:string-value="IoT_D3 - IoT_D7 (+)" calcext:value-type="string">
            <text:p>IoT_D3 - IoT_D7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8];&quot; - &quot;;[.$G58];&quot; (&quot;;[.$H58];&quot;)&quot;)" office:value-type="string" office:string-value="IoT_D3 - IoT_D7 (-)" calcext:value-type="string">
            <text:p>IoT_D3 - IoT_D7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UPS Pac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59];&quot; - &quot;;[.$G59];&quot; (&quot;;[.$H59];&quot;)&quot;)" office:value-type="string" office:string-value="IoT_D3 - IoT_D7 (Tx)" calcext:value-type="string">
            <text:p>IoT_D3 - IoT_D7 (T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0];&quot; - &quot;;[.$G60];&quot; (&quot;;[.$H60];&quot;)&quot;)" office:value-type="string" office:string-value="IoT_D3 - IoT_D7 (Rx)" calcext:value-type="string">
            <text:p>IoT_D3 - IoT_D7 (Rx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1];&quot; - &quot;;[.$G61];&quot; (&quot;;[.$H61];&quot;)&quot;)" office:value-type="string" office:string-value="IoT_D3 - IoT_D7 (STA)" calcext:value-type="string">
            <text:p>IoT_D3 - IoT_D7 (STA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From UPS Pa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2];&quot; - &quot;;[.$G62];&quot; (&quot;;[.$H62];&quot;)&quot;)" office:value-type="string" office:string-value="IoT_D3 - IoT_D4 (+)" calcext:value-type="string">
            <text:p>IoT_D3 - IoT_D4 (+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3];&quot; - &quot;;[.$G63];&quot; (&quot;;[.$H63];&quot;)&quot;)" office:value-type="string" office:string-value="IoT_D3 - IoT_D4 (-)" calcext:value-type="string">
            <text:p>IoT_D3 - IoT_D4 (-)</text:p>
          </table:table-cell>
          <table:table-cell/>
          <table:table-cell office:value-type="string" calcext:value-type="string">
            <text:p>IoT_D3</text:p>
          </table:table-cell>
          <table:table-cell office:value-type="string" calcext:value-type="string">
            <text:p>IoT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UPS Battery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up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4];&quot; - &quot;;[.$G64];&quot; (&quot;;[.$H64];&quot;)&quot;)" office:value-type="string" office:string-value="IoT_D5 - IoT_D7 (40 PIN)" calcext:value-type="string">
            <text:p>IoT_D5 - IoT_D7 (40 PIN)</text:p>
          </table:table-cell>
          <table:table-cell/>
          <table:table-cell office:value-type="string" calcext:value-type="string">
            <text:p>IoT_D5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IM7600E-H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40 PIN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5];&quot; - &quot;;[.$G65];&quot; (&quot;;[.$H65];&quot;)&quot;)" office:value-type="string" office:string-value="IoT_D6 - IoT_D7 (40 PIN)" calcext:value-type="string">
            <text:p>IoT_D6 - IoT_D7 (40 PIN)</text:p>
          </table:table-cell>
          <table:table-cell/>
          <table:table-cell office:value-type="string" calcext:value-type="string">
            <text:p>IoT_D6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40 PIN</text:p>
          </table:table-cell>
          <table:table-cell office:value-type="string" calcext:value-type="string">
            <text:p>From Sense Hat (c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40 PIN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6];&quot; - &quot;;[.$G66];&quot; (&quot;;[.$H66];&quot;)&quot;)" office:value-type="string" office:string-value="IoT_D8 - IoT_D7 (+)" calcext:value-type="string">
            <text:p>IoT_D8 - IoT_D7 (+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weight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7];&quot; - &quot;;[.$G67];&quot; (&quot;;[.$H67];&quot;)&quot;)" office:value-type="string" office:string-value="IoT_D8 - IoT_D7 (-)" calcext:value-type="string">
            <text:p>IoT_D8 - IoT_D7 (-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Weight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weight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8];&quot; - &quot;;[.$G68];&quot; (&quot;;[.$H68];&quot;)&quot;)" office:value-type="string" office:string-value="IoT_D8 - IoT_D7 (SCK)" calcext:value-type="string">
            <text:p>IoT_D8 - IoT_D7 (SCK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weight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69];&quot; - &quot;;[.$G69];&quot; (&quot;;[.$H69];&quot;)&quot;)" office:value-type="string" office:string-value="IoT_D8 - IoT_D7 (DT)" calcext:value-type="string">
            <text:p>IoT_D8 - IoT_D7 (DT)</text:p>
          </table:table-cell>
          <table:table-cell/>
          <table:table-cell office:value-type="string" calcext:value-type="string">
            <text:p>IoT_D8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rom Weight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weight</text:p>
          </table:table-cell>
          <table:table-cell office:value-type="string" calcext:value-type="string">
            <text:p>conn_custom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ustom Board</text:p>
          </table:table-cell>
        </table:table-row>
        <table:table-row table:style-name="ro1">
          <table:table-cell office:value-type="string" calcext:value-type="string">
            <text:p>IoT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0];&quot; - &quot;;[.$G70];&quot; (&quot;;[.$H70];&quot;)&quot;)" office:value-type="string" office:string-value="IoT_D9 - IoT_D6 (+)" calcext:value-type="string">
            <text:p>IoT_D9 - IoT_D6 (+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mq-2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1];&quot; - &quot;;[.$G71];&quot; (&quot;;[.$H71];&quot;)&quot;)" office:value-type="string" office:string-value="IoT_D9 - IoT_D6 (-)" calcext:value-type="string">
            <text:p>IoT_D9 - IoT_D6 (-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2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mq-2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2];&quot; - &quot;;[.$G72];&quot; (&quot;;[.$H72];&quot;)&quot;)" office:value-type="string" office:string-value="IoT_D9 - IoT_D6 (AOUT)" calcext:value-type="string">
            <text:p>IoT_D9 - IoT_D6 (A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mq-2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3];&quot; - &quot;;[.$G73];&quot; (&quot;;[.$H73];&quot;)&quot;)" office:value-type="string" office:string-value="IoT_D9 - IoT_D6 (DOUT)" calcext:value-type="string">
            <text:p>IoT_D9 - IoT_D6 (DOUT)</text:p>
          </table:table-cell>
          <table:table-cell/>
          <table:table-cell office:value-type="string" calcext:value-type="string">
            <text:p>IoT_D9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2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mq-2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4];&quot; - &quot;;[.$G74];&quot; (&quot;;[.$H74];&quot;)&quot;)" office:value-type="string" office:string-value="IoT_D10 - IoT_D6 (+)" calcext:value-type="string">
            <text:p>IoT_D10 - IoT_D6 (+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mq-7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5];&quot; - &quot;;[.$G75];&quot; (&quot;;[.$H75];&quot;)&quot;)" office:value-type="string" office:string-value="IoT_D10 - IoT_D6 (-)" calcext:value-type="string">
            <text:p>IoT_D10 - IoT_D6 (-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 Gas MQ-7 Sensor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mq-7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6];&quot; - &quot;;[.$G76];&quot; (&quot;;[.$H76];&quot;)&quot;)" office:value-type="string" office:string-value="IoT_D10 - IoT_D6 (AOUT)" calcext:value-type="string">
            <text:p>IoT_D10 - IoT_D6 (A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mq-7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7];&quot; - &quot;;[.$G77];&quot; (&quot;;[.$H77];&quot;)&quot;)" office:value-type="string" office:string-value="IoT_D10 - IoT_D6 (DOUT)" calcext:value-type="string">
            <text:p>IoT_D10 - IoT_D6 (DOUT)</text:p>
          </table:table-cell>
          <table:table-cell/>
          <table:table-cell office:value-type="string" calcext:value-type="string">
            <text:p>IoT_D10</text:p>
          </table:table-cell>
          <table:table-cell office:value-type="string" calcext:value-type="string">
            <text:p>IoT_D6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From Gas MQ-7 Sensor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mq-7</text:p>
          </table:table-cell>
          <table:table-cell office:value-type="string" calcext:value-type="string">
            <text:p>conn_sense_hat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oT_W2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8];&quot; - &quot;;[.$G78];&quot; (&quot;;[.$H78];&quot;)&quot;)" office:value-type="string" office:string-value="IoT_D7 - Int_D1 (+)" calcext:value-type="string">
            <text:p>IoT_D7 - Int_D1 (+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IoT_W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79];&quot; - &quot;;[.$G79];&quot; (&quot;;[.$H79];&quot;)&quot;)" office:value-type="string" office:string-value="IoT_D7 - Int_D1 (-)" calcext:value-type="string">
            <text:p>IoT_D7 - Int_D1 (-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GPIO Expansion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IoT_W2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0];&quot; - &quot;;[.$G80];&quot; (&quot;;[.$H80];&quot;)&quot;)" office:value-type="string" office:string-value="IoT_D7 - Int_D1 (SDA)" calcext:value-type="string">
            <text:p>IoT_D7 - Int_D1 (SDA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IoT_W2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1];&quot; - &quot;;[.$G81];&quot; (&quot;;[.$H81];&quot;)&quot;)" office:value-type="string" office:string-value="IoT_D7 - Int_D1 (SCL)" calcext:value-type="string">
            <text:p>IoT_D7 - Int_D1 (SCL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IoT_W2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2];&quot; - &quot;;[.$G82];&quot; (&quot;;[.$H82];&quot;)&quot;)" office:value-type="string" office:string-value="IoT_D7 - Int_D1 (INT)" calcext:value-type="string">
            <text:p>IoT_D7 - Int_D1 (IN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IoT_W3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IoTBox</text:p>
          </table:table-cell>
          <table:table-cell table:formula="of:=COM.MICROSOFT.CONCAT([.$F83];&quot; - &quot;;[.$G83];&quot; (&quot;;[.$H83];&quot;)&quot;)" office:value-type="string" office:string-value="IoT_D7 - Int_D1 (RST)" calcext:value-type="string">
            <text:p>IoT_D7 - Int_D1 (RST)</text:p>
          </table:table-cell>
          <table:table-cell office:value-type="string" calcext:value-type="string">
            <text:p>IoT → Int</text:p>
          </table:table-cell>
          <table:table-cell office:value-type="string" calcext:value-type="string">
            <text:p>IoT_D7</text:p>
          </table:table-cell>
          <table:table-cell office:value-type="string" calcext:value-type="string">
            <text:p>Int_D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o GPIO Expans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n_custom</text:p>
          </table:table-cell>
          <table:table-cell office:value-type="string" calcext:value-type="string">
            <text:p>conn_gpio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reate wire CustBoard to GPIO</text:p>
          </table:table-cell>
        </table:table-row>
        <table:table-row table:style-name="ro1">
          <table:table-cell office:value-type="string" calcext:value-type="string">
            <text:p>Pow_W0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4];&quot; - &quot;;[.$G84];&quot; (&quot;;[.$H84];&quot;)&quot;)" office:value-type="string" office:string-value="Pow_D2 - IoT_D1 (Serial)" calcext:value-type="string">
            <text:p>Pow_D2 - IoT_D1 (Serial)</text:p>
          </table:table-cell>
          <table:table-cell office:value-type="string" calcext:value-type="string">
            <text:p>P → Io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oT_D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o RaspberryP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S???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5];&quot; - &quot;;[.$G85];&quot; (&quot;;[.$H85];&quot;)&quot;)" office:value-type="string" office:string-value="Pow_BB1 - Pow_SW1 (+)" calcext:value-type="string">
            <text:p>Pow_BB1 - Pow_SW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SW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6];&quot; - &quot;;[.$G86];&quot; (&quot;;[.$H86];&quot;)&quot;)" office:value-type="string" office:string-value="Pow_SW1 - Pow_C1 (+)" calcext:value-type="string">
            <text:p>Pow_SW1 - Pow_C1 (+)</text:p>
          </table:table-cell>
          <table:table-cell/>
          <table:table-cell office:value-type="string" calcext:value-type="string">
            <text:p>Pow_SW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7];&quot; - &quot;;[.$G87];&quot; (&quot;;[.$H87];&quot;)&quot;)" office:value-type="string" office:string-value="Pow_BB1 - Pow_C1 (-)" calcext:value-type="string">
            <text:p>Pow_BB1 - Pow_C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ervice Battery Switch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8];&quot; - &quot;;[.$G88];&quot; (&quot;;[.$H88];&quot;)&quot;)" office:value-type="string" office:string-value="Pow_BB1 - Pow_F2 (+)" calcext:value-type="string">
            <text:p>Pow_BB1 - Pow_F2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89];&quot; - &quot;;[.$G89];&quot; (&quot;;[.$H89];&quot;)&quot;)" office:value-type="string" office:string-value="Pow_F2 - Pow_D2 (+)" calcext:value-type="string">
            <text:p>Pow_F2 - Pow_D2 (+)</text:p>
          </table:table-cell>
          <table:table-cell/>
          <table:table-cell office:value-type="string" calcext:value-type="string">
            <text:p><text:span text:style-name="T1">Pow_</text:span>F2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0];&quot; - &quot;;[.$G90];&quot; (&quot;;[.$H90];&quot;)&quot;)" office:value-type="string" office:string-value="Pow_BB1 - Pow_D2 (-)" calcext:value-type="string">
            <text:p>Pow_BB1 - Pow_D2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Charger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Ridurre PB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1];&quot; - &quot;;[.$G91];&quot; (&quot;;[.$H91];&quot;)&quot;)" office:value-type="string" office:string-value="Pow_D2 - Pow_SW2 (+)" calcext:value-type="string">
            <text:p>Pow_D2 - Pow_SW2 (+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2];&quot; - &quot;;[.$G92];&quot; (&quot;;[.$H92];&quot;)&quot;)" office:value-type="string" office:string-value="Pow_SW2 - Pow_C2 (+)" calcext:value-type="string">
            <text:p>Pow_SW2 - Pow_C2 (+)</text:p>
          </table:table-cell>
          <table:table-cell/>
          <table:table-cell office:value-type="string" calcext:value-type="string">
            <text:p><text:span text:style-name="T1">Pow_</text:span>SW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0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3];&quot; - &quot;;[.$G93];&quot; (&quot;;[.$H93];&quot;)&quot;)" office:value-type="string" office:string-value="Pow_D2 - Pow_C2 (-)" calcext:value-type="string">
            <text:p>Pow_D2 - Pow_C2 (-)</text:p>
          </table:table-cell>
          <table:table-cell/>
          <table:table-cell office:value-type="string" calcext:value-type="string">
            <text:p>Pow_D2</text:p>
          </table:table-cell>
          <table:table-cell office:value-type="string" calcext:value-type="string">
            <text:p>Pow_C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Solar Panels Switch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4];&quot; - &quot;;[.$G94];&quot; (&quot;;[.$H94];&quot;)&quot;)" office:value-type="string" office:string-value="Pow_D2 - Int_F0 (+)" calcext:value-type="string">
            <text:p>Pow_D2 - Int_F0 (+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tegration Box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5];&quot; - &quot;;[.$G95];&quot; (&quot;;[.$H95];&quot;)&quot;)" office:value-type="string" office:string-value="Pow_D2 - Int_FB0 (-)" calcext:value-type="string">
            <text:p>Pow_D2 - Int_FB0 (-)</text:p>
          </table:table-cell>
          <table:table-cell office:value-type="string" calcext:value-type="string">
            <text:p>P → Int</text:p>
          </table:table-cell>
          <table:table-cell office:value-type="string" calcext:value-type="string">
            <text:p>Pow_D2</text:p>
          </table:table-cell>
          <table:table-cell office:value-type="string" calcext:value-type="string">
            <text:p>Int_F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tegration Bo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durre PA a 6mm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6];&quot; - &quot;;[.$G96];&quot; (&quot;;[.$H96];&quot;)&quot;)" office:value-type="string" office:string-value="Pow_BB1 - Pow_F3 (+)" calcext:value-type="string">
            <text:p>Pow_BB1 - Pow_F3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7];&quot; - &quot;;[.$G97];&quot; (&quot;;[.$H97];&quot;)&quot;)" office:value-type="string" office:string-value="Pow_F3 - Pow_D3 (+)" calcext:value-type="string">
            <text:p>Pow_F3 - Pow_D3 (+)</text:p>
          </table:table-cell>
          <table:table-cell/>
          <table:table-cell office:value-type="string" calcext:value-type="string">
            <text:p><text:span text:style-name="T1">Pow_</text:span>F3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4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8];&quot; - &quot;;[.$G98];&quot; (&quot;;[.$H98];&quot;)&quot;)" office:value-type="string" office:string-value="Pow_BB1 - Pow_D3 (-)" calcext:value-type="string">
            <text:p>Pow_BB1 - Pow_D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C/DC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5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99];&quot; - &quot;;[.$G99];&quot; (&quot;;[.$H99];&quot;)&quot;)" office:value-type="string" office:string-value="Pow_D3 - Pow_SW3 (+)" calcext:value-type="string">
            <text:p>Pow_D3 - Pow_SW3 (+)</text:p>
          </table:table-cell>
          <table:table-cell/>
          <table:table-cell office:value-type="string" calcext:value-type="string">
            <text:p>Pow_D3</text:p>
          </table:table-cell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0];&quot; - &quot;;[.$G100];&quot; (&quot;;[.$H100];&quot;)&quot;)" office:value-type="string" office:string-value="Pow_SW3 - Pow_C3 (+)" calcext:value-type="string">
            <text:p>Pow_SW3 - Pow_C3 (+)</text:p>
          </table:table-cell>
          <table:table-cell/>
          <table:table-cell office:value-type="string" calcext:value-type="string">
            <text:p><text:span text:style-name="T1">Pow_</text:span>SW3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Vehicle Battery Switch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7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1];&quot; - &quot;;[.$G101];&quot; (&quot;;[.$H101];&quot;)&quot;)" office:value-type="string" office:string-value="Pow_BB1 - Pow_C3 (-)" calcext:value-type="string">
            <text:p>Pow_BB1 - Pow_C3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C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ttualmente a CSB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3" office:value-type="string" calcext:value-type="string">
            <text:p>Pow_W17.b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2];&quot; - &quot;;[.$G102];&quot; (&quot;;[.$H102];&quot;)&quot;)" office:value-type="string" office:string-value="Pow_D3 - Pow_C3 (-)" calcext:value-type="string">
            <text:p>Pow_D3 - Pow_C3 (-)</text:p>
          </table:table-cell>
          <table:table-cell/>
          <table:table-cell table:style-name="ce13" office:value-type="string" calcext:value-type="string">
            <text:p>Pow_D3</text:p>
          </table:table-cell>
          <table:table-cell table:style-name="ce13" office:value-type="string" calcext:value-type="string">
            <text:p>Pow_C3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To Vehicle Battery Switch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string" calcext:value-type="string">
            <text:p>RING</text:p>
          </table:table-cell>
          <table:table-cell office:value-type="string" calcext:value-type="string">
            <text:p>Attualmente non c’è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ow_W18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3];&quot; - &quot;;[.$G103];&quot; (&quot;;[.$H103];&quot;)&quot;)" office:value-type="string" office:string-value="Pow_BB1 - Pow_F1 (+)" calcext:value-type="string">
            <text:p>Pow_BB1 - Pow_F1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F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19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4];&quot; - &quot;;[.$G104];&quot; (&quot;;[.$H104];&quot;)&quot;)" office:value-type="string" office:string-value="Pow_F1 - Pow_D1 (+)" calcext:value-type="string">
            <text:p>Pow_F1 - Pow_D1 (+)</text:p>
          </table:table-cell>
          <table:table-cell/>
          <table:table-cell office:value-type="string" calcext:value-type="string">
            <text:p>Pow_F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0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5];&quot; - &quot;;[.$G105];&quot; (&quot;;[.$H105];&quot;)&quot;)" office:value-type="string" office:string-value="Pow_BB1 - Pow_D1 (-)" calcext:value-type="string">
            <text:p>Pow_BB1 - Pow_D1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Inverter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1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6];&quot; - &quot;;[.$G106];&quot; (&quot;;[.$H106];&quot;)&quot;)" office:value-type="string" office:string-value="Pow_BB1 - Pow_F4 (+)" calcext:value-type="string">
            <text:p>Pow_BB1 - Pow_F4 (+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2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7];&quot; - &quot;;[.$G107];&quot; (&quot;;[.$H107];&quot;)&quot;)" office:value-type="string" office:string-value="Pow_F4 - Pow_D4 (+)" calcext:value-type="string">
            <text:p>Pow_F4 - Pow_D4 (+)</text:p>
          </table:table-cell>
          <table:table-cell/>
          <table:table-cell office:value-type="string" calcext:value-type="string">
            <text:p><text:span text:style-name="T1">Pow_</text:span>F4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ow_W2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PowerBox</text:p>
          </table:table-cell>
          <table:table-cell table:formula="of:=COM.MICROSOFT.CONCAT([.$F108];&quot; - &quot;;[.$G108];&quot; (&quot;;[.$H108];&quot;)&quot;)" office:value-type="string" office:string-value="Pow_BB1 - Pow_D4 (-)" calcext:value-type="string">
            <text:p>Pow_BB1 - Pow_D4 (-)</text:p>
          </table:table-cell>
          <table:table-cell/>
          <table:table-cell office:value-type="string" calcext:value-type="string">
            <text:p>Pow_BB1</text:p>
          </table:table-cell>
          <table:table-cell office:value-type="string" calcext:value-type="string">
            <text:p>Pow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Power Charger</text:p>
          </table:table-cell>
          <table:table-cell office:value-type="float" office:value="0.75" calcext:value-type="float">
            <text:p>0.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 office:value-type="string" calcext:value-type="string">
            <text:p>#########</text:p>
          </table:table-cell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table:number-columns-repeated="4"/>
          <table:table-cell office:value-type="string" calcext:value-type="string">
            <text:p>################################</text:p>
          </table:table-cell>
          <table:table-cell office:value-type="string" calcext:value-type="string">
            <text:p>#######</text:p>
          </table:table-cell>
          <table:table-cell office:value-type="string" calcext:value-type="string">
            <text:p>##########################################</text:p>
          </table:table-cell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Box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2"/>
          <table:table-cell table:number-columns-repeated="2"/>
          <table:table-cell table:style-name="ce24" office:value-type="string" calcext:value-type="string">
            <text:p>Sub Group</text:p>
          </table:table-cell>
          <table:table-cell table:number-columns-repeated="4"/>
          <table:table-cell table:style-name="ce24" office:value-type="string" calcext:value-type="string">
            <text:p>Notes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Status Notes</text:p>
          </table:table-cell>
        </table:table-row>
        <table:table-row table:style-name="ro1" table:number-rows-repeated="10484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Main.A1:Main.F162">
          <table:sort>
            <table:sort-by table:field-number="0" table:data-type="automatic"/>
          </table:sort>
        </table:database-range>
        <table:database-range table:name="__Anonymous_Sheet_DB__1" table:target-range-address="Box_External.A1:Box_External.F10">
          <table:sort>
            <table:sort-by table:field-number="0" table:data-type="automatic"/>
          </table:sort>
        </table:database-range>
        <table:database-range table:name="__Anonymous_Sheet_DB__2" table:target-range-address="Box_Power.A1:Box_Power.F41">
          <table:sort>
            <table:sort-by table:field-number="0" table:data-type="automatic"/>
          </table:sort>
        </table:database-range>
        <table:database-range table:name="__Anonymous_Sheet_DB__3" table:target-range-address="Box_Integration.A1:Box_Integration.F72">
          <table:sort>
            <table:sort-by table:field-number="0" table:data-type="automatic"/>
          </table:sort>
        </table:database-range>
        <table:database-range table:name="__Anonymous_Sheet_DB__4" table:target-range-address="Box_IoT.A1:Box_IoT.F42">
          <table:sort>
            <table:sort-by table:field-number="0" table:data-type="automatic"/>
          </table:sort>
        </table:database-range>
        <table:database-range table:name="__Anonymous_Sheet_DB__5" table:target-range-address="T_Devices.A1:T_Devices.H22">
          <table:sort>
            <table:sort-by table:field-number="0" table:data-type="automatic"/>
          </table:sort>
        </table:database-range>
        <table:database-range table:name="__Anonymous_Sheet_DB__6" table:target-range-address="T_Fuses.A1:T_Fuses.H18">
          <table:sort>
            <table:sort-by table:field-number="0" table:data-type="automatic"/>
          </table:sort>
        </table:database-range>
        <table:database-range table:name="__Anonymous_Sheet_DB__7" table:target-range-address="T_Connectors.A1:T_Connectors.H12">
          <table:sort>
            <table:sort-by table:field-number="0" table:data-type="automatic"/>
          </table:sort>
        </table:database-range>
        <table:database-range table:name="__Anonymous_Sheet_DB__8" table:target-range-address="T_Others.A1:T_Others.H5">
          <table:sort>
            <table:sort-by table:field-number="0" table:data-type="automatic"/>
          </table:sort>
        </table:database-range>
        <table:database-range table:name="__Anonymous_Sheet_DB__9" table:target-range-address="T_Wires.A1:T_Wires.P10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1:41:48.384089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7:38:54.007426268</meta:creation-date>
    <dc:date>2023-09-15T14:05:24.654829376</dc:date>
    <meta:editing-duration>PT12H43M3S</meta:editing-duration>
    <meta:editing-cycles>19</meta:editing-cycles>
    <meta:generator>LibreOffice/7.5.5.2$Linux_X86_64 LibreOffice_project/50$Build-2</meta:generator>
    <meta:document-statistic meta:table-count="10" meta:cell-count="3794" meta:object-count="0"/>
  </office:meta>
</office:document-meta>
</file>